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enlo, 'courier new', monospace"/>
    <style:font-face style:name="Droid Sans Mono" svg:font-family="'Droid Sans Mono', monospace, monospace"/>
    <style:font-face style:name="Lohit Devanagari1" svg:font-family="'Lohit Devanagari'"/>
    <style:font-face style:name="Segoe UI" svg:font-family="'Segoe UI', Arial, sans-serif"/>
    <style:font-face style:name="Verdana" svg:font-family="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06cm" table:align="left"/>
    </style:style>
    <style:style style:name="Table1.A" style:family="table-column">
      <style:table-column-properties style:column-width="2.549cm"/>
    </style:style>
    <style:style style:name="Table1.B" style:family="table-column">
      <style:table-column-properties style:column-width="13.511cm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="0cm" fo:border="none"/>
    </style:style>
    <style:style style:name="Table1.2" style:family="table-row">
      <style:table-row-properties fo:background-color="#e7e9eb">
        <style:background-image/>
      </style:table-row-properties>
    </style:style>
    <style:style style:name="Table2" style:family="table">
      <style:table-properties style:width="10.911cm" table:align="left"/>
    </style:style>
    <style:style style:name="Table2.A" style:family="table-column">
      <style:table-column-properties style:column-width="2.381cm"/>
    </style:style>
    <style:style style:name="Table2.B" style:family="table-column">
      <style:table-column-properties style:column-width="8.53cm"/>
    </style:style>
    <style:style style:name="Table2.1" style:family="table-row">
      <style:table-row-properties fo:background-color="#e7e9eb">
        <style:background-image/>
      </style:table-row-properties>
    </style:style>
    <style:style style:name="Table2.A1" style:family="table-cell">
      <style:table-cell-properties style:vertical-align="middle" fo:padding="0cm" fo:border="none"/>
    </style:style>
    <style:style style:name="Table2.2" style:family="table-row">
      <style:table-row-properties fo:background-color="#ffffff">
        <style:background-image/>
      </style:table-row-properties>
    </style:style>
    <style:style style:name="Table3" style:family="table">
      <style:table-properties style:width="10.911cm" table:align="left"/>
    </style:style>
    <style:style style:name="Table3.A" style:family="table-column">
      <style:table-column-properties style:column-width="2.381cm"/>
    </style:style>
    <style:style style:name="Table3.B" style:family="table-column">
      <style:table-column-properties style:column-width="8.53cm"/>
    </style:style>
    <style:style style:name="Table3.1" style:family="table-row">
      <style:table-row-properties fo:background-color="#ffffff">
        <style:background-image/>
      </style:table-row-properties>
    </style:style>
    <style:style style:name="Table3.A1" style:family="table-cell">
      <style:table-cell-properties style:vertical-align="middle" fo:padding="0cm" fo:border="none"/>
    </style:style>
    <style:style style:name="Table3.2" style:family="table-row">
      <style:table-row-properties fo:background-color="#e7e9eb">
        <style:background-image/>
      </style:table-row-properties>
    </style:style>
    <style:style style:name="Table4" style:family="table">
      <style:table-properties style:width="9.753cm" table:align="left"/>
    </style:style>
    <style:style style:name="Table4.A" style:family="table-column">
      <style:table-column-properties style:column-width="1.55cm"/>
    </style:style>
    <style:style style:name="Table4.B" style:family="table-column">
      <style:table-column-properties style:column-width="8.202cm"/>
    </style:style>
    <style:style style:name="Table4.1" style:family="table-row">
      <style:table-row-properties fo:background-color="#e7e9eb">
        <style:background-image/>
      </style:table-row-properties>
    </style:style>
    <style:style style:name="Table4.A1" style:family="table-cell">
      <style:table-cell-properties style:vertical-align="middle" fo:padding="0cm" fo:border="none"/>
    </style:style>
    <style:style style:name="Table4.2" style:family="table-row">
      <style:table-row-properties fo:background-color="#ffffff">
        <style:background-image/>
      </style:table-row-properties>
    </style:style>
    <style:style style:name="Table5" style:family="table">
      <style:table-properties style:width="10.911cm" table:align="left"/>
    </style:style>
    <style:style style:name="Table5.A" style:family="table-column">
      <style:table-column-properties style:column-width="2.381cm"/>
    </style:style>
    <style:style style:name="Table5.B" style:family="table-column">
      <style:table-column-properties style:column-width="8.53cm"/>
    </style:style>
    <style:style style:name="Table5.1" style:family="table-row">
      <style:table-row-properties fo:background-color="#e7e9eb">
        <style:background-image/>
      </style:table-row-properties>
    </style:style>
    <style:style style:name="Table5.A1" style:family="table-cell">
      <style:table-cell-properties style:vertical-align="middle" fo:padding="0cm" fo:border="none"/>
    </style:style>
    <style:style style:name="Table5.2" style:family="table-row">
      <style:table-row-properties fo:background-color="#ffffff">
        <style:background-image/>
      </style:table-row-properties>
    </style:style>
    <style:style style:name="Table6" style:family="table">
      <style:table-properties style:width="10.502cm" table:align="left"/>
    </style:style>
    <style:style style:name="Table6.A" style:family="table-column">
      <style:table-column-properties style:column-width="1.923cm"/>
    </style:style>
    <style:style style:name="Table6.B" style:family="table-column">
      <style:table-column-properties style:column-width="8.58cm"/>
    </style:style>
    <style:style style:name="Table6.1" style:family="table-row">
      <style:table-row-properties fo:background-color="#e7e9eb">
        <style:background-image/>
      </style:table-row-properties>
    </style:style>
    <style:style style:name="Table6.A1" style:family="table-cell">
      <style:table-cell-properties style:vertical-align="middle" fo:padding="0cm" fo:border="none"/>
    </style:style>
    <style:style style:name="Table6.2" style:family="table-row">
      <style:table-row-properties fo:background-color="#ffffff">
        <style:background-image/>
      </style:table-row-properties>
    </style:style>
    <style:style style:name="Table7" style:family="table">
      <style:table-properties style:width="10.911cm" table:align="left"/>
    </style:style>
    <style:style style:name="Table7.A" style:family="table-column">
      <style:table-column-properties style:column-width="2.381cm"/>
    </style:style>
    <style:style style:name="Table7.B" style:family="table-column">
      <style:table-column-properties style:column-width="8.53cm"/>
    </style:style>
    <style:style style:name="Table7.1" style:family="table-row">
      <style:table-row-properties fo:background-color="#ffffff">
        <style:background-image/>
      </style:table-row-properties>
    </style:style>
    <style:style style:name="Table7.A1" style:family="table-cell">
      <style:table-cell-properties style:vertical-align="middle" fo:padding="0cm" fo:border="none"/>
    </style:style>
    <style:style style:name="Table7.2" style:family="table-row">
      <style:table-row-properties fo:background-color="#e7e9eb">
        <style:background-image/>
      </style:table-row-properties>
    </style:style>
    <style:style style:name="Table8" style:family="table">
      <style:table-properties style:width="1.983cm" table:align="left"/>
    </style:style>
    <style:style style:name="Table8.A" style:family="table-column">
      <style:table-column-properties style:column-width="1.983cm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10.121cm" table:align="left"/>
    </style:style>
    <style:style style:name="Table9.A" style:family="table-column">
      <style:table-column-properties style:column-width="2.468cm"/>
    </style:style>
    <style:style style:name="Table9.B" style:family="table-column">
      <style:table-column-properties style:column-width="7.654cm"/>
    </style:style>
    <style:style style:name="Table9.1" style:family="table-row">
      <style:table-row-properties fo:background-color="#e7e9eb">
        <style:background-image/>
      </style:table-row-properties>
    </style:style>
    <style:style style:name="Table9.A1" style:family="table-cell">
      <style:table-cell-properties style:vertical-align="middle" fo:padding="0cm" fo:border="none"/>
    </style:style>
    <style:style style:name="Table9.2" style:family="table-row">
      <style:table-row-properties fo:background-color="#ffffff">
        <style:background-image/>
      </style:table-row-properties>
    </style:style>
    <style:style style:name="Table10" style:family="table">
      <style:table-properties style:width="7.96cm" table:align="left"/>
    </style:style>
    <style:style style:name="Table10.A" style:family="table-column">
      <style:table-column-properties style:column-width="1.707cm"/>
    </style:style>
    <style:style style:name="Table10.B" style:family="table-column">
      <style:table-column-properties style:column-width="6.253cm"/>
    </style:style>
    <style:style style:name="Table10.1" style:family="table-row">
      <style:table-row-properties fo:background-color="#e7e9eb">
        <style:background-image/>
      </style:table-row-properties>
    </style:style>
    <style:style style:name="Table10.A1" style:family="table-cell">
      <style:table-cell-properties style:vertical-align="middle" fo:padding="0cm" fo:border="none"/>
    </style:style>
    <style:style style:name="Table10.2" style:family="table-row">
      <style:table-row-properties fo:background-color="#ffffff">
        <style:background-image/>
      </style:table-row-properties>
    </style:style>
    <style:style style:name="Table11" style:family="table">
      <style:table-properties style:width="6.719cm" table:align="left"/>
    </style:style>
    <style:style style:name="Table11.A" style:family="table-column">
      <style:table-column-properties style:column-width="1.921cm"/>
    </style:style>
    <style:style style:name="Table11.B" style:family="table-column">
      <style:table-column-properties style:column-width="4.798cm"/>
    </style:style>
    <style:style style:name="Table11.1" style:family="table-row">
      <style:table-row-properties fo:background-color="#e7e9eb">
        <style:background-image/>
      </style:table-row-properties>
    </style:style>
    <style:style style:name="Table11.A1" style:family="table-cell">
      <style:table-cell-properties style:vertical-align="middle" fo:padding="0cm" fo:border="none"/>
    </style:style>
    <style:style style:name="Table11.2" style:family="table-row">
      <style:table-row-properties fo:background-color="#ffffff">
        <style:background-image/>
      </style:table-row-properties>
    </style:style>
    <style:style style:name="Table12" style:family="table">
      <style:table-properties style:width="9.915cm" table:align="left"/>
    </style:style>
    <style:style style:name="Table12.A" style:family="table-column">
      <style:table-column-properties style:column-width="1.974cm"/>
    </style:style>
    <style:style style:name="Table12.B" style:family="table-column">
      <style:table-column-properties style:column-width="7.941cm"/>
    </style:style>
    <style:style style:name="Table12.1" style:family="table-row">
      <style:table-row-properties fo:background-color="#e7e9eb">
        <style:background-image/>
      </style:table-row-properties>
    </style:style>
    <style:style style:name="Table12.A1" style:family="table-cell">
      <style:table-cell-properties style:vertical-align="middle" fo:padding="0cm" fo:border="none"/>
    </style:style>
    <style:style style:name="Table12.2" style:family="table-row">
      <style:table-row-properties fo:background-color="#ffffff">
        <style:background-image/>
      </style:table-row-properties>
    </style:style>
    <style:style style:name="Table13" style:family="table">
      <style:table-properties style:width="12.086cm" table:align="left"/>
    </style:style>
    <style:style style:name="Table13.A" style:family="table-column">
      <style:table-column-properties style:column-width="1.921cm"/>
    </style:style>
    <style:style style:name="Table13.B" style:family="table-column">
      <style:table-column-properties style:column-width="9.894cm"/>
    </style:style>
    <style:style style:name="Table13.C" style:family="table-column">
      <style:table-column-properties style:column-width="0.272cm"/>
    </style:style>
    <style:style style:name="Table13.1" style:family="table-row">
      <style:table-row-properties fo:background-color="#e7e9eb">
        <style:background-image/>
      </style:table-row-properties>
    </style:style>
    <style:style style:name="Table13.A1" style:family="table-cell">
      <style:table-cell-properties style:vertical-align="middle" fo:padding="0cm" fo:border="none"/>
    </style:style>
    <style:style style:name="Table13.C1" style:family="table-cell">
      <style:table-cell-properties fo:padding="0.049cm" fo:border="none"/>
    </style:style>
    <style:style style:name="Table13.2" style:family="table-row">
      <style:table-row-properties fo:background-color="#ffffff">
        <style:background-image/>
      </style:table-row-properties>
    </style:style>
    <style:style style:name="Table13.C2" style:family="table-cell">
      <style:table-cell-properties fo:padding="0.049cm" fo:border="none"/>
    </style:style>
    <style:style style:name="Table14" style:family="table">
      <style:table-properties style:width="9.525cm" table:align="left"/>
    </style:style>
    <style:style style:name="Table14.A" style:family="table-column">
      <style:table-column-properties style:column-width="1.923cm"/>
    </style:style>
    <style:style style:name="Table14.B" style:family="table-column">
      <style:table-column-properties style:column-width="7.602cm"/>
    </style:style>
    <style:style style:name="Table14.1" style:family="table-row">
      <style:table-row-properties fo:background-color="#e7e9eb">
        <style:background-image/>
      </style:table-row-properties>
    </style:style>
    <style:style style:name="Table14.A1" style:family="table-cell">
      <style:table-cell-properties style:vertical-align="middle" fo:padding="0cm" fo:border="none"/>
    </style:style>
    <style:style style:name="Table14.2" style:family="table-row">
      <style:table-row-properties fo:background-color="#ffffff">
        <style:background-image/>
      </style:table-row-properties>
    </style:style>
    <style:style style:name="Table15" style:family="table">
      <style:table-properties style:width="9.049cm" table:align="left"/>
    </style:style>
    <style:style style:name="Table15.A" style:family="table-column">
      <style:table-column-properties style:column-width="1.921cm"/>
    </style:style>
    <style:style style:name="Table15.B" style:family="table-column">
      <style:table-column-properties style:column-width="7.128cm"/>
    </style:style>
    <style:style style:name="Table15.1" style:family="table-row">
      <style:table-row-properties fo:background-color="#e7e9eb">
        <style:background-image/>
      </style:table-row-properties>
    </style:style>
    <style:style style:name="Table15.A1" style:family="table-cell">
      <style:table-cell-properties style:vertical-align="middle" fo:padding="0cm" fo:border="none"/>
    </style:style>
    <style:style style:name="Table15.2" style:family="table-row">
      <style:table-row-properties fo:background-color="#ffffff">
        <style:background-image/>
      </style:table-row-properties>
    </style:style>
    <style:style style:name="Table16" style:family="table">
      <style:table-properties style:width="10.41cm" table:align="left"/>
    </style:style>
    <style:style style:name="Table16.A" style:family="table-column">
      <style:table-column-properties style:column-width="1.974cm"/>
    </style:style>
    <style:style style:name="Table16.B" style:family="table-column">
      <style:table-column-properties style:column-width="8.437cm"/>
    </style:style>
    <style:style style:name="Table16.1" style:family="table-row">
      <style:table-row-properties fo:background-color="#e7e9eb">
        <style:background-image/>
      </style:table-row-properties>
    </style:style>
    <style:style style:name="Table16.A1" style:family="table-cell">
      <style:table-cell-properties style:vertical-align="middle" fo:padding="0cm" fo:border="none"/>
    </style:style>
    <style:style style:name="Table16.2" style:family="table-row">
      <style:table-row-properties fo:background-color="#ffffff">
        <style:background-image/>
      </style:table-row-properties>
    </style:style>
    <style:style style:name="Table17" style:family="table">
      <style:table-properties style:width="6.415cm" table:align="left"/>
    </style:style>
    <style:style style:name="Table17.A" style:family="table-column">
      <style:table-column-properties style:column-width="1.921cm"/>
    </style:style>
    <style:style style:name="Table17.B" style:family="table-column">
      <style:table-column-properties style:column-width="4.494cm"/>
    </style:style>
    <style:style style:name="Table17.1" style:family="table-row">
      <style:table-row-properties fo:background-color="#e7e9eb">
        <style:background-image/>
      </style:table-row-properties>
    </style:style>
    <style:style style:name="Table17.A1" style:family="table-cell">
      <style:table-cell-properties style:vertical-align="middle" fo:padding="0cm" fo:border="none"/>
    </style:style>
    <style:style style:name="Table17.2" style:family="table-row">
      <style:table-row-properties fo:background-color="#ffffff">
        <style:background-image/>
      </style:table-row-properties>
    </style:style>
    <style:style style:name="Table18" style:family="table">
      <style:table-properties style:width="11.1cm" table:align="left"/>
    </style:style>
    <style:style style:name="Table18.A" style:family="table-column">
      <style:table-column-properties style:column-width="1.706cm"/>
    </style:style>
    <style:style style:name="Table18.B" style:family="table-column">
      <style:table-column-properties style:column-width="9.394cm"/>
    </style:style>
    <style:style style:name="Table18.1" style:family="table-row">
      <style:table-row-properties fo:background-color="#e7e9eb">
        <style:background-image/>
      </style:table-row-properties>
    </style:style>
    <style:style style:name="Table18.A1" style:family="table-cell">
      <style:table-cell-properties style:vertical-align="middle" fo:padding="0cm" fo:border="none"/>
    </style:style>
    <style:style style:name="Table18.2" style:family="table-row">
      <style:table-row-properties fo:background-color="#ffffff">
        <style:background-image/>
      </style:table-row-properties>
    </style:style>
    <style:style style:name="Table19" style:family="table">
      <style:table-properties style:width="1.476cm" table:align="left"/>
    </style:style>
    <style:style style:name="Table19.A" style:family="table-column">
      <style:table-column-properties style:column-width="1.476cm"/>
    </style:style>
    <style:style style:name="Table19.A1" style:family="table-cell">
      <style:table-cell-properties style:vertical-align="middle" fo:padding="0cm" fo:border="none"/>
    </style:style>
    <style:style style:name="Table20" style:family="table">
      <style:table-properties style:width="11.456cm" table:align="left"/>
    </style:style>
    <style:style style:name="Table20.A" style:family="table-column">
      <style:table-column-properties style:column-width="1.707cm"/>
    </style:style>
    <style:style style:name="Table20.B" style:family="table-column">
      <style:table-column-properties style:column-width="9.749cm"/>
    </style:style>
    <style:style style:name="Table20.1" style:family="table-row">
      <style:table-row-properties fo:background-color="#e7e9eb">
        <style:background-image/>
      </style:table-row-properties>
    </style:style>
    <style:style style:name="Table20.A1" style:family="table-cell">
      <style:table-cell-properties style:vertical-align="middle" fo:padding="0cm" fo:border="none"/>
    </style:style>
    <style:style style:name="Table20.2" style:family="table-row">
      <style:table-row-properties fo:background-color="#ffffff">
        <style:background-image/>
      </style:table-row-properties>
    </style:style>
    <style:style style:name="Table21" style:family="table">
      <style:table-properties style:width="16.962cm" table:align="left"/>
    </style:style>
    <style:style style:name="Table21.A" style:family="table-column">
      <style:table-column-properties style:column-width="1.921cm"/>
    </style:style>
    <style:style style:name="Table21.B" style:family="table-column">
      <style:table-column-properties style:column-width="14.769cm"/>
    </style:style>
    <style:style style:name="Table21.C" style:family="table-column">
      <style:table-column-properties style:column-width="0.272cm"/>
    </style:style>
    <style:style style:name="Table21.1" style:family="table-row">
      <style:table-row-properties fo:background-color="#e7e9eb">
        <style:background-image/>
      </style:table-row-properties>
    </style:style>
    <style:style style:name="Table21.A1" style:family="table-cell">
      <style:table-cell-properties style:vertical-align="middle" fo:padding="0cm" fo:border="none"/>
    </style:style>
    <style:style style:name="Table21.C1" style:family="table-cell">
      <style:table-cell-properties fo:padding="0.049cm" fo:border="none"/>
    </style:style>
    <style:style style:name="Table21.2" style:family="table-row">
      <style:table-row-properties fo:background-color="#ffffff">
        <style:background-image/>
      </style:table-row-properties>
    </style:style>
    <style:style style:name="Table21.C2" style:family="table-cell">
      <style:table-cell-properties fo:padding="0.049cm" fo:border="none"/>
    </style:style>
    <style:style style:name="Table22" style:family="table">
      <style:table-properties style:width="7.973cm" table:align="left"/>
    </style:style>
    <style:style style:name="Table22.A" style:family="table-column">
      <style:table-column-properties style:column-width="1.923cm"/>
    </style:style>
    <style:style style:name="Table22.B" style:family="table-column">
      <style:table-column-properties style:column-width="6.05cm"/>
    </style:style>
    <style:style style:name="Table22.1" style:family="table-row">
      <style:table-row-properties fo:background-color="#e7e9eb">
        <style:background-image/>
      </style:table-row-properties>
    </style:style>
    <style:style style:name="Table22.A1" style:family="table-cell">
      <style:table-cell-properties style:vertical-align="middle" fo:padding="0cm" fo:border="none"/>
    </style:style>
    <style:style style:name="Table22.2" style:family="table-row">
      <style:table-row-properties fo:background-color="#ffffff">
        <style:background-image/>
      </style:table-row-properties>
    </style:style>
    <style:style style:name="Table23" style:family="table">
      <style:table-properties style:width="12.725cm" table:align="left"/>
    </style:style>
    <style:style style:name="Table23.A" style:family="table-column">
      <style:table-column-properties style:column-width="2.381cm"/>
    </style:style>
    <style:style style:name="Table23.B" style:family="table-column">
      <style:table-column-properties style:column-width="10.343cm"/>
    </style:style>
    <style:style style:name="Table23.1" style:family="table-row">
      <style:table-row-properties fo:background-color="#e7e9eb">
        <style:background-image/>
      </style:table-row-properties>
    </style:style>
    <style:style style:name="Table23.A1" style:family="table-cell">
      <style:table-cell-properties style:vertical-align="middle" fo:padding="0cm" fo:border="none"/>
    </style:style>
    <style:style style:name="Table23.2" style:family="table-row">
      <style:table-row-properties fo:background-color="#ffffff">
        <style:background-image/>
      </style:table-row-properties>
    </style:style>
    <style:style style:name="Table24" style:family="table">
      <style:table-properties style:width="10.084cm" table:align="left"/>
    </style:style>
    <style:style style:name="Table24.A" style:family="table-column">
      <style:table-column-properties style:column-width="1.707cm"/>
    </style:style>
    <style:style style:name="Table24.B" style:family="table-column">
      <style:table-column-properties style:column-width="8.377cm"/>
    </style:style>
    <style:style style:name="Table24.1" style:family="table-row">
      <style:table-row-properties fo:background-color="#e7e9eb">
        <style:background-image/>
      </style:table-row-properties>
    </style:style>
    <style:style style:name="Table24.A1" style:family="table-cell">
      <style:table-cell-properties style:vertical-align="middle" fo:padding="0cm" fo:border="none"/>
    </style:style>
    <style:style style:name="Table24.2" style:family="table-row">
      <style:table-row-properties fo:background-color="#ffffff">
        <style:background-image/>
      </style:table-row-properties>
    </style:style>
    <style:style style:name="Table25" style:family="table">
      <style:table-properties style:width="1.476cm" table:align="left"/>
    </style:style>
    <style:style style:name="Table25.A" style:family="table-column">
      <style:table-column-properties style:column-width="1.476cm"/>
    </style:style>
    <style:style style:name="Table25.A1" style:family="table-cell">
      <style:table-cell-properties style:vertical-align="middle" fo:padding="0cm" fo:border="none"/>
    </style:style>
    <style:style style:name="Table26" style:family="table">
      <style:table-properties style:width="13.522cm" table:align="left"/>
    </style:style>
    <style:style style:name="Table26.A" style:family="table-column">
      <style:table-column-properties style:column-width="1.995cm"/>
    </style:style>
    <style:style style:name="Table26.B" style:family="table-column">
      <style:table-column-properties style:column-width="11.527cm"/>
    </style:style>
    <style:style style:name="Table26.1" style:family="table-row">
      <style:table-row-properties fo:background-color="#e7e9eb">
        <style:background-image/>
      </style:table-row-properties>
    </style:style>
    <style:style style:name="Table26.A1" style:family="table-cell">
      <style:table-cell-properties style:vertical-align="middle" fo:padding="0cm" fo:border="none"/>
    </style:style>
    <style:style style:name="Table26.2" style:family="table-row">
      <style:table-row-properties fo:background-color="#ffffff">
        <style:background-image/>
      </style:table-row-properties>
    </style:style>
    <style:style style:name="Table27" style:family="table">
      <style:table-properties style:width="7.602cm" table:align="left"/>
    </style:style>
    <style:style style:name="Table27.A" style:family="table-column">
      <style:table-column-properties style:column-width="2.087cm"/>
    </style:style>
    <style:style style:name="Table27.B" style:family="table-column">
      <style:table-column-properties style:column-width="5.516cm"/>
    </style:style>
    <style:style style:name="Table27.1" style:family="table-row">
      <style:table-row-properties fo:background-color="#e7e9eb">
        <style:background-image/>
      </style:table-row-properties>
    </style:style>
    <style:style style:name="Table27.A1" style:family="table-cell">
      <style:table-cell-properties style:vertical-align="middle" fo:padding="0cm" fo:border="none"/>
    </style:style>
    <style:style style:name="Table27.2" style:family="table-row">
      <style:table-row-properties fo:background-color="#ffffff">
        <style:background-image/>
      </style:table-row-properties>
    </style:style>
    <style:style style:name="Table28" style:family="table">
      <style:table-properties style:width="13.905cm" table:align="left"/>
    </style:style>
    <style:style style:name="Table28.A" style:family="table-column">
      <style:table-column-properties style:column-width="2.552cm"/>
    </style:style>
    <style:style style:name="Table28.B" style:family="table-column">
      <style:table-column-properties style:column-width="11.352cm"/>
    </style:style>
    <style:style style:name="Table28.1" style:family="table-row">
      <style:table-row-properties fo:background-color="#e7e9eb">
        <style:background-image/>
      </style:table-row-properties>
    </style:style>
    <style:style style:name="Table28.A1" style:family="table-cell">
      <style:table-cell-properties style:vertical-align="middle" fo:padding="0cm" fo:border="none"/>
    </style:style>
    <style:style style:name="Table28.2" style:family="table-row">
      <style:table-row-properties fo:background-color="#ffffff">
        <style:background-image/>
      </style:table-row-properties>
    </style:style>
    <style:style style:name="Table29" style:family="table">
      <style:table-properties style:width="13.649cm" table:align="left"/>
    </style:style>
    <style:style style:name="Table29.A" style:family="table-column">
      <style:table-column-properties style:column-width="2.381cm"/>
    </style:style>
    <style:style style:name="Table29.B" style:family="table-column">
      <style:table-column-properties style:column-width="11.268cm"/>
    </style:style>
    <style:style style:name="Table29.1" style:family="table-row">
      <style:table-row-properties fo:background-color="#ffffff">
        <style:background-image/>
      </style:table-row-properties>
    </style:style>
    <style:style style:name="Table29.A1" style:family="table-cell">
      <style:table-cell-properties style:vertical-align="middle" fo:padding="0cm" fo:border="none"/>
    </style:style>
    <style:style style:name="Table29.2" style:family="table-row">
      <style:table-row-properties fo:background-color="#e7e9eb">
        <style:background-image/>
      </style:table-row-properties>
    </style:style>
    <style:style style:name="Table29" style:family="table">
      <style:table-properties style:width="13.649cm" table:align="left"/>
    </style:style>
    <style:style style:name="Table29.A" style:family="table-column">
      <style:table-column-properties style:column-width="2.381cm"/>
    </style:style>
    <style:style style:name="Table29.B" style:family="table-column">
      <style:table-column-properties style:column-width="11.268cm"/>
    </style:style>
    <style:style style:name="Table29.1" style:family="table-row">
      <style:table-row-properties fo:background-color="#ffffff">
        <style:background-image/>
      </style:table-row-properties>
    </style:style>
    <style:style style:name="Table29.A1" style:family="table-cell">
      <style:table-cell-properties style:vertical-align="middle" fo:padding="0cm" fo:border="none"/>
    </style:style>
    <style:style style:name="Table29.2" style:family="table-row">
      <style:table-row-properties fo:background-color="#e7e9eb">
        <style:background-image/>
      </style:table-row-properties>
    </style:style>
    <style:style style:name="Table30" style:family="table">
      <style:table-properties style:width="11.361cm" table:align="left"/>
    </style:style>
    <style:style style:name="Table30.A" style:family="table-column">
      <style:table-column-properties style:column-width="11.361cm"/>
    </style:style>
    <style:style style:name="Table30.A1" style:family="table-cell">
      <style:table-cell-properties style:vertical-align="middle" fo:padding="0cm" fo:border="none"/>
    </style:style>
    <style:style style:name="Table31" style:family="table">
      <style:table-properties style:width="13.905cm" table:align="left"/>
    </style:style>
    <style:style style:name="Table31.A" style:family="table-column">
      <style:table-column-properties style:column-width="2.575cm"/>
    </style:style>
    <style:style style:name="Table31.B" style:family="table-column">
      <style:table-column-properties style:column-width="11.329cm"/>
    </style:style>
    <style:style style:name="Table31.1" style:family="table-row">
      <style:table-row-properties fo:background-color="#e7e9eb">
        <style:background-image/>
      </style:table-row-properties>
    </style:style>
    <style:style style:name="Table31.A1" style:family="table-cell">
      <style:table-cell-properties style:vertical-align="middle" fo:padding="0cm" fo:border="none"/>
    </style:style>
    <style:style style:name="Table31.2" style:family="table-row">
      <style:table-row-properties fo:background-color="#ffffff">
        <style:background-image/>
      </style:table-row-properties>
    </style:style>
    <style:style style:name="Table32" style:family="table">
      <style:table-properties style:width="13.649cm" table:align="left"/>
    </style:style>
    <style:style style:name="Table32.A" style:family="table-column">
      <style:table-column-properties style:column-width="2.381cm"/>
    </style:style>
    <style:style style:name="Table32.B" style:family="table-column">
      <style:table-column-properties style:column-width="11.268cm"/>
    </style:style>
    <style:style style:name="Table32.1" style:family="table-row">
      <style:table-row-properties fo:background-color="#ffffff">
        <style:background-image/>
      </style:table-row-properties>
    </style:style>
    <style:style style:name="Table32.A1" style:family="table-cell">
      <style:table-cell-properties style:vertical-align="middle" fo:padding="0cm" fo:border="none"/>
    </style:style>
    <style:style style:name="Table32.2" style:family="table-row">
      <style:table-row-properties fo:background-color="#e7e9eb">
        <style:background-image/>
      </style:table-row-properties>
    </style:style>
    <style:style style:name="Table32" style:family="table">
      <style:table-properties style:width="13.649cm" table:align="left"/>
    </style:style>
    <style:style style:name="Table32.A" style:family="table-column">
      <style:table-column-properties style:column-width="2.381cm"/>
    </style:style>
    <style:style style:name="Table32.B" style:family="table-column">
      <style:table-column-properties style:column-width="11.268cm"/>
    </style:style>
    <style:style style:name="Table32.1" style:family="table-row">
      <style:table-row-properties fo:background-color="#ffffff">
        <style:background-image/>
      </style:table-row-properties>
    </style:style>
    <style:style style:name="Table32.A1" style:family="table-cell">
      <style:table-cell-properties style:vertical-align="middle" fo:padding="0cm" fo:border="none"/>
    </style:style>
    <style:style style:name="Table32.2" style:family="table-row">
      <style:table-row-properties fo:background-color="#e7e9eb">
        <style:background-image/>
      </style:table-row-properties>
    </style:style>
    <style:style style:name="Table33" style:family="table">
      <style:table-properties style:width="11.361cm" table:align="left"/>
    </style:style>
    <style:style style:name="Table33.A" style:family="table-column">
      <style:table-column-properties style:column-width="11.361cm"/>
    </style:style>
    <style:style style:name="Table33.A1" style:family="table-cell">
      <style:table-cell-properties style:vertical-align="middle" fo:padding="0cm" fo:border="none"/>
    </style:style>
    <style:style style:name="Table34" style:family="table">
      <style:table-properties style:width="6.338cm" table:align="left"/>
    </style:style>
    <style:style style:name="Table34.A" style:family="table-column">
      <style:table-column-properties style:column-width="6.338cm"/>
    </style:style>
    <style:style style:name="Table34.A1" style:family="table-cell">
      <style:table-cell-properties style:vertical-align="middle" fo:padding="0cm" fo:border="none"/>
    </style:style>
    <style:style style:name="Table35" style:family="table">
      <style:table-properties style:width="10.705cm" table:align="left"/>
    </style:style>
    <style:style style:name="Table35.A" style:family="table-column">
      <style:table-column-properties style:column-width="1.921cm"/>
    </style:style>
    <style:style style:name="Table35.B" style:family="table-column">
      <style:table-column-properties style:column-width="8.784cm"/>
    </style:style>
    <style:style style:name="Table35.1" style:family="table-row">
      <style:table-row-properties fo:background-color="#e7e9eb">
        <style:background-image/>
      </style:table-row-properties>
    </style:style>
    <style:style style:name="Table35.A1" style:family="table-cell">
      <style:table-cell-properties style:vertical-align="middle" fo:padding="0cm" fo:border="none"/>
    </style:style>
    <style:style style:name="Table35.2" style:family="table-row">
      <style:table-row-properties fo:background-color="#ffffff">
        <style:background-image/>
      </style:table-row-properties>
    </style:style>
    <style:style style:name="Table36" style:family="table">
      <style:table-properties style:width="8.084cm" table:align="left"/>
    </style:style>
    <style:style style:name="Table36.A" style:family="table-column">
      <style:table-column-properties style:column-width="8.084cm"/>
    </style:style>
    <style:style style:name="Table36.A1" style:family="table-cell">
      <style:table-cell-properties style:vertical-align="middle" fo:padding="0cm" fo:border="none"/>
    </style:style>
    <style:style style:name="Table37" style:family="table">
      <style:table-properties style:width="12.273cm" table:align="left"/>
    </style:style>
    <style:style style:name="Table37.A" style:family="table-column">
      <style:table-column-properties style:column-width="1.921cm"/>
    </style:style>
    <style:style style:name="Table37.B" style:family="table-column">
      <style:table-column-properties style:column-width="10.352cm"/>
    </style:style>
    <style:style style:name="Table37.1" style:family="table-row">
      <style:table-row-properties fo:background-color="#e7e9eb">
        <style:background-image/>
      </style:table-row-properties>
    </style:style>
    <style:style style:name="Table37.A1" style:family="table-cell">
      <style:table-cell-properties style:vertical-align="middle" fo:padding="0cm" fo:border="none"/>
    </style:style>
    <style:style style:name="Table37.2" style:family="table-row">
      <style:table-row-properties fo:background-color="#ffffff">
        <style:background-image/>
      </style:table-row-properties>
    </style:style>
    <style:style style:name="Table38" style:family="table">
      <style:table-properties style:width="8.331cm" table:align="left"/>
    </style:style>
    <style:style style:name="Table38.A" style:family="table-column">
      <style:table-column-properties style:column-width="1.127cm"/>
    </style:style>
    <style:style style:name="Table38.B" style:family="table-column">
      <style:table-column-properties style:column-width="7.204cm"/>
    </style:style>
    <style:style style:name="Table38.1" style:family="table-row">
      <style:table-row-properties fo:background-color="#ffffff">
        <style:background-image/>
      </style:table-row-properties>
    </style:style>
    <style:style style:name="Table38.A1" style:family="table-cell">
      <style:table-cell-properties style:vertical-align="middle" fo:padding="0cm" fo:border="none"/>
    </style:style>
    <style:style style:name="Table38.2" style:family="table-row">
      <style:table-row-properties fo:background-color="#e7e9eb">
        <style:background-image/>
      </style:table-row-properties>
    </style:style>
    <style:style style:name="Table38" style:family="table">
      <style:table-properties style:width="8.331cm" table:align="left"/>
    </style:style>
    <style:style style:name="Table38.A" style:family="table-column">
      <style:table-column-properties style:column-width="1.127cm"/>
    </style:style>
    <style:style style:name="Table38.B" style:family="table-column">
      <style:table-column-properties style:column-width="7.204cm"/>
    </style:style>
    <style:style style:name="Table38.1" style:family="table-row">
      <style:table-row-properties fo:background-color="#ffffff">
        <style:background-image/>
      </style:table-row-properties>
    </style:style>
    <style:style style:name="Table38.A1" style:family="table-cell">
      <style:table-cell-properties style:vertical-align="middle" fo:padding="0cm" fo:border="none"/>
    </style:style>
    <style:style style:name="Table38.2" style:family="table-row">
      <style:table-row-properties fo:background-color="#e7e9eb">
        <style:background-image/>
      </style:table-row-properties>
    </style:style>
    <style:style style:name="Table39" style:family="table">
      <style:table-properties style:width="13.159cm" table:align="left"/>
    </style:style>
    <style:style style:name="Table39.A" style:family="table-column">
      <style:table-column-properties style:column-width="1.974cm"/>
    </style:style>
    <style:style style:name="Table39.B" style:family="table-column">
      <style:table-column-properties style:column-width="11.185cm"/>
    </style:style>
    <style:style style:name="Table39.1" style:family="table-row">
      <style:table-row-properties fo:background-color="#e7e9eb">
        <style:background-image/>
      </style:table-row-properties>
    </style:style>
    <style:style style:name="Table39.A1" style:family="table-cell">
      <style:table-cell-properties style:vertical-align="middle" fo:padding="0cm" fo:border="none"/>
    </style:style>
    <style:style style:name="Table39.2" style:family="table-row">
      <style:table-row-properties fo:background-color="#ffffff">
        <style:background-image/>
      </style:table-row-properties>
    </style:style>
    <style:style style:name="Table40" style:family="table">
      <style:table-properties style:width="17cm" table:align="left"/>
    </style:style>
    <style:style style:name="Table40.A" style:family="table-column">
      <style:table-column-properties style:column-width="3.203cm"/>
    </style:style>
    <style:style style:name="Table40.B" style:family="table-column">
      <style:table-column-properties style:column-width="13.797cm"/>
    </style:style>
    <style:style style:name="Table40.1" style:family="table-row">
      <style:table-row-properties fo:background-color="#e7e9eb">
        <style:background-image/>
      </style:table-row-properties>
    </style:style>
    <style:style style:name="Table40.A1" style:family="table-cell">
      <style:table-cell-properties style:vertical-align="middle" fo:padding="0cm" fo:border="none"/>
    </style:style>
    <style:style style:name="Table40.2" style:family="table-row">
      <style:table-row-properties fo:background-color="#ffffff">
        <style:background-image/>
      </style:table-row-properties>
    </style:style>
    <style:style style:name="Table41" style:family="table">
      <style:table-properties style:width="5.655cm" table:align="left"/>
    </style:style>
    <style:style style:name="Table41.A" style:family="table-column">
      <style:table-column-properties style:column-width="5.655cm"/>
    </style:style>
    <style:style style:name="Table41.A1" style:family="table-cell">
      <style:table-cell-properties style:vertical-align="middle" fo:padding="0cm" fo:border="none"/>
    </style:style>
    <style:style style:name="Table42" style:family="table">
      <style:table-properties style:width="13.478cm" table:align="left"/>
    </style:style>
    <style:style style:name="Table42.A" style:family="table-column">
      <style:table-column-properties style:column-width="2.886cm"/>
    </style:style>
    <style:style style:name="Table42.B" style:family="table-column">
      <style:table-column-properties style:column-width="10.592cm"/>
    </style:style>
    <style:style style:name="Table42.1" style:family="table-row">
      <style:table-row-properties fo:background-color="#e7e9eb">
        <style:background-image/>
      </style:table-row-properties>
    </style:style>
    <style:style style:name="Table42.A1" style:family="table-cell">
      <style:table-cell-properties style:vertical-align="middle" fo:padding="0cm" fo:border="none"/>
    </style:style>
    <style:style style:name="Table42.2" style:family="table-row">
      <style:table-row-properties fo:background-color="#ffffff">
        <style:background-image/>
      </style:table-row-properties>
    </style:style>
    <style:style style:name="Table43" style:family="table">
      <style:table-properties style:width="8.343cm" table:align="left"/>
    </style:style>
    <style:style style:name="Table43.A" style:family="table-column">
      <style:table-column-properties style:column-width="8.343cm"/>
    </style:style>
    <style:style style:name="Table43.A1" style:family="table-cell">
      <style:table-cell-properties style:vertical-align="middle" fo:padding="0cm" fo:border="none"/>
    </style:style>
    <style:style style:name="Table44" style:family="table">
      <style:table-properties style:width="1.476cm" table:align="left"/>
    </style:style>
    <style:style style:name="Table44.A" style:family="table-column">
      <style:table-column-properties style:column-width="1.476cm"/>
    </style:style>
    <style:style style:name="Table44.A1" style:family="table-cell">
      <style:table-cell-properties style:vertical-align="middle" fo:padding="0cm" fo:border="none"/>
    </style:style>
    <style:style style:name="Table45" style:family="table">
      <style:table-properties style:width="8.525cm" table:align="left"/>
    </style:style>
    <style:style style:name="Table45.A" style:family="table-column">
      <style:table-column-properties style:column-width="1.598cm"/>
    </style:style>
    <style:style style:name="Table45.B" style:family="table-column">
      <style:table-column-properties style:column-width="6.927cm"/>
    </style:style>
    <style:style style:name="Table45.1" style:family="table-row">
      <style:table-row-properties fo:background-color="#e7e9eb">
        <style:background-image/>
      </style:table-row-properties>
    </style:style>
    <style:style style:name="Table45.A1" style:family="table-cell">
      <style:table-cell-properties style:vertical-align="middle" fo:padding="0cm" fo:border="none"/>
    </style:style>
    <style:style style:name="Table45.2" style:family="table-row">
      <style:table-row-properties fo:background-color="#ffffff">
        <style:background-image/>
      </style:table-row-properties>
    </style:style>
    <style:style style:name="Table46" style:family="table">
      <style:table-properties style:width="6.72cm" table:align="left"/>
    </style:style>
    <style:style style:name="Table46.A" style:family="table-column">
      <style:table-column-properties style:column-width="1.205cm"/>
    </style:style>
    <style:style style:name="Table46.B" style:family="table-column">
      <style:table-column-properties style:column-width="5.516cm"/>
    </style:style>
    <style:style style:name="Table46.1" style:family="table-row">
      <style:table-row-properties fo:background-color="#e7e9eb">
        <style:background-image/>
      </style:table-row-properties>
    </style:style>
    <style:style style:name="Table46.A1" style:family="table-cell">
      <style:table-cell-properties style:vertical-align="middle" fo:padding="0cm" fo:border="none"/>
    </style:style>
    <style:style style:name="Table46.2" style:family="table-row">
      <style:table-row-properties fo:background-color="#ffffff">
        <style:background-image/>
      </style:table-row-properties>
    </style:style>
    <style:style style:name="Table47" style:family="table">
      <style:table-properties style:width="6.946cm" table:align="left"/>
    </style:style>
    <style:style style:name="Table47.A" style:family="table-column">
      <style:table-column-properties style:column-width="1.923cm"/>
    </style:style>
    <style:style style:name="Table47.B" style:family="table-column">
      <style:table-column-properties style:column-width="5.024cm"/>
    </style:style>
    <style:style style:name="Table47.1" style:family="table-row">
      <style:table-row-properties fo:background-color="#e7e9eb">
        <style:background-image/>
      </style:table-row-properties>
    </style:style>
    <style:style style:name="Table47.A1" style:family="table-cell">
      <style:table-cell-properties style:vertical-align="middle" fo:padding="0cm" fo:border="none"/>
    </style:style>
    <style:style style:name="Table47.2" style:family="table-row">
      <style:table-row-properties fo:background-color="#ffffff">
        <style:background-image/>
      </style:table-row-properties>
    </style:style>
    <style:style style:name="Table48" style:family="table">
      <style:table-properties style:width="1.476cm" table:align="left"/>
    </style:style>
    <style:style style:name="Table48.A" style:family="table-column">
      <style:table-column-properties style:column-width="1.476cm"/>
    </style:style>
    <style:style style:name="Table48.A1" style:family="table-cell">
      <style:table-cell-properties style:vertical-align="middle" fo:padding="0cm" fo:border="none"/>
    </style:style>
    <style:style style:name="Table49" style:family="table">
      <style:table-properties style:width="8.611cm" table:align="left"/>
    </style:style>
    <style:style style:name="Table49.A" style:family="table-column">
      <style:table-column-properties style:column-width="1.707cm"/>
    </style:style>
    <style:style style:name="Table49.B" style:family="table-column">
      <style:table-column-properties style:column-width="6.904cm"/>
    </style:style>
    <style:style style:name="Table49.1" style:family="table-row">
      <style:table-row-properties fo:background-color="#ffffff">
        <style:background-image/>
      </style:table-row-properties>
    </style:style>
    <style:style style:name="Table49.A1" style:family="table-cell">
      <style:table-cell-properties style:vertical-align="middle" fo:padding="0cm" fo:border="none"/>
    </style:style>
    <style:style style:name="Table49.2" style:family="table-row">
      <style:table-row-properties fo:background-color="#e7e9eb">
        <style:background-image/>
      </style:table-row-properties>
    </style:style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 officeooo:rsid="000cf9ef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fe6e9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482a8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 officeooo:paragraph-rsid="00429633"/>
    </style:style>
    <style:style style:name="P7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 officeooo:rsid="000cf9ef"/>
    </style:style>
    <style:style style:name="P8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9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" fo:font-size="24pt" fo:letter-spacing="normal" fo:font-style="normal" fo:font-weight="normal"/>
    </style:style>
    <style:style style:name="P10" style:family="paragraph" style:parent-style-name="Heading_20_2">
      <style:paragraph-properties fo:margin-left="0cm" fo:margin-right="0cm" fo:margin-top="0.265cm" fo:margin-bottom="0.265cm" loext:contextual-spacing="false" fo:orphans="2" fo:widows="2" fo:text-indent="0cm" style:auto-text-indent="false"/>
      <style:text-properties fo:font-variant="normal" fo:text-transform="none" fo:color="#000000" style:font-name="Segoe UI" fo:font-size="24pt" fo:letter-spacing="normal" fo:font-style="normal" fo:font-weight="normal"/>
    </style:style>
    <style:style style:name="P11" style:family="paragraph" style:parent-style-name="Heading_20_2">
      <style:paragraph-properties fo:margin-left="0cm" fo:margin-right="0cm" fo:margin-top="0.265cm" fo:margin-bottom="0.265cm" loext:contextual-spacing="false" fo:orphans="2" fo:widows="2" fo:text-indent="0cm" style:auto-text-indent="false"/>
      <style:text-properties fo:font-variant="normal" fo:text-transform="none" fo:color="#000000" style:font-name="Segoe UI" fo:font-size="24pt" fo:letter-spacing="normal" fo:font-style="normal" fo:font-weight="normal" officeooo:paragraph-rsid="003482a8"/>
    </style:style>
    <style:style style:name="P12" style:family="paragraph" style:parent-style-name="Heading_20_2">
      <style:paragraph-properties fo:margin-left="0cm" fo:margin-right="0cm" fo:margin-top="0.265cm" fo:margin-bottom="0.265cm" loext:contextual-spacing="false" fo:orphans="2" fo:widows="2" fo:text-indent="0cm" style:auto-text-indent="false"/>
      <style:text-properties fo:font-variant="normal" fo:text-transform="none" fo:color="#000000" style:font-name="Segoe UI" fo:font-size="24pt" fo:letter-spacing="normal" fo:font-style="normal" fo:font-weight="normal" fo:background-color="#ffffcc" loext:padding="0cm" loext:border="none"/>
    </style:style>
    <style:style style:name="P13" style:family="paragraph" style:parent-style-name="Heading_20_2">
      <style:paragraph-properties fo:margin-left="0cm" fo:margin-right="0cm" fo:margin-top="0.265cm" fo:margin-bottom="0.265cm" loext:contextual-spacing="false" fo:text-indent="0cm" style:auto-text-indent="false"/>
      <style:text-properties style:font-name="Segoe UI" fo:font-size="24pt" fo:font-weight="normal"/>
    </style:style>
    <style:style style:name="P14" style:family="paragraph" style:parent-style-name="Text_20_body">
      <style:paragraph-properties fo:margin-left="0cm" fo:margin-right="0cm" fo:margin-top="0.423cm" fo:margin-bottom="0.423cm" loext:contextual-spacing="false" fo:orphans="2" fo:widows="2" fo:text-indent="0cm" style:auto-text-indent="false"/>
    </style:style>
    <style:style style:name="P15" style:family="paragraph" style:parent-style-name="Text_20_body">
      <style:paragraph-properties fo:margin-left="0cm" fo:margin-right="0cm" fo:margin-top="0.423cm" fo:margin-bottom="0.423cm" loext:contextual-spacing="false" fo:orphans="2" fo:widows="2" fo:text-indent="0cm" style:auto-text-indent="false"/>
      <style:text-properties officeooo:paragraph-rsid="0048e688"/>
    </style:style>
    <style:style style:name="P16" style:family="paragraph" style:parent-style-name="Text_20_body">
      <style:paragraph-properties fo:margin-left="0cm" fo:margin-right="0cm" fo:margin-top="0.423cm" fo:margin-bottom="0.423cm" loext:contextual-spacing="false" fo:orphans="2" fo:widows="2" fo:text-indent="0cm" style:auto-text-indent="false"/>
      <style:text-properties fo:font-variant="normal" fo:text-transform="none" fo:color="#000000" style:font-name="Consolas" fo:font-size="11.25pt" fo:letter-spacing="normal" fo:font-style="normal" fo:font-weight="normal" fo:background-color="#ffffff" loext:padding-left="0cm" loext:padding-right="0.318cm" loext:padding-top="0.212cm" loext:padding-bottom="0.212cm" loext:border-left="none" loext:border-right="0.06pt solid #cccccc" loext:border-top="0.06pt solid #cccccc" loext:border-bottom="0.06pt solid #cccccc"/>
    </style:style>
    <style:style style:name="P17" style:family="paragraph" style:parent-style-name="Standard">
      <style:paragraph-properties fo:margin-left="0cm" fo:margin-right="0cm" fo:margin-top="0.423cm" fo:margin-bottom="0.423cm" loext:contextual-spacing="false" fo:orphans="2" fo:widows="2" fo:text-indent="0cm" style:auto-text-indent="false"/>
    </style:style>
    <style:style style:name="P18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9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3828c1" fo:background-color="#1e1e1e"/>
    </style:style>
    <style:style style:name="P20" style:family="paragraph" style:parent-style-name="Standard">
      <style:text-properties fo:color="#d4d4d4" style:font-name="Droid Sans Mono" fo:font-size="10.5pt" fo:font-weight="normal" officeooo:rsid="00264179" officeooo:paragraph-rsid="00264179" fo:background-color="#1e1e1e"/>
    </style:style>
    <style:style style:name="P21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332d5b" officeooo:paragraph-rsid="0032fc28" fo:background-color="#1e1e1e"/>
    </style:style>
    <style:style style:name="P22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3caf52" officeooo:paragraph-rsid="003caf52" fo:background-color="#1e1e1e"/>
    </style:style>
    <style:style style:name="P23" style:family="paragraph" style:parent-style-name="Standard">
      <style:text-properties fo:color="#d4d4d4" style:font-name="Droid Sans Mono" fo:font-size="10.5pt" fo:font-weight="normal" officeooo:rsid="0040fc18" officeooo:paragraph-rsid="0040fc18" fo:background-color="#1e1e1e"/>
    </style:style>
    <style:style style:name="P24" style:family="paragraph" style:parent-style-name="Standard">
      <style:text-properties fo:color="#d4d4d4" style:font-name="Droid Sans Mono" fo:font-size="10.5pt" fo:font-weight="normal" officeooo:rsid="004b25bf" officeooo:paragraph-rsid="004b25bf" fo:background-color="#1e1e1e"/>
    </style:style>
    <style:style style:name="P25" style:family="paragraph" style:parent-style-name="Standard">
      <style:text-properties fo:color="#d4d4d4" style:font-name="Droid Sans Mono" fo:font-size="10.5pt" fo:font-weight="normal" officeooo:rsid="004f048a" officeooo:paragraph-rsid="004f048a" fo:background-color="#1e1e1e"/>
    </style:style>
    <style:style style:name="P26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27" style:family="paragraph" style:parent-style-name="Standard">
      <style:paragraph-properties style:line-height-at-least="0.503cm"/>
    </style:style>
    <style:style style:name="P28" style:family="paragraph" style:parent-style-name="Standard">
      <style:paragraph-properties style:line-height-at-least="0.503cm"/>
      <style:text-properties officeooo:paragraph-rsid="00220404"/>
    </style:style>
    <style:style style:name="P29" style:family="paragraph" style:parent-style-name="Standard">
      <style:paragraph-properties style:line-height-at-least="0.503cm"/>
      <style:text-properties fo:color="#569cd6" style:font-name="Droid Sans Mono" fo:font-size="10.5pt" fo:font-weight="normal" fo:background-color="#1e1e1e"/>
    </style:style>
    <style:style style:name="P30" style:family="paragraph" style:parent-style-name="Standard">
      <style:text-properties fo:font-variant="normal" fo:text-transform="none" fo:color="#d4d4d4" style:font-name="Droid Sans Mono" fo:font-size="10.5pt" fo:letter-spacing="normal" fo:font-style="normal" fo:font-weight="normal" fo:background-color="#1e1e1e" loext:padding="0cm" loext:border="none"/>
    </style:style>
    <style:style style:name="P31" style:family="paragraph" style:parent-style-name="Standard">
      <style:text-properties fo:font-variant="normal" fo:text-transform="none" fo:color="#d4d4d4" style:font-name="Droid Sans Mono" fo:font-size="10.5pt" fo:letter-spacing="normal" fo:font-style="normal" fo:font-weight="normal" officeooo:rsid="0044ff27" officeooo:paragraph-rsid="0044ff27" fo:background-color="#1e1e1e" loext:padding="0cm" loext:border="none"/>
    </style:style>
    <style:style style:name="P32" style:family="paragraph" style:parent-style-name="Standard">
      <style:text-properties officeooo:rsid="004f048a" officeooo:paragraph-rsid="004f048a"/>
    </style:style>
    <style:style style:name="P33" style:family="paragraph" style:parent-style-name="Table_20_Contents">
      <style:paragraph-properties fo:text-align="start" style:justify-single-word="false"/>
    </style:style>
    <style:style style:name="P34" style:family="paragraph" style:parent-style-name="Table_20_Contents">
      <style:text-properties fo:font-size="2pt" style:font-size-asian="2pt" style:font-size-complex="2pt"/>
    </style:style>
    <style:style style:name="P35" style:family="paragraph" style:parent-style-name="Table_20_Heading">
      <style:paragraph-properties fo:text-align="start" style:justify-single-word="false"/>
    </style:style>
    <style:style style:name="P36" style:family="paragraph" style:parent-style-name="Text_20_body">
      <style:text-properties officeooo:rsid="00264179" officeooo:paragraph-rsid="00264179"/>
    </style:style>
    <style:style style:name="P37" style:family="paragraph" style:parent-style-name="Text_20_body">
      <style:text-properties officeooo:paragraph-rsid="00264179"/>
    </style:style>
    <style:style style:name="P38" style:family="paragraph" style:parent-style-name="Text_20_body">
      <style:text-properties officeooo:rsid="0028d62c" officeooo:paragraph-rsid="0028d62c"/>
    </style:style>
    <style:style style:name="P39" style:family="paragraph" style:parent-style-name="Text_20_body">
      <style:text-properties officeooo:paragraph-rsid="0028d62c"/>
    </style:style>
    <style:style style:name="P40" style:family="paragraph" style:parent-style-name="Text_20_body">
      <style:text-properties fo:font-variant="normal" fo:text-transform="none" fo:color="#000000" style:font-name="Verdana" fo:font-size="11.25pt" fo:letter-spacing="normal" fo:font-style="normal" fo:font-weight="normal" officeooo:rsid="004402f9" officeooo:paragraph-rsid="004402f9" fo:background-color="#ffffcc" loext:padding="0cm" loext:border="none"/>
    </style:style>
    <style:style style:name="P41" style:family="paragraph" style:parent-style-name="Text_20_body">
      <style:text-properties fo:font-variant="normal" fo:text-transform="none" fo:color="#000000" style:font-name="Verdana" fo:font-size="11.25pt" fo:letter-spacing="normal" fo:font-style="normal" fo:font-weight="normal" officeooo:rsid="0044ff27" officeooo:paragraph-rsid="0044ff27" fo:background-color="#ffffcc" loext:padding="0cm" loext:border="none"/>
    </style:style>
    <style:style style:name="P42" style:family="paragraph" style:parent-style-name="Text_20_body">
      <style:paragraph-properties style:line-height-at-least="0.503cm"/>
      <style:text-properties officeooo:paragraph-rsid="002f3395"/>
    </style:style>
    <style:style style:name="P43" style:family="paragraph" style:parent-style-name="Text_20_body">
      <style:text-properties officeooo:paragraph-rsid="0032fc28"/>
    </style:style>
    <style:style style:name="P44" style:family="paragraph" style:parent-style-name="Text_20_body">
      <style:text-properties officeooo:paragraph-rsid="0041c3b7"/>
    </style:style>
    <style:style style:name="P45" style:family="paragraph" style:parent-style-name="Text_20_body">
      <style:text-properties officeooo:rsid="00429633" officeooo:paragraph-rsid="00429633"/>
    </style:style>
    <style:style style:name="P46" style:family="paragraph" style:parent-style-name="Text_20_body">
      <style:text-properties officeooo:paragraph-rsid="00433a84"/>
    </style:style>
    <style:style style:name="P47" style:family="paragraph" style:parent-style-name="Text_20_body">
      <style:text-properties officeooo:paragraph-rsid="0044ff27"/>
    </style:style>
    <style:style style:name="P48" style:family="paragraph" style:parent-style-name="Text_20_body">
      <style:text-properties officeooo:paragraph-rsid="00462ff8"/>
    </style:style>
    <style:style style:name="P49" style:family="paragraph" style:parent-style-name="Text_20_body">
      <style:text-properties officeooo:rsid="004a907a" officeooo:paragraph-rsid="004a907a"/>
    </style:style>
    <style:style style:name="P50" style:family="paragraph" style:parent-style-name="Text_20_body">
      <style:text-properties officeooo:paragraph-rsid="004b25bf"/>
    </style:style>
    <style:style style:name="P51" style:family="paragraph" style:parent-style-name="Text_20_body">
      <style:text-properties officeooo:rsid="004d70d5" officeooo:paragraph-rsid="004d70d5"/>
    </style:style>
    <style:style style:name="P52" style:family="paragraph" style:parent-style-name="Text_20_body">
      <style:text-properties officeooo:rsid="004f048a" officeooo:paragraph-rsid="004f048a"/>
    </style:style>
    <style:style style:name="P53" style:family="paragraph" style:parent-style-name="Text_20_body">
      <style:text-properties officeooo:paragraph-rsid="004f048a"/>
    </style:style>
    <style:style style:name="P54" style:family="paragraph" style:parent-style-name="Heading_20_2">
      <style:paragraph-properties style:line-height-at-least="0.503cm"/>
      <style:text-properties officeooo:paragraph-rsid="0032fc28"/>
    </style:style>
    <style:style style:name="P55" style:family="paragraph" style:parent-style-name="Standard">
      <style:paragraph-properties fo:margin-top="0.635cm" fo:margin-bottom="0.635cm" loext:contextual-spacing="false"/>
      <style:text-properties fo:color="#d4d4d4" style:font-name="Droid Sans Mono" fo:font-size="10.5pt" fo:font-weight="normal" officeooo:paragraph-rsid="0032fc28" fo:background-color="#1e1e1e"/>
    </style:style>
    <style:style style:name="P56" style:family="paragraph" style:parent-style-name="Standard">
      <style:paragraph-properties fo:margin-top="0.635cm" fo:margin-bottom="0.635cm" loext:contextual-spacing="false"/>
      <style:text-properties fo:color="#d4d4d4" style:font-name="Droid Sans Mono" fo:font-size="10.5pt" fo:font-weight="normal" officeooo:paragraph-rsid="003828c1" fo:background-color="#1e1e1e"/>
    </style:style>
    <style:style style:name="P57" style:family="paragraph" style:parent-style-name="Text_20_body">
      <style:paragraph-properties fo:margin-top="0.635cm" fo:margin-bottom="0.635cm" loext:contextual-spacing="false" fo:orphans="2" fo:widows="2"/>
    </style:style>
    <style:style style:name="P58" style:family="paragraph" style:parent-style-name="Text_20_body">
      <style:paragraph-properties fo:margin-top="0.635cm" fo:margin-bottom="0.635cm" loext:contextual-spacing="false"/>
      <style:text-properties officeooo:rsid="0037eaa9" officeooo:paragraph-rsid="0037eaa9" fo:background-color="#e7e9eb" loext:padding="0cm" loext:border="none"/>
    </style:style>
    <style:style style:name="P59" style:family="paragraph" style:parent-style-name="Text_20_body">
      <style:paragraph-properties fo:margin-top="0.635cm" fo:margin-bottom="0.635cm" loext:contextual-spacing="false" fo:orphans="2" fo:widows="2"/>
      <style:text-properties fo:font-variant="normal" fo:text-transform="none" fo:color="#000000" style:font-name="Verdana" fo:font-size="11.25pt" fo:letter-spacing="normal" fo:font-style="normal" fo:font-weight="normal" fo:background-color="#ffffcc" loext:padding="0cm" loext:border="none"/>
    </style:style>
    <style:style style:name="P60" style:family="paragraph" style:parent-style-name="Text_20_body">
      <style:paragraph-properties fo:margin-top="0.635cm" fo:margin-bottom="0.635cm" loext:contextual-spacing="false"/>
      <style:text-properties officeooo:paragraph-rsid="0037eaa9"/>
    </style:style>
    <style:style style:name="P61" style:family="paragraph" style:parent-style-name="Text_20_body">
      <style:paragraph-properties fo:margin-top="0.423cm" fo:margin-bottom="0.423cm" loext:contextual-spacing="false"/>
    </style:style>
    <style:style style:name="P62" style:family="paragraph" style:parent-style-name="Heading_20_2">
      <style:paragraph-properties fo:margin-left="0cm" fo:margin-right="0cm" fo:margin-top="0.265cm" fo:margin-bottom="0.265cm" loext:contextual-spacing="false" fo:orphans="2" fo:widows="2" fo:text-indent="0cm" style:auto-text-indent="false"/>
      <style:text-properties fo:font-variant="normal" fo:text-transform="none" fo:color="#000000" style:font-name="Segoe UI" fo:font-size="24pt" fo:letter-spacing="normal" fo:font-style="normal" fo:font-weight="normal"/>
    </style:style>
    <style:style style:name="P63" style:family="paragraph" style:parent-style-name="Heading_20_2">
      <style:paragraph-properties fo:margin-left="0cm" fo:margin-right="0cm" fo:margin-top="0.265cm" fo:margin-bottom="0.265cm" loext:contextual-spacing="false" fo:orphans="2" fo:widows="2" fo:text-indent="0cm" style:auto-text-indent="false"/>
      <style:text-properties fo:font-variant="normal" fo:text-transform="none" fo:color="#000000" style:font-name="Segoe UI" fo:font-size="24pt" fo:letter-spacing="normal" fo:font-style="normal" fo:font-weight="normal" fo:background-color="#ffffcc" loext:padding="0cm" loext:border="none"/>
    </style:style>
    <style:style style:name="P64" style:family="paragraph" style:parent-style-name="Heading_20_2">
      <style:paragraph-properties fo:margin-left="0cm" fo:margin-right="0cm" fo:margin-top="0.265cm" fo:margin-bottom="0.265cm" loext:contextual-spacing="false" fo:orphans="2" fo:widows="2" fo:text-indent="0cm" style:auto-text-indent="false"/>
      <style:text-properties fo:font-variant="normal" fo:text-transform="none" fo:color="#000000" style:font-name="Segoe UI" fo:font-size="24pt" fo:letter-spacing="normal" fo:font-style="normal" fo:font-weight="normal" fo:background-color="#ffdddd" loext:padding="0cm" loext:border="none"/>
    </style:style>
    <style:style style:name="P65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32fc28" officeooo:paragraph-rsid="0032fc28" fo:background-color="#1e1e1e" loext:padding="0cm" loext:border="none"/>
    </style:style>
    <style:style style:name="P66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332d5b" officeooo:paragraph-rsid="00332d5b" fo:background-color="#1e1e1e" loext:padding="0cm" loext:border="none"/>
    </style:style>
    <style:style style:name="P67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37eaa9" officeooo:paragraph-rsid="003828c1" fo:background-color="#1e1e1e" loext:padding="0cm" loext:border="none"/>
    </style:style>
    <style:style style:name="P68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69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5574a3" fo:background-color="#1e1e1e"/>
    </style:style>
    <style:style style:name="P70" style:family="paragraph" style:parent-style-name="Standard">
      <style:text-properties fo:color="#d4d4d4" style:font-name="Droid Sans Mono" fo:font-size="10.5pt" fo:font-weight="normal" officeooo:rsid="005001a2" officeooo:paragraph-rsid="005001a2" fo:background-color="#1e1e1e"/>
    </style:style>
    <style:style style:name="P71" style:family="paragraph" style:parent-style-name="Standard">
      <style:text-properties fo:color="#d4d4d4" style:font-name="Droid Sans Mono" fo:font-size="10.5pt" fo:font-weight="normal" officeooo:rsid="00595128" officeooo:paragraph-rsid="00595128" fo:background-color="#1e1e1e"/>
    </style:style>
    <style:style style:name="P72" style:family="paragraph" style:parent-style-name="Standard">
      <style:text-properties fo:color="#d4d4d4" style:font-name="Droid Sans Mono" fo:font-size="10.5pt" fo:font-weight="normal" officeooo:rsid="005f9378" officeooo:paragraph-rsid="005f9378" fo:background-color="#1e1e1e"/>
    </style:style>
    <style:style style:name="P73" style:family="paragraph" style:parent-style-name="Standard">
      <style:text-properties fo:color="#d4d4d4" style:font-name="Droid Sans Mono" fo:font-size="10.5pt" fo:font-weight="normal" officeooo:rsid="00621616" officeooo:paragraph-rsid="00640860" fo:background-color="#1e1e1e"/>
    </style:style>
    <style:style style:name="P74" style:family="paragraph" style:parent-style-name="Standard">
      <style:text-properties fo:color="#d4d4d4" style:font-name="Droid Sans Mono" fo:font-size="10.5pt" fo:font-weight="normal" officeooo:paragraph-rsid="006b6ae5" fo:background-color="#1e1e1e"/>
    </style:style>
    <style:style style:name="P75" style:family="paragraph" style:parent-style-name="Standard">
      <style:text-properties fo:color="#d4d4d4" style:font-name="Droid Sans Mono" fo:font-size="10.5pt" fo:font-weight="normal" officeooo:paragraph-rsid="006f2855" fo:background-color="#1e1e1e"/>
    </style:style>
    <style:style style:name="P76" style:family="paragraph" style:parent-style-name="Standard">
      <style:paragraph-properties style:line-height-at-least="0.503cm"/>
      <style:text-properties fo:font-variant="normal" fo:text-transform="none" fo:color="#000000" style:font-name="Segoe UI" fo:font-size="24pt" fo:letter-spacing="normal" fo:font-style="normal" fo:font-weight="normal" officeooo:rsid="0037eaa9" officeooo:paragraph-rsid="003828c1" fo:background-color="#1e1e1e" loext:padding="0cm" loext:border="none"/>
    </style:style>
    <style:style style:name="P77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78" style:family="paragraph" style:parent-style-name="Standard">
      <style:paragraph-properties style:line-height-at-least="0.503cm"/>
    </style:style>
    <style:style style:name="P79" style:family="paragraph" style:parent-style-name="Standard">
      <style:paragraph-properties fo:margin-left="0cm" fo:margin-right="0cm" fo:orphans="2" fo:widows="2" fo:text-indent="0cm" style:auto-text-indent="false"/>
      <style:text-properties fo:color="#d4d4d4" style:font-name="Droid Sans Mono" fo:font-size="10.5pt" fo:font-weight="normal" fo:background-color="#1e1e1e"/>
    </style:style>
    <style:style style:name="P80" style:family="paragraph" style:parent-style-name="Standard">
      <style:paragraph-properties fo:margin-left="0cm" fo:margin-right="0cm" fo:margin-top="0.265cm" fo:margin-bottom="0.265cm" loext:contextual-spacing="false" style:line-height-at-least="0.503cm" fo:orphans="2" fo:widows="2" fo:text-indent="0cm" style:auto-text-indent="false"/>
      <style:text-properties officeooo:paragraph-rsid="005574a3"/>
    </style:style>
    <style:style style:name="P81" style:family="paragraph" style:parent-style-name="Standard">
      <style:paragraph-properties fo:margin-left="0cm" fo:margin-right="0cm" fo:margin-top="0.265cm" fo:margin-bottom="0.265cm" loext:contextual-spacing="false" style:line-height-at-least="0.503cm" fo:orphans="2" fo:widows="2" fo:text-indent="0cm" style:auto-text-indent="false"/>
      <style:text-properties officeooo:paragraph-rsid="00564d29"/>
    </style:style>
    <style:style style:name="P82" style:family="paragraph" style:parent-style-name="Table_20_Contents">
      <style:paragraph-properties fo:text-align="start" style:justify-single-word="false"/>
    </style:style>
    <style:style style:name="P83" style:family="paragraph" style:parent-style-name="Table_20_Contents">
      <style:text-properties fo:font-size="2pt" style:font-size-asian="2pt" style:font-size-complex="2pt"/>
    </style:style>
    <style:style style:name="P8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1.25pt"/>
    </style:style>
    <style:style style:name="P85" style:family="paragraph" style:parent-style-name="Table_20_Contents">
      <style:paragraph-properties fo:margin-top="0cm" fo:margin-bottom="0.499cm" loext:contextual-spacing="false" fo:text-align="start" style:justify-single-word="false"/>
    </style:style>
    <style:style style:name="P86" style:family="paragraph" style:parent-style-name="Table_20_Contents" style:list-style-name="L2">
      <style:paragraph-properties fo:margin-top="0cm" fo:margin-bottom="0.499cm" loext:contextual-spacing="false" fo:text-align="start" style:justify-single-word="false"/>
    </style:style>
    <style:style style:name="P8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" fo:font-size="24pt" fo:letter-spacing="normal" fo:font-style="normal" fo:font-weight="normal" officeooo:paragraph-rsid="002fe6e9"/>
    </style:style>
    <style:style style:name="P8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" fo:font-size="24pt" fo:letter-spacing="normal" fo:font-style="normal" fo:font-weight="normal" officeooo:paragraph-rsid="00429633"/>
    </style:style>
    <style:style style:name="P8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d4d4d4" style:font-name="Droid Sans Mono" fo:font-size="10.5pt" fo:letter-spacing="normal" fo:font-style="normal" fo:font-weight="normal" officeooo:rsid="00332d5b" fo:background-color="#1e1e1e" loext:padding="0cm" loext:border="none"/>
    </style:style>
    <style:style style:name="P90" style:family="paragraph" style:parent-style-name="Text_20_body">
      <style:paragraph-properties fo:margin-left="0cm" fo:margin-right="0cm" fo:orphans="2" fo:widows="2" fo:text-indent="0cm" style:auto-text-indent="false"/>
    </style:style>
    <style:style style:name="P91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f4869"/>
    </style:style>
    <style:style style:name="P9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5001a2"/>
    </style:style>
    <style:style style:name="P9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51c02d"/>
    </style:style>
    <style:style style:name="P9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52a23a"/>
    </style:style>
    <style:style style:name="P95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5874ec"/>
    </style:style>
    <style:style style:name="P9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65de13"/>
    </style:style>
    <style:style style:name="P9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6d3d09"/>
    </style:style>
    <style:style style:name="P98" style:family="paragraph" style:parent-style-name="Text_20_body">
      <style:paragraph-properties fo:margin-left="0cm" fo:margin-right="0cm" fo:margin-top="0.423cm" fo:margin-bottom="0.423cm" loext:contextual-spacing="false" fo:orphans="2" fo:widows="2" fo:text-indent="0cm" style:auto-text-indent="false"/>
      <style:text-properties fo:font-variant="normal" fo:text-transform="none" fo:color="#000000" style:font-name="Segoe UI" fo:font-size="24pt" fo:letter-spacing="normal" fo:font-style="normal" fo:font-weight="normal" officeooo:paragraph-rsid="0048e688"/>
    </style:style>
    <style:style style:name="P99" style:family="paragraph" style:parent-style-name="Text_20_body">
      <style:paragraph-properties fo:margin-left="0cm" fo:margin-right="0cm" fo:margin-top="0.423cm" fo:margin-bottom="0.423cm" loext:contextual-spacing="false" fo:orphans="2" fo:widows="2" fo:text-indent="0cm" style:auto-text-indent="false"/>
      <style:text-properties fo:font-variant="normal" fo:text-transform="none" fo:color="#000000" style:font-name="Consolas" fo:font-size="11.25pt" fo:letter-spacing="normal" fo:font-style="normal" fo:font-weight="normal" fo:background-color="#ffffff" loext:padding-left="0cm" loext:padding-right="0.318cm" loext:padding-top="0.212cm" loext:padding-bottom="0.212cm" loext:border-left="none" loext:border-right="0.06pt solid #cccccc" loext:border-top="0.06pt solid #cccccc" loext:border-bottom="0.06pt solid #cccccc"/>
    </style:style>
    <style:style style:name="P100" style:family="paragraph" style:parent-style-name="Text_20_body">
      <style:paragraph-properties fo:margin-left="0cm" fo:margin-right="0cm" fo:margin-top="0.423cm" fo:margin-bottom="0.423cm" loext:contextual-spacing="false" fo:orphans="2" fo:widows="2" fo:text-indent="0cm" style:auto-text-indent="false"/>
    </style:style>
    <style:style style:name="P101" style:family="paragraph" style:parent-style-name="Text_20_body">
      <style:text-properties officeooo:rsid="004a907a" officeooo:paragraph-rsid="004a907a"/>
    </style:style>
    <style:style style:name="P102" style:family="paragraph" style:parent-style-name="Text_20_body">
      <style:text-properties officeooo:rsid="004f048a" officeooo:paragraph-rsid="004f048a"/>
    </style:style>
    <style:style style:name="P103" style:family="paragraph" style:parent-style-name="Text_20_body">
      <style:text-properties officeooo:rsid="005001a2" officeooo:paragraph-rsid="005001a2"/>
    </style:style>
    <style:style style:name="P104" style:family="paragraph" style:parent-style-name="Text_20_body">
      <style:text-properties officeooo:paragraph-rsid="005001a2"/>
    </style:style>
    <style:style style:name="P105" style:family="paragraph" style:parent-style-name="Text_20_body">
      <style:text-properties officeooo:paragraph-rsid="0050d492"/>
    </style:style>
    <style:style style:name="P106" style:family="paragraph" style:parent-style-name="Text_20_body">
      <style:text-properties officeooo:rsid="00595128" officeooo:paragraph-rsid="00595128"/>
    </style:style>
    <style:style style:name="P107" style:family="paragraph" style:parent-style-name="Text_20_body">
      <style:text-properties officeooo:paragraph-rsid="00595128"/>
    </style:style>
    <style:style style:name="P108" style:family="paragraph" style:parent-style-name="Text_20_body">
      <style:text-properties officeooo:rsid="005f9378" officeooo:paragraph-rsid="005f9378"/>
    </style:style>
    <style:style style:name="P109" style:family="paragraph" style:parent-style-name="Text_20_body">
      <style:text-properties officeooo:paragraph-rsid="005f9378"/>
    </style:style>
    <style:style style:name="P110" style:family="paragraph" style:parent-style-name="Text_20_body">
      <style:text-properties officeooo:rsid="00621616" officeooo:paragraph-rsid="00640860"/>
    </style:style>
    <style:style style:name="P111" style:family="paragraph" style:parent-style-name="Text_20_body">
      <style:text-properties officeooo:paragraph-rsid="00640860"/>
    </style:style>
    <style:style style:name="P112" style:family="paragraph" style:parent-style-name="Text_20_body">
      <style:text-properties officeooo:rsid="006898c4" officeooo:paragraph-rsid="006898c4"/>
    </style:style>
    <style:style style:name="P113" style:family="paragraph" style:parent-style-name="Text_20_body">
      <style:text-properties officeooo:paragraph-rsid="006898c4"/>
    </style:style>
    <style:style style:name="P114" style:family="paragraph" style:parent-style-name="Text_20_body">
      <style:text-properties officeooo:rsid="006b6727" officeooo:paragraph-rsid="006b6727"/>
    </style:style>
    <style:style style:name="P115" style:family="paragraph" style:parent-style-name="Text_20_body">
      <style:text-properties officeooo:paragraph-rsid="006b6ae5"/>
    </style:style>
    <style:style style:name="P116" style:family="paragraph" style:parent-style-name="Text_20_body">
      <style:text-properties officeooo:paragraph-rsid="006f2855"/>
    </style:style>
    <style:style style:name="P117" style:family="paragraph" style:parent-style-name="Text_20_body">
      <style:paragraph-properties fo:margin-top="0.635cm" fo:margin-bottom="0.635cm" loext:contextual-spacing="false" fo:orphans="2" fo:widows="2"/>
    </style:style>
    <style:style style:name="P118" style:family="paragraph" style:parent-style-name="Text_20_body">
      <style:paragraph-properties fo:margin-top="0.635cm" fo:margin-bottom="0.635cm" loext:contextual-spacing="false" fo:orphans="2" fo:widows="2"/>
      <style:text-properties fo:font-variant="normal" fo:text-transform="none" fo:color="#000000" style:font-name="Verdana" fo:font-size="11.25pt" fo:letter-spacing="normal" fo:font-style="normal" fo:font-weight="normal" fo:background-color="#ffdddd" loext:padding="0cm" loext:border="none"/>
    </style:style>
    <style:style style:name="P119" style:family="paragraph" style:parent-style-name="Text_20_body" style:list-style-name="L1">
      <style:paragraph-properties fo:margin-top="0.635cm" fo:margin-bottom="0.635cm" loext:contextual-spacing="false" fo:orphans="2" fo:widows="2"/>
      <style:text-properties fo:font-variant="normal" fo:text-transform="none" fo:color="#000000" style:font-name="Verdana" fo:font-size="11.25pt" fo:letter-spacing="normal" fo:font-style="normal" fo:font-weight="normal" fo:background-color="#ffdddd" loext:padding="0cm" loext:border="none"/>
    </style:style>
    <style:style style:name="P120" style:family="paragraph" style:parent-style-name="Text_20_body">
      <style:paragraph-properties fo:margin-top="0.635cm" fo:margin-bottom="0.635cm" loext:contextual-spacing="false" fo:orphans="2" fo:widows="2"/>
      <style:text-properties fo:font-variant="normal" fo:text-transform="none" fo:color="#000000" style:font-name="Verdana" fo:font-size="11.25pt" fo:letter-spacing="normal" fo:font-style="normal" fo:font-weight="normal" fo:background-color="#ffffcc" loext:padding="0cm" loext:border="none"/>
    </style:style>
    <style:style style:name="P121" style:family="paragraph" style:parent-style-name="Text_20_body">
      <style:paragraph-properties fo:margin-top="0.635cm" fo:margin-bottom="0.635cm" loext:contextual-spacing="false" fo:orphans="2" fo:widows="2"/>
      <style:text-properties fo:font-variant="normal" fo:text-transform="none" fo:color="#000000" style:font-name="Verdana" fo:font-size="11.25pt" fo:letter-spacing="normal" fo:font-style="normal" fo:font-weight="normal" officeooo:paragraph-rsid="005874ec" fo:background-color="#ffffcc" loext:padding="0cm" loext:border="none"/>
    </style:style>
    <style:style style:name="P122" style:family="paragraph" style:parent-style-name="Text_20_body">
      <style:paragraph-properties fo:margin-top="0.635cm" fo:margin-bottom="0.635cm" loext:contextual-spacing="false" fo:orphans="2" fo:widows="2"/>
      <style:text-properties fo:font-variant="normal" fo:text-transform="none" fo:color="#000000" style:font-name="Verdana" fo:font-size="11.25pt" fo:letter-spacing="normal" fo:font-style="normal" fo:font-weight="normal" officeooo:paragraph-rsid="005874ec"/>
    </style:style>
    <style:style style:name="P123" style:family="paragraph" style:parent-style-name="Text_20_body">
      <style:paragraph-properties fo:margin-top="0.635cm" fo:margin-bottom="0.635cm" loext:contextual-spacing="false" fo:orphans="2" fo:widows="2"/>
      <style:text-properties fo:font-variant="normal" fo:text-transform="none" fo:color="#000000" style:font-name="Verdana" fo:font-size="11.25pt" fo:letter-spacing="normal" fo:font-style="normal" fo:font-weight="normal" officeooo:paragraph-rsid="005bd71e"/>
    </style:style>
    <style:style style:name="T1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2" style:family="text">
      <style:text-properties fo:font-variant="normal" fo:text-transform="none" fo:color="#000000" style:font-name="Verdana" fo:font-size="11.25pt" fo:letter-spacing="normal" fo:font-style="normal" fo:font-weight="normal" officeooo:rsid="002aa97a"/>
    </style:style>
    <style:style style:name="T3" style:family="text">
      <style:text-properties fo:font-variant="normal" fo:text-transform="none" fo:color="#000000" style:font-name="Verdana" fo:font-size="11.25pt" fo:letter-spacing="normal" fo:font-style="normal" fo:font-weight="normal" officeooo:rsid="002b9cdb"/>
    </style:style>
    <style:style style:name="T4" style:family="text">
      <style:text-properties fo:font-variant="normal" fo:text-transform="none" fo:color="#000000" style:font-name="Verdana" fo:font-size="11.25pt" fo:letter-spacing="normal" fo:font-style="normal" fo:font-weight="normal" officeooo:rsid="002f3395"/>
    </style:style>
    <style:style style:name="T5" style:family="text">
      <style:text-properties fo:font-variant="normal" fo:text-transform="none" fo:color="#000000" style:font-name="Verdana" fo:font-size="11.25pt" fo:letter-spacing="normal" fo:font-style="normal" fo:font-weight="normal" officeooo:rsid="002fe6e9" fo:background-color="#ffffff" loext:char-shading-value="0" loext:padding-left="0cm" loext:padding-right="0.318cm" loext:padding-top="0.212cm" loext:padding-bottom="0.212cm" loext:border-left="none" loext:border-right="0.06pt solid #cccccc" loext:border-top="0.06pt solid #cccccc" loext:border-bottom="0.06pt solid #cccccc"/>
    </style:style>
    <style:style style:name="T6" style:family="text">
      <style:text-properties fo:font-variant="normal" fo:text-transform="none" fo:color="#000000" style:font-name="Verdana" fo:font-size="11.25pt" fo:letter-spacing="normal" fo:font-style="normal" fo:font-weight="normal" fo:background-color="#ffffcc" loext:char-shading-value="0" loext:padding="0cm" loext:border="none"/>
    </style:style>
    <style:style style:name="T7" style:family="text">
      <style:text-properties fo:font-variant="normal" fo:text-transform="none" fo:color="#000000" style:font-name="Verdana" fo:font-size="11.25pt" fo:letter-spacing="normal" fo:font-style="normal" fo:font-weight="normal" officeooo:rsid="0044ff27" fo:background-color="#ffffcc" loext:char-shading-value="0" loext:padding="0cm" loext:border="none"/>
    </style:style>
    <style:style style:name="T8" style:family="text">
      <style:text-properties fo:font-variant="normal" fo:text-transform="none" fo:color="#000000" style:font-name="Verdana" fo:font-size="11.25pt" fo:letter-spacing="normal" fo:font-style="normal" fo:font-weight="normal" officeooo:rsid="00462ff8" fo:background-color="#ffffcc" loext:char-shading-value="0" loext:padding="0cm" loext:border="none"/>
    </style:style>
    <style:style style:name="T9" style:family="text">
      <style:text-properties fo:font-variant="normal" fo:text-transform="none" fo:color="#000000" style:font-name="Verdana" fo:font-size="11.25pt" fo:letter-spacing="normal" fo:font-style="normal" fo:font-weight="normal" fo:background-color="transparent" loext:char-shading-value="0" loext:padding="0cm" loext:border="none"/>
    </style:style>
    <style:style style:name="T10" style:family="text">
      <style:text-properties fo:font-variant="normal" fo:text-transform="none" fo:color="#000000" style:font-name="Verdana" fo:font-size="11.25pt" fo:letter-spacing="normal" fo:font-style="normal" fo:font-weight="normal" officeooo:rsid="00332d5b"/>
    </style:style>
    <style:style style:name="T11" style:family="text">
      <style:text-properties fo:font-variant="normal" fo:text-transform="none" fo:color="#000000" style:font-name="Verdana" fo:font-size="11.25pt" fo:letter-spacing="normal" fo:font-style="normal" fo:font-weight="normal" officeooo:rsid="003482a8"/>
    </style:style>
    <style:style style:name="T12" style:family="text">
      <style:text-properties fo:font-variant="normal" fo:text-transform="none" fo:color="#000000" style:font-name="Verdana" fo:font-size="11.25pt" fo:letter-spacing="normal" fo:font-style="normal" fo:font-weight="normal" officeooo:rsid="003f29f0"/>
    </style:style>
    <style:style style:name="T13" style:family="text">
      <style:text-properties fo:font-variant="normal" fo:text-transform="none" fo:color="#000000" style:font-name="Verdana" fo:font-size="11.25pt" fo:letter-spacing="normal" fo:font-style="normal" fo:font-weight="normal" officeooo:rsid="0051c02d"/>
    </style:style>
    <style:style style:name="T14" style:family="text">
      <style:text-properties fo:font-variant="normal" fo:text-transform="none" fo:color="#000000" style:font-name="Verdana" fo:font-size="11.25pt" fo:letter-spacing="normal" fo:font-style="normal" fo:font-weight="bold"/>
    </style:style>
    <style:style style:name="T15" style:family="text">
      <style:text-properties fo:font-variant="normal" fo:text-transform="none" fo:color="#000000" style:font-name="Verdana" fo:font-size="11.25pt" fo:letter-spacing="normal" fo:font-weight="normal"/>
    </style:style>
    <style:style style:name="T16" style:family="text">
      <style:text-properties fo:font-variant="normal" fo:text-transform="none" fo:color="#000000" style:font-name="Consolas" fo:font-size="11.25pt" fo:letter-spacing="normal" fo:font-style="italic" fo:font-weight="normal"/>
    </style:style>
    <style:style style:name="T17" style:family="text">
      <style:text-properties fo:font-variant="normal" fo:text-transform="none" fo:color="#000000" style:font-name="Consolas" fo:font-size="11.25pt" fo:letter-spacing="normal" fo:font-style="italic" fo:font-weight="normal" fo:background-color="#ffffff" loext:char-shading-value="0" loext:padding-left="0cm" loext:padding-right="0.318cm" loext:padding-top="0.212cm" loext:padding-bottom="0.212cm" loext:border-left="none" loext:border-right="0.06pt solid #cccccc" loext:border-top="0.06pt solid #cccccc" loext:border-bottom="0.06pt solid #cccccc"/>
    </style:style>
    <style:style style:name="T18" style:family="text">
      <style:text-properties fo:font-variant="normal" fo:text-transform="none" fo:color="#000000" style:font-name="Consolas" fo:font-size="11.25pt" fo:letter-spacing="normal" fo:font-style="normal" fo:font-weight="normal"/>
    </style:style>
    <style:style style:name="T19" style:family="text">
      <style:text-properties fo:font-variant="normal" fo:text-transform="none" fo:color="#000000" style:font-name="Consolas" fo:font-size="11.25pt" fo:letter-spacing="normal" fo:font-style="normal" fo:font-weight="normal" fo:background-color="#ffffff" loext:char-shading-value="0" loext:padding-left="0cm" loext:padding-right="0.318cm" loext:padding-top="0.212cm" loext:padding-bottom="0.212cm" loext:border-left="none" loext:border-right="0.06pt solid #cccccc" loext:border-top="0.06pt solid #cccccc" loext:border-bottom="0.06pt solid #cccccc"/>
    </style:style>
    <style:style style:name="T20" style:family="text">
      <style:text-properties fo:font-variant="normal" fo:text-transform="none" fo:color="#000000" style:font-name="Consolas" fo:font-size="11.25pt" fo:letter-spacing="normal" fo:font-style="normal" fo:font-weight="normal" officeooo:rsid="002fe6e9" fo:background-color="#ffffff" loext:char-shading-value="0" loext:padding-left="0cm" loext:padding-right="0.318cm" loext:padding-top="0.212cm" loext:padding-bottom="0.212cm" loext:border-left="none" loext:border-right="0.06pt solid #cccccc" loext:border-top="0.06pt solid #cccccc" loext:border-bottom="0.06pt solid #cccccc"/>
    </style:style>
    <style:style style:name="T21" style:family="text">
      <style:text-properties fo:font-variant="normal" fo:text-transform="none" fo:color="#000000" style:font-name="Consolas" fo:font-size="11.25pt" fo:letter-spacing="normal" fo:font-weight="normal"/>
    </style:style>
    <style:style style:name="T22" style:family="text">
      <style:text-properties fo:font-variant="normal" fo:text-transform="none" fo:color="#000000" style:font-name="Segoe UI" fo:font-size="24pt" fo:letter-spacing="normal" fo:font-style="normal" fo:font-weight="normal"/>
    </style:style>
    <style:style style:name="T23" style:family="text">
      <style:text-properties fo:font-variant="normal" fo:text-transform="none" fo:color="#000000" style:font-name="Segoe UI" fo:font-size="24pt" fo:letter-spacing="normal" fo:font-style="normal" fo:font-weight="normal" fo:background-color="#ffffcc" loext:char-shading-value="0" loext:padding="0cm" loext:border="none"/>
    </style:style>
    <style:style style:name="T24" style:family="text">
      <style:text-properties fo:font-variant="normal" fo:text-transform="none" fo:color="#dc143c" style:font-name="Consolas" fo:font-size="11.25pt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dc143c" style:font-name="Consolas" fo:font-size="11.25pt" fo:letter-spacing="normal" fo:font-style="normal" fo:font-weight="normal" officeooo:rsid="002aa97a" loext:padding="0cm" loext:border="none"/>
    </style:style>
    <style:style style:name="T26" style:family="text">
      <style:text-properties fo:font-variant="normal" fo:text-transform="none" fo:color="#dc143c" style:font-name="Consolas" fo:font-size="11.25pt" fo:letter-spacing="normal" fo:font-style="normal" fo:font-weight="normal" officeooo:rsid="002fe6e9" fo:background-color="#ffffff" loext:char-shading-value="0" loext:padding="0cm" loext:border="none"/>
    </style:style>
    <style:style style:name="T27" style:family="text">
      <style:text-properties fo:font-variant="normal" fo:text-transform="none" fo:color="#dc143c" style:font-name="Consolas" fo:font-size="11.25pt" fo:letter-spacing="normal" fo:font-style="normal" fo:font-weight="normal" fo:background-color="transparent" loext:char-shading-value="0" loext:padding="0cm" loext:border="none"/>
    </style:style>
    <style:style style:name="T28" style:family="text">
      <style:text-properties fo:font-variant="normal" fo:text-transform="none" fo:color="#dc143c" style:font-name="Consolas" fo:font-size="11.25pt" fo:letter-spacing="normal" fo:font-style="normal" fo:font-weight="normal" fo:background-color="#ffffcc" loext:char-shading-value="0" loext:padding="0cm" loext:border="none"/>
    </style:style>
    <style:style style:name="T29" style:family="text">
      <style:text-properties fo:font-variant="normal" fo:text-transform="none" fo:color="#569cd6" style:font-name="Droid Sans Mono" fo:font-size="10.5pt" fo:letter-spacing="normal" fo:font-style="normal" fo:font-weight="normal" fo:background-color="#1e1e1e" loext:char-shading-value="0" loext:padding-left="0cm" loext:padding-right="0.318cm" loext:padding-top="0.212cm" loext:padding-bottom="0.212cm" loext:border-left="none" loext:border-right="0.06pt solid #cccccc" loext:border-top="0.06pt solid #cccccc" loext:border-bottom="0.06pt solid #cccccc"/>
    </style:style>
    <style:style style:name="T30" style:family="text">
      <style:text-properties fo:font-variant="normal" fo:text-transform="none" fo:color="#569cd6" style:font-name="Verdana" fo:font-size="11.25pt" fo:letter-spacing="normal" fo:font-style="normal"/>
    </style:style>
    <style:style style:name="T31" style:family="text">
      <style:text-properties fo:font-variant="normal" fo:text-transform="none" fo:color="#4fc1ff" style:font-name="Droid Sans Mono" fo:font-size="10.5pt" fo:letter-spacing="normal" fo:font-style="normal" fo:font-weight="normal" fo:background-color="#1e1e1e" loext:char-shading-value="0" loext:padding-left="0cm" loext:padding-right="0.318cm" loext:padding-top="0.212cm" loext:padding-bottom="0.212cm" loext:border-left="none" loext:border-right="0.06pt solid #cccccc" loext:border-top="0.06pt solid #cccccc" loext:border-bottom="0.06pt solid #cccccc"/>
    </style:style>
    <style:style style:name="T32" style:family="text">
      <style:text-properties fo:font-variant="normal" fo:text-transform="none" fo:color="#4fc1ff" style:font-name="Verdana" fo:font-size="11.25pt" fo:letter-spacing="normal" fo:font-style="normal"/>
    </style:style>
    <style:style style:name="T33" style:family="text">
      <style:text-properties fo:font-variant="normal" fo:text-transform="none" fo:color="#d4d4d4" style:font-name="Droid Sans Mono" fo:font-size="10.5pt" fo:letter-spacing="normal" fo:font-style="normal" fo:font-weight="normal" fo:background-color="#1e1e1e" loext:char-shading-value="0" loext:padding-left="0cm" loext:padding-right="0.318cm" loext:padding-top="0.212cm" loext:padding-bottom="0.212cm" loext:border-left="none" loext:border-right="0.06pt solid #cccccc" loext:border-top="0.06pt solid #cccccc" loext:border-bottom="0.06pt solid #cccccc"/>
    </style:style>
    <style:style style:name="T34" style:family="text">
      <style:text-properties fo:font-variant="normal" fo:text-transform="none" fo:color="#b5cea8" style:font-name="Droid Sans Mono" fo:font-size="10.5pt" fo:letter-spacing="normal" fo:font-style="normal" fo:font-weight="normal" fo:background-color="#1e1e1e" loext:char-shading-value="0" loext:padding-left="0cm" loext:padding-right="0.318cm" loext:padding-top="0.212cm" loext:padding-bottom="0.212cm" loext:border-left="none" loext:border-right="0.06pt solid #cccccc" loext:border-top="0.06pt solid #cccccc" loext:border-bottom="0.06pt solid #cccccc"/>
    </style:style>
    <style:style style:name="T35" style:family="text">
      <style:text-properties fo:font-variant="normal" fo:text-transform="none" fo:color="#4ec9b0" style:font-name="Verdana" fo:font-size="11.25pt" fo:letter-spacing="normal" fo:font-style="normal"/>
    </style:style>
    <style:style style:name="T36" style:family="text">
      <style:text-properties fo:font-variant="normal" fo:text-transform="none" style:font-name="Verdana" fo:font-size="11.25pt" fo:letter-spacing="normal" fo:font-style="normal"/>
    </style:style>
    <style:style style:name="T37" style:family="text">
      <style:text-properties fo:font-variant="normal" fo:text-transform="none" fo:color="#dcdcaa" style:font-name="Verdana" fo:font-size="11.25pt" fo:letter-spacing="normal" fo:font-style="normal"/>
    </style:style>
    <style:style style:name="T38" style:family="text">
      <style:text-properties fo:color="#569cd6"/>
    </style:style>
    <style:style style:name="T39" style:family="text">
      <style:text-properties fo:color="#569cd6" style:font-name="Droid Sans Mono" fo:font-size="10.5pt" fo:font-weight="normal" fo:background-color="#1e1e1e" loext:char-shading-value="0"/>
    </style:style>
    <style:style style:name="T40" style:family="text">
      <style:text-properties fo:color="#569cd6" loext:padding="0cm" loext:border="none"/>
    </style:style>
    <style:style style:name="T41" style:family="text">
      <style:text-properties fo:color="#569cd6" officeooo:rsid="0037eaa9" loext:padding="0cm" loext:border="none"/>
    </style:style>
    <style:style style:name="T42" style:family="text">
      <style:text-properties fo:color="#d4d4d4" style:font-name="Droid Sans Mono" fo:font-size="10.5pt" fo:font-weight="normal" fo:background-color="#1e1e1e" loext:char-shading-value="0"/>
    </style:style>
    <style:style style:name="T43" style:family="text">
      <style:text-properties fo:color="#4fc1ff"/>
    </style:style>
    <style:style style:name="T44" style:family="text">
      <style:text-properties fo:color="#4fc1ff" style:font-name="Droid Sans Mono" fo:font-size="10.5pt" fo:font-weight="normal" fo:background-color="#1e1e1e" loext:char-shading-value="0"/>
    </style:style>
    <style:style style:name="T45" style:family="text">
      <style:text-properties fo:color="#4fc1ff" loext:padding="0cm" loext:border="none"/>
    </style:style>
    <style:style style:name="T46" style:family="text">
      <style:text-properties fo:color="#4fc1ff" officeooo:rsid="0037eaa9" loext:padding="0cm" loext:border="none"/>
    </style:style>
    <style:style style:name="T47" style:family="text">
      <style:text-properties fo:color="#ce9178"/>
    </style:style>
    <style:style style:name="T48" style:family="text">
      <style:text-properties fo:color="#ce9178" style:font-name="Droid Sans Mono" fo:font-size="10.5pt" fo:font-weight="normal" fo:background-color="#1e1e1e" loext:char-shading-value="0"/>
    </style:style>
    <style:style style:name="T49" style:family="text">
      <style:text-properties fo:color="#ce9178" officeooo:rsid="0037eaa9" loext:padding="0cm" loext:border="none"/>
    </style:style>
    <style:style style:name="T50" style:family="text">
      <style:text-properties fo:color="#dcdcaa"/>
    </style:style>
    <style:style style:name="T51" style:family="text">
      <style:text-properties fo:color="#dcdcaa" style:font-name="Droid Sans Mono" fo:font-size="10.5pt" fo:font-weight="normal" fo:background-color="#1e1e1e" loext:char-shading-value="0"/>
    </style:style>
    <style:style style:name="T52" style:family="text">
      <style:text-properties fo:color="#9cdcfe"/>
    </style:style>
    <style:style style:name="T53" style:family="text">
      <style:text-properties fo:color="#9cdcfe" style:font-name="Droid Sans Mono" fo:font-size="10.5pt" fo:font-weight="normal" fo:background-color="#1e1e1e" loext:char-shading-value="0"/>
    </style:style>
    <style:style style:name="T54" style:family="text">
      <style:text-properties fo:color="#9cdcfe" officeooo:rsid="0037eaa9" loext:padding="0cm" loext:border="none"/>
    </style:style>
    <style:style style:name="T55" style:family="text">
      <style:text-properties fo:background-color="transparent" loext:char-shading-value="0"/>
    </style:style>
    <style:style style:name="T56" style:family="text">
      <style:text-properties fo:color="#c586c0"/>
    </style:style>
    <style:style style:name="T57" style:family="text">
      <style:text-properties fo:color="#c586c0" style:font-name="Droid Sans Mono" fo:font-size="10.5pt" fo:font-weight="normal" fo:background-color="#1e1e1e" loext:char-shading-value="0"/>
    </style:style>
    <style:style style:name="T58" style:family="text">
      <style:text-properties fo:color="#b5cea8"/>
    </style:style>
    <style:style style:name="T59" style:family="text">
      <style:text-properties fo:color="#b5cea8" loext:padding="0cm" loext:border="none"/>
    </style:style>
    <style:style style:name="T60" style:family="text">
      <style:text-properties fo:color="#b5cea8" style:font-name="Droid Sans Mono" fo:font-size="10.5pt" fo:font-weight="normal" fo:background-color="#1e1e1e" loext:char-shading-value="0"/>
    </style:style>
    <style:style style:name="T61" style:family="text">
      <style:text-properties fo:color="#4ec9b0"/>
    </style:style>
    <style:style style:name="T62" style:family="text">
      <style:text-properties fo:color="#4ec9b0" style:font-name="Droid Sans Mono" fo:font-size="10.5pt" fo:font-weight="normal" fo:background-color="#1e1e1e" loext:char-shading-value="0"/>
    </style:style>
    <style:style style:name="T63" style:family="text">
      <style:text-properties fo:color="#6a9955"/>
    </style:style>
    <style:style style:name="T64" style:family="text">
      <style:text-properties officeooo:rsid="00264179"/>
    </style:style>
    <style:style style:name="T65" style:family="text">
      <style:text-properties fo:color="#c8c8c8" style:font-name="Droid Sans Mono" fo:font-size="10.5pt" fo:font-weight="normal" fo:background-color="#1e1e1e" loext:char-shading-value="0"/>
    </style:style>
    <style:style style:name="T66" style:family="text">
      <style:text-properties officeooo:rsid="0028d62c"/>
    </style:style>
    <style:style style:name="T67" style:family="text">
      <style:text-properties loext:padding="0cm" loext:border="none"/>
    </style:style>
    <style:style style:name="T68" style:family="text">
      <style:text-properties fo:font-size="11.25pt"/>
    </style:style>
    <style:style style:name="T69" style:family="text">
      <style:text-properties fo:font-size="11.25pt" fo:font-weight="bold"/>
    </style:style>
    <style:style style:name="T70" style:family="text">
      <style:text-properties fo:color="#000000" style:font-name="Consolas" fo:font-size="11.25pt" fo:font-style="italic" fo:background-color="#ffffff" loext:char-shading-value="0" loext:padding-left="0cm" loext:padding-right="0.318cm" loext:padding-top="0.212cm" loext:padding-bottom="0.212cm" loext:border-left="none" loext:border-right="0.06pt solid #cccccc" loext:border-top="0.06pt solid #cccccc" loext:border-bottom="0.06pt solid #cccccc"/>
    </style:style>
    <style:style style:name="T71" style:family="text">
      <style:text-properties fo:color="#000000" style:font-name="Consolas" fo:font-size="11.25pt" fo:background-color="#ffffff" loext:char-shading-value="0" loext:padding-left="0cm" loext:padding-right="0.318cm" loext:padding-top="0.212cm" loext:padding-bottom="0.212cm" loext:border-left="none" loext:border-right="0.06pt solid #cccccc" loext:border-top="0.06pt solid #cccccc" loext:border-bottom="0.06pt solid #cccccc"/>
    </style:style>
    <style:style style:name="T72" style:family="text">
      <style:text-properties fo:color="#dc143c" style:font-name="Consolas" fo:font-size="11.25pt" loext:padding="0cm" loext:border="none"/>
    </style:style>
    <style:style style:name="T73" style:family="text">
      <style:text-properties fo:font-style="italic"/>
    </style:style>
    <style:style style:name="T74" style:family="text">
      <style:text-properties style:font-name="Segoe UI" fo:font-size="24pt"/>
    </style:style>
    <style:style style:name="T75" style:family="text">
      <style:text-properties fo:background-color="#ffffcc" loext:char-shading-value="0" loext:padding="0cm" loext:border="none"/>
    </style:style>
    <style:style style:name="T76" style:family="text">
      <style:text-properties officeooo:rsid="0032fc28"/>
    </style:style>
    <style:style style:name="T77" style:family="text">
      <style:text-properties fo:color="#d7ba7d"/>
    </style:style>
    <style:style style:name="T78" style:family="text">
      <style:text-properties officeooo:rsid="0037eaa9" loext:padding="0cm" loext:border="none"/>
    </style:style>
    <style:style style:name="T79" style:family="text">
      <style:text-properties officeooo:rsid="0037eaa9" fo:background-color="#e7e9eb" loext:char-shading-value="0" loext:padding="0cm" loext:border="none"/>
    </style:style>
    <style:style style:name="T80" style:family="text">
      <style:text-properties officeooo:rsid="0040fc18"/>
    </style:style>
    <style:style style:name="T81" style:family="text">
      <style:text-properties officeooo:rsid="00433a84"/>
    </style:style>
    <style:style style:name="T82" style:family="text">
      <style:text-properties officeooo:rsid="004b25bf"/>
    </style:style>
    <style:style style:name="T83" style:family="text">
      <style:text-properties officeooo:rsid="004f048a"/>
    </style:style>
    <style:style style:name="T84" style:family="text">
      <style:text-properties officeooo:rsid="005001a2"/>
    </style:style>
    <style:style style:name="T85" style:family="text">
      <style:text-properties officeooo:rsid="0050d492"/>
    </style:style>
    <style:style style:name="T86" style:family="text">
      <style:text-properties officeooo:rsid="00564d29"/>
    </style:style>
    <style:style style:name="T87" style:family="text">
      <style:text-properties officeooo:rsid="00595128"/>
    </style:style>
    <style:style style:name="T88" style:family="text">
      <style:text-properties officeooo:rsid="005f9378"/>
    </style:style>
    <style:style style:name="T89" style:family="text">
      <style:text-properties officeooo:rsid="00621616"/>
    </style:style>
    <style:style style:name="T90" style:family="text">
      <style:text-properties officeooo:rsid="00640860"/>
    </style:style>
    <style:style style:name="T91" style:family="text">
      <style:text-properties officeooo:rsid="006898c4"/>
    </style:style>
    <style:style style:name="T92" style:family="text">
      <style:text-properties officeooo:rsid="006b6727"/>
    </style:style>
    <style:style style:name="T93" style:family="text">
      <style:text-properties officeooo:rsid="006b6ae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2">JavaScript Array Methods and Properties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5">Name</text:p>
          </table:table-cell>
          <table:table-cell table:style-name="Table1.A1" office:value-type="string">
            <text:p text:style-name="P35">Description</text:p>
          </table:table-cell>
        </table:table-row>
        <table:table-row table:style-name="Table1.2">
          <table:table-cell table:style-name="Table1.A1" office:value-type="string">
            <text:p text:style-name="P33"><text:a xlink:type="simple" xlink:href="https://www.w3schools.com/jsref/jsref_concat_array.asp" text:style-name="Internet_20_link" text:visited-style-name="Visited_20_Internet_20_Link"><text:span text:style-name="T55">concat()</text:span></text:a></text:p>
          </table:table-cell>
          <table:table-cell table:style-name="Table1.A1" office:value-type="string">
            <text:p text:style-name="P33">Joins arrays and returns an array with the joined arrays</text:p>
          </table:table-cell>
        </table:table-row>
        <table:table-row table:style-name="Table1.1">
          <table:table-cell table:style-name="Table1.A1" office:value-type="string">
            <text:p text:style-name="P33"><text:a xlink:type="simple" xlink:href="https://www.w3schools.com/jsref/jsref_constructor_array.asp" text:style-name="Internet_20_link" text:visited-style-name="Visited_20_Internet_20_Link"><text:span text:style-name="T55">constructor</text:span></text:a></text:p>
          </table:table-cell>
          <table:table-cell table:style-name="Table1.A1" office:value-type="string">
            <text:p text:style-name="P33">Returns the function that created the Array object's prototype</text:p>
          </table:table-cell>
        </table:table-row>
        <table:table-row table:style-name="Table1.2">
          <table:table-cell table:style-name="Table1.A1" office:value-type="string">
            <text:p text:style-name="P33"><text:a xlink:type="simple" xlink:href="https://www.w3schools.com/jsref/jsref_copywithin.asp" text:style-name="Internet_20_link" text:visited-style-name="Visited_20_Internet_20_Link"><text:span text:style-name="T55">copyWithin()</text:span></text:a></text:p>
          </table:table-cell>
          <table:table-cell table:style-name="Table1.A1" office:value-type="string">
            <text:p text:style-name="P33">Copies array elements within the array, to and from specified positions</text:p>
          </table:table-cell>
        </table:table-row>
        <table:table-row table:style-name="Table1.1">
          <table:table-cell table:style-name="Table1.A1" office:value-type="string">
            <text:p text:style-name="P33"><text:a xlink:type="simple" xlink:href="https://www.w3schools.com/jsref/jsref_entries.asp" text:style-name="Internet_20_link" text:visited-style-name="Visited_20_Internet_20_Link"><text:span text:style-name="T55">entries()</text:span></text:a></text:p>
          </table:table-cell>
          <table:table-cell table:style-name="Table1.A1" office:value-type="string">
            <text:p text:style-name="P33">Returns a key/value pair Array Iteration Object</text:p>
          </table:table-cell>
        </table:table-row>
        <table:table-row table:style-name="Table1.2">
          <table:table-cell table:style-name="Table1.A1" office:value-type="string">
            <text:p text:style-name="P33"><text:a xlink:type="simple" xlink:href="https://www.w3schools.com/jsref/jsref_every.asp" text:style-name="Internet_20_link" text:visited-style-name="Visited_20_Internet_20_Link"><text:span text:style-name="T55">every()</text:span></text:a></text:p>
          </table:table-cell>
          <table:table-cell table:style-name="Table1.A1" office:value-type="string">
            <text:p text:style-name="P33">Checks if every element in an array pass a test</text:p>
          </table:table-cell>
        </table:table-row>
        <table:table-row table:style-name="Table1.1">
          <table:table-cell table:style-name="Table1.A1" office:value-type="string">
            <text:p text:style-name="P33"><text:a xlink:type="simple" xlink:href="https://www.w3schools.com/jsref/jsref_fill.asp" text:style-name="Internet_20_link" text:visited-style-name="Visited_20_Internet_20_Link"><text:span text:style-name="T55">fill()</text:span></text:a></text:p>
          </table:table-cell>
          <table:table-cell table:style-name="Table1.A1" office:value-type="string">
            <text:p text:style-name="P33">Fill the elements in an array with a static value</text:p>
          </table:table-cell>
        </table:table-row>
        <table:table-row table:style-name="Table1.2">
          <table:table-cell table:style-name="Table1.A1" office:value-type="string">
            <text:p text:style-name="P33"><text:a xlink:type="simple" xlink:href="https://www.w3schools.com/jsref/jsref_filter.asp" text:style-name="Internet_20_link" text:visited-style-name="Visited_20_Internet_20_Link"><text:span text:style-name="T55">filter()</text:span></text:a></text:p>
          </table:table-cell>
          <table:table-cell table:style-name="Table1.A1" office:value-type="string">
            <text:p text:style-name="P33">Creates a new array with every element in an array that pass a test</text:p>
          </table:table-cell>
        </table:table-row>
        <table:table-row table:style-name="Table1.1">
          <table:table-cell table:style-name="Table1.A1" office:value-type="string">
            <text:p text:style-name="P33"><text:a xlink:type="simple" xlink:href="https://www.w3schools.com/jsref/jsref_find.asp" text:style-name="Internet_20_link" text:visited-style-name="Visited_20_Internet_20_Link"><text:span text:style-name="T55">find()</text:span></text:a></text:p>
          </table:table-cell>
          <table:table-cell table:style-name="Table1.A1" office:value-type="string">
            <text:p text:style-name="P33">Returns the value of the first element in an array that pass a test</text:p>
          </table:table-cell>
        </table:table-row>
        <table:table-row table:style-name="Table1.2">
          <table:table-cell table:style-name="Table1.A1" office:value-type="string">
            <text:p text:style-name="P33"><text:a xlink:type="simple" xlink:href="https://www.w3schools.com/jsref/jsref_findindex.asp" text:style-name="Internet_20_link" text:visited-style-name="Visited_20_Internet_20_Link"><text:span text:style-name="T55">findIndex()</text:span></text:a></text:p>
          </table:table-cell>
          <table:table-cell table:style-name="Table1.A1" office:value-type="string">
            <text:p text:style-name="P33">Returns the index of the first element in an array that pass a test</text:p>
          </table:table-cell>
        </table:table-row>
        <table:table-row table:style-name="Table1.1">
          <table:table-cell table:style-name="Table1.A1" office:value-type="string">
            <text:p text:style-name="P33"><text:a xlink:type="simple" xlink:href="https://www.w3schools.com/jsref/jsref_foreach.asp" text:style-name="Internet_20_link" text:visited-style-name="Visited_20_Internet_20_Link"><text:span text:style-name="T55">forEach()</text:span></text:a></text:p>
          </table:table-cell>
          <table:table-cell table:style-name="Table1.A1" office:value-type="string">
            <text:p text:style-name="P33">Calls a function for each array element</text:p>
          </table:table-cell>
        </table:table-row>
        <table:table-row table:style-name="Table1.2">
          <table:table-cell table:style-name="Table1.A1" office:value-type="string">
            <text:p text:style-name="P33"><text:a xlink:type="simple" xlink:href="https://www.w3schools.com/jsref/jsref_from.asp" text:style-name="Internet_20_link" text:visited-style-name="Visited_20_Internet_20_Link"><text:span text:style-name="T55">from()</text:span></text:a></text:p>
          </table:table-cell>
          <table:table-cell table:style-name="Table1.A1" office:value-type="string">
            <text:p text:style-name="P33">Creates an array from an object</text:p>
          </table:table-cell>
        </table:table-row>
        <table:table-row table:style-name="Table1.1">
          <table:table-cell table:style-name="Table1.A1" office:value-type="string">
            <text:p text:style-name="P33"><text:a xlink:type="simple" xlink:href="https://www.w3schools.com/jsref/jsref_includes_array.asp" text:style-name="Internet_20_link" text:visited-style-name="Visited_20_Internet_20_Link"><text:span text:style-name="T55">includes()</text:span></text:a></text:p>
          </table:table-cell>
          <table:table-cell table:style-name="Table1.A1" office:value-type="string">
            <text:p text:style-name="P33">Check if an array contains the specified element</text:p>
          </table:table-cell>
        </table:table-row>
        <table:table-row table:style-name="Table1.2">
          <table:table-cell table:style-name="Table1.A1" office:value-type="string">
            <text:p text:style-name="P33"><text:a xlink:type="simple" xlink:href="https://www.w3schools.com/jsref/jsref_indexof_array.asp" text:style-name="Internet_20_link" text:visited-style-name="Visited_20_Internet_20_Link"><text:span text:style-name="T55">indexOf()</text:span></text:a></text:p>
          </table:table-cell>
          <table:table-cell table:style-name="Table1.A1" office:value-type="string">
            <text:p text:style-name="P33">Search the array for an element and returns its position</text:p>
          </table:table-cell>
        </table:table-row>
        <table:table-row table:style-name="Table1.1">
          <table:table-cell table:style-name="Table1.A1" office:value-type="string">
            <text:p text:style-name="P33"><text:a xlink:type="simple" xlink:href="https://www.w3schools.com/jsref/jsref_isarray.asp" text:style-name="Internet_20_link" text:visited-style-name="Visited_20_Internet_20_Link"><text:span text:style-name="T55">isArray()</text:span></text:a></text:p>
          </table:table-cell>
          <table:table-cell table:style-name="Table1.A1" office:value-type="string">
            <text:p text:style-name="P33">Checks whether an object is an array</text:p>
          </table:table-cell>
        </table:table-row>
        <table:table-row table:style-name="Table1.2">
          <table:table-cell table:style-name="Table1.A1" office:value-type="string">
            <text:p text:style-name="P33"><text:a xlink:type="simple" xlink:href="https://www.w3schools.com/jsref/jsref_join.asp" text:style-name="Internet_20_link" text:visited-style-name="Visited_20_Internet_20_Link"><text:span text:style-name="T55">join()</text:span></text:a></text:p>
          </table:table-cell>
          <table:table-cell table:style-name="Table1.A1" office:value-type="string">
            <text:p text:style-name="P33">Joins all elements of an array into a string</text:p>
          </table:table-cell>
        </table:table-row>
        <table:table-row table:style-name="Table1.1">
          <table:table-cell table:style-name="Table1.A1" office:value-type="string">
            <text:p text:style-name="P33"><text:a xlink:type="simple" xlink:href="https://www.w3schools.com/jsref/jsref_keys.asp" text:style-name="Internet_20_link" text:visited-style-name="Visited_20_Internet_20_Link"><text:span text:style-name="T55">keys()</text:span></text:a></text:p>
          </table:table-cell>
          <table:table-cell table:style-name="Table1.A1" office:value-type="string">
            <text:p text:style-name="P33">Returns a Array Iteration Object, containing the keys of the original array</text:p>
          </table:table-cell>
        </table:table-row>
        <table:table-row table:style-name="Table1.2">
          <table:table-cell table:style-name="Table1.A1" office:value-type="string">
            <text:p text:style-name="P33"><text:a xlink:type="simple" xlink:href="https://www.w3schools.com/jsref/jsref_lastindexof_array.asp" text:style-name="Internet_20_link" text:visited-style-name="Visited_20_Internet_20_Link"><text:span text:style-name="T55">lastIndexOf()</text:span></text:a></text:p>
          </table:table-cell>
          <table:table-cell table:style-name="Table1.A1" office:value-type="string">
            <text:p text:style-name="P33">Search the array for an element, starting at the end, and returns its position</text:p>
          </table:table-cell>
        </table:table-row>
        <table:table-row table:style-name="Table1.1">
          <table:table-cell table:style-name="Table1.A1" office:value-type="string">
            <text:p text:style-name="P33"><text:a xlink:type="simple" xlink:href="https://www.w3schools.com/jsref/jsref_length_array.asp" text:style-name="Internet_20_link" text:visited-style-name="Visited_20_Internet_20_Link"><text:span text:style-name="T55">length</text:span></text:a></text:p>
          </table:table-cell>
          <table:table-cell table:style-name="Table1.A1" office:value-type="string">
            <text:p text:style-name="P33">Sets or returns the number of elements in an array</text:p>
          </table:table-cell>
        </table:table-row>
        <table:table-row table:style-name="Table1.2">
          <table:table-cell table:style-name="Table1.A1" office:value-type="string">
            <text:p text:style-name="P33"><text:a xlink:type="simple" xlink:href="https://www.w3schools.com/jsref/jsref_map.asp" text:style-name="Internet_20_link" text:visited-style-name="Visited_20_Internet_20_Link"><text:span text:style-name="T55">map()</text:span></text:a></text:p>
          </table:table-cell>
          <table:table-cell table:style-name="Table1.A1" office:value-type="string">
            <text:p text:style-name="P33">Creates a new array with the result of calling a function for each array element</text:p>
          </table:table-cell>
        </table:table-row>
        <table:table-row table:style-name="Table1.1">
          <table:table-cell table:style-name="Table1.A1" office:value-type="string">
            <text:p text:style-name="P33"><text:a xlink:type="simple" xlink:href="https://www.w3schools.com/jsref/jsref_pop.asp" text:style-name="Internet_20_link" text:visited-style-name="Visited_20_Internet_20_Link"><text:span text:style-name="T55">pop()</text:span></text:a></text:p>
          </table:table-cell>
          <table:table-cell table:style-name="Table1.A1" office:value-type="string">
            <text:p text:style-name="P33">Removes the last element of an array, and returns that element</text:p>
          </table:table-cell>
        </table:table-row>
        <table:table-row table:style-name="Table1.2">
          <table:table-cell table:style-name="Table1.A1" office:value-type="string">
            <text:p text:style-name="P33"><text:a xlink:type="simple" xlink:href="https://www.w3schools.com/jsref/jsref_prototype_array.asp" text:style-name="Internet_20_link" text:visited-style-name="Visited_20_Internet_20_Link"><text:span text:style-name="T55">prototype</text:span></text:a></text:p>
          </table:table-cell>
          <table:table-cell table:style-name="Table1.A1" office:value-type="string">
            <text:p text:style-name="P33">Allows you to add properties and methods to an Array object</text:p>
          </table:table-cell>
        </table:table-row>
        <table:table-row table:style-name="Table1.1">
          <table:table-cell table:style-name="Table1.A1" office:value-type="string">
            <text:p text:style-name="P33"><text:a xlink:type="simple" xlink:href="https://www.w3schools.com/jsref/jsref_push.asp" text:style-name="Internet_20_link" text:visited-style-name="Visited_20_Internet_20_Link"><text:span text:style-name="T55">push()</text:span></text:a></text:p>
          </table:table-cell>
          <table:table-cell table:style-name="Table1.A1" office:value-type="string">
            <text:p text:style-name="P33">Adds new elements to the end of an array, and returns the new length</text:p>
          </table:table-cell>
        </table:table-row>
        <table:table-row table:style-name="Table1.2">
          <table:table-cell table:style-name="Table1.A1" office:value-type="string">
            <text:p text:style-name="P33"><text:a xlink:type="simple" xlink:href="https://www.w3schools.com/jsref/jsref_reduce.asp" text:style-name="Internet_20_link" text:visited-style-name="Visited_20_Internet_20_Link"><text:span text:style-name="T55">reduce()</text:span></text:a></text:p>
          </table:table-cell>
          <table:table-cell table:style-name="Table1.A1" office:value-type="string">
            <text:p text:style-name="P33">Reduce the values of an array to a single value (going left-to-right)</text:p>
          </table:table-cell>
        </table:table-row>
        <table:table-row table:style-name="Table1.1">
          <table:table-cell table:style-name="Table1.A1" office:value-type="string">
            <text:p text:style-name="P33"><text:a xlink:type="simple" xlink:href="https://www.w3schools.com/jsref/jsref_reduceright.asp" text:style-name="Internet_20_link" text:visited-style-name="Visited_20_Internet_20_Link"><text:span text:style-name="T55">reduceRight()</text:span></text:a></text:p>
          </table:table-cell>
          <table:table-cell table:style-name="Table1.A1" office:value-type="string">
            <text:p text:style-name="P33">Reduce the values of an array to a single value (going right-to-left)</text:p>
          </table:table-cell>
        </table:table-row>
        <table:table-row table:style-name="Table1.2">
          <table:table-cell table:style-name="Table1.A1" office:value-type="string">
            <text:p text:style-name="P33"><text:a xlink:type="simple" xlink:href="https://www.w3schools.com/jsref/jsref_reverse.asp" text:style-name="Internet_20_link" text:visited-style-name="Visited_20_Internet_20_Link"><text:span text:style-name="T55">reverse()</text:span></text:a></text:p>
          </table:table-cell>
          <table:table-cell table:style-name="Table1.A1" office:value-type="string">
            <text:p text:style-name="P33">Reverses the order of the elements in an array</text:p>
          </table:table-cell>
        </table:table-row>
        <table:table-row table:style-name="Table1.1">
          <table:table-cell table:style-name="Table1.A1" office:value-type="string">
            <text:p text:style-name="P33"><text:a xlink:type="simple" xlink:href="https://www.w3schools.com/jsref/jsref_shift.asp" text:style-name="Internet_20_link" text:visited-style-name="Visited_20_Internet_20_Link"><text:span text:style-name="T55">shift()</text:span></text:a></text:p>
          </table:table-cell>
          <table:table-cell table:style-name="Table1.A1" office:value-type="string">
            <text:p text:style-name="P33">Removes the first element of an array, and returns that element</text:p>
          </table:table-cell>
        </table:table-row>
        <table:table-row table:style-name="Table1.2">
          <table:table-cell table:style-name="Table1.A1" office:value-type="string">
            <text:p text:style-name="P33"><text:a xlink:type="simple" xlink:href="https://www.w3schools.com/jsref/jsref_slice_array.asp" text:style-name="Internet_20_link" text:visited-style-name="Visited_20_Internet_20_Link"><text:span text:style-name="T55">slice()</text:span></text:a></text:p>
          </table:table-cell>
          <table:table-cell table:style-name="Table1.A1" office:value-type="string">
            <text:p text:style-name="P33">Selects a part of an array, and returns the new array</text:p>
          </table:table-cell>
        </table:table-row>
        <table:table-row table:style-name="Table1.1">
          <table:table-cell table:style-name="Table1.A1" office:value-type="string">
            <text:p text:style-name="P33"><text:a xlink:type="simple" xlink:href="https://www.w3schools.com/jsref/jsref_some.asp" text:style-name="Internet_20_link" text:visited-style-name="Visited_20_Internet_20_Link"><text:span text:style-name="T55">some()</text:span></text:a></text:p>
          </table:table-cell>
          <table:table-cell table:style-name="Table1.A1" office:value-type="string">
            <text:p text:style-name="P33">Checks if any of the elements in an array pass a test</text:p>
          </table:table-cell>
        </table:table-row>
        <table:table-row table:style-name="Table1.2">
          <table:table-cell table:style-name="Table1.A1" office:value-type="string">
            <text:p text:style-name="P33"><text:a xlink:type="simple" xlink:href="https://www.w3schools.com/jsref/jsref_sort.asp" text:style-name="Internet_20_link" text:visited-style-name="Visited_20_Internet_20_Link"><text:span text:style-name="T55">sort()</text:span></text:a></text:p>
          </table:table-cell>
          <table:table-cell table:style-name="Table1.A1" office:value-type="string">
            <text:p text:style-name="P33">Sorts the elements of an array</text:p>
          </table:table-cell>
        </table:table-row>
        <table:table-row table:style-name="Table1.1">
          <table:table-cell table:style-name="Table1.A1" office:value-type="string">
            <text:p text:style-name="P33"><text:a xlink:type="simple" xlink:href="https://www.w3schools.com/jsref/jsref_splice.asp" text:style-name="Internet_20_link" text:visited-style-name="Visited_20_Internet_20_Link"><text:span text:style-name="T55">splice()</text:span></text:a></text:p>
          </table:table-cell>
          <table:table-cell table:style-name="Table1.A1" office:value-type="string">
            <text:p text:style-name="P33">Adds/Removes elements from an array</text:p>
          </table:table-cell>
        </table:table-row>
        <table:table-row table:style-name="Table1.2">
          <table:table-cell table:style-name="Table1.A1" office:value-type="string">
            <text:p text:style-name="P33"><text:a xlink:type="simple" xlink:href="https://www.w3schools.com/jsref/jsref_tostring_array.asp" text:style-name="Internet_20_link" text:visited-style-name="Visited_20_Internet_20_Link"><text:span text:style-name="T55">toString()</text:span></text:a></text:p>
          </table:table-cell>
          <table:table-cell table:style-name="Table1.A1" office:value-type="string">
            <text:p text:style-name="P33">Converts an array to a string, and returns the result</text:p>
          </table:table-cell>
        </table:table-row>
        <table:table-row table:style-name="Table1.1">
          <table:table-cell table:style-name="Table1.A1" office:value-type="string">
            <text:p text:style-name="P33"><text:a xlink:type="simple" xlink:href="https://www.w3schools.com/jsref/jsref_unshift.asp" text:style-name="Internet_20_link" text:visited-style-name="Visited_20_Internet_20_Link"><text:span text:style-name="T55">unshift()</text:span></text:a></text:p>
          </table:table-cell>
          <table:table-cell table:style-name="Table1.A1" office:value-type="string">
            <text:p text:style-name="P33">Adds new elements to the beginning of an array, and returns the new length</text:p>
          </table:table-cell>
        </table:table-row>
        <table:table-row table:style-name="Table1.2">
          <table:table-cell table:style-name="Table1.A1" office:value-type="string">
            <text:p text:style-name="P33"><text:a xlink:type="simple" xlink:href="https://www.w3schools.com/jsref/jsref_valueof_array.asp" text:style-name="Internet_20_link" text:visited-style-name="Visited_20_Internet_20_Link"><text:span text:style-name="T55">valueOf()</text:span></text:a></text:p>
          </table:table-cell>
          <table:table-cell table:style-name="Table1.A1" office:value-type="string">
            <text:p text:style-name="P33">Returns the primitive value of an array</text:p>
          </table:table-cell>
        </table:table-row>
      </table:table>
      <text:p text:style-name="P1"/>
      <text:p text:style-name="P2"><text:span text:style-name="T2">1. The </text:span><text:span text:style-name="Source_20_Text"><text:span text:style-name="T25">concat()</text:span></text:span><text:span text:style-name="T2"> method concatenates (joins) two or more arrays.</text:span></text:p>
      <text:p text:style-name="P2"><text:span text:style-name="T1">The </text:span><text:span text:style-name="Source_20_Text"><text:span text:style-name="T24">concat()</text:span></text:span><text:span text:style-name="T1"> method returns a new array, containing the joined arrays.</text:span></text:p>
      <text:p text:style-name="P2"><text:span text:style-name="T1">The </text:span><text:span text:style-name="Source_20_Text"><text:span text:style-name="T24">concat()</text:span></text:span><text:span text:style-name="T1"> method does not change the existing arrays.</text:span></text:p>
      <text:p text:style-name="P2"><text:span text:style-name="T16">array1</text:span><text:span text:style-name="T18">.concat(</text:span><text:span text:style-name="Emphasis"><text:span text:style-name="T21">array2</text:span></text:span><text:span text:style-name="T18">,</text:span><text:span text:style-name="Emphasis"><text:span text:style-name="T15"> </text:span></text:span><text:span text:style-name="Emphasis"><text:span text:style-name="T21">array3</text:span></text:span><text:span text:style-name="T18">, ...,</text:span><text:span text:style-name="Emphasis"><text:span text:style-name="T15"> </text:span></text:span><text:span text:style-name="Emphasis"><text:span text:style-name="T21">arrayX</text:span></text:span><text:span text:style-name="T18">)</text:span></text:p>
      <text:p text:style-name="P18"><text:span text:style-name="T38">const</text:span> <text:span text:style-name="T43">arr1</text:span> = [<text:span text:style-name="T47">"Cecilie"</text:span>, <text:span text:style-name="T47">"Lone"</text:span>, <text:span text:style-name="T47">"Emil"</text:span>];</text:p>
      <text:p text:style-name="P18"><text:span text:style-name="T38">const</text:span> <text:span text:style-name="T43">arr2</text:span> = [<text:span text:style-name="T47">"Emil"</text:span>, <text:span text:style-name="T47">"Tobias"</text:span>, <text:span text:style-name="T47">"Linus"</text:span>];</text:p>
      <text:p text:style-name="P18"><text:span text:style-name="T38">const</text:span> <text:span text:style-name="T43">arr3</text:span> = [<text:span text:style-name="T47">"Robin"</text:span>];</text:p>
      <text:p text:style-name="P18"><text:span text:style-name="T38">const</text:span> <text:span text:style-name="T43">children</text:span> = <text:span text:style-name="T43">arr1</text:span>.<text:span text:style-name="T50">concat</text:span>(<text:span text:style-name="T43">arr2</text:span>, <text:span text:style-name="T43">arr3</text:span>);</text:p>
      <text:p text:style-name="P18"><text:span text:style-name="T52">console</text:span>.<text:span text:style-name="T50">log</text:span>(<text:span text:style-name="T43">children</text:span>);</text:p>
      <text:p text:style-name="P27"/>
      <text:p text:style-name="P18">[ <text:span text:style-name="T47">'Cecilie'</text:span>, <text:span text:style-name="T47">'Lone'</text:span>, <text:span text:style-name="T47">'Emil'</text:span>, <text:span text:style-name="T47">'Emil'</text:span>, <text:span text:style-name="T47">'Tobias'</text:span>, <text:span text:style-name="T47">'Linus'</text:span>, <text:span text:style-name="T47">'Robin'</text:span> ]</text:p>
      <text:p text:style-name="P18"/>
      <text:p text:style-name="P28"><text:span text:style-name="T3">2. The </text:span><text:span text:style-name="Source_20_Text"><text:span text:style-name="T24">constructor</text:span></text:span><text:span text:style-name="T1"> property returns the function that created the Array prototype.</text:span></text:p>
      <text:p text:style-name="P2"><text:soft-page-break/><text:span text:style-name="T1">For JavaScript arrays the </text:span><text:span text:style-name="Source_20_Text"><text:span text:style-name="T24">constructor</text:span></text:span><text:span text:style-name="T1"> property returns:</text:span></text:p>
      <text:p text:style-name="Text_20_body"><text:line-break/><text:span text:style-name="T39">const</text:span><text:span text:style-name="T42"> </text:span><text:span text:style-name="T44">fruits</text:span><text:span text:style-name="T42"> = [</text:span><text:span text:style-name="T48">"Banana"</text:span><text:span text:style-name="T42">, </text:span><text:span text:style-name="T48">"Orange"</text:span><text:span text:style-name="T42">, </text:span><text:span text:style-name="T48">"Apple"</text:span><text:span text:style-name="T42">, </text:span><text:span text:style-name="T48">"Mango"</text:span><text:span text:style-name="T42">];</text:span></text:p>
      <text:p text:style-name="P18"><text:span text:style-name="T38">let</text:span> <text:span text:style-name="T52">text</text:span> = <text:span text:style-name="T43">fruits</text:span>.<text:span text:style-name="T52">constructor</text:span>;</text:p>
      <text:p text:style-name="P27"/>
      <text:p text:style-name="P18"><text:span text:style-name="T52">console</text:span>.<text:span text:style-name="T50">log</text:span>(<text:span text:style-name="T52">text</text:span>);</text:p>
      <text:p text:style-name="P18"/>
      <text:p text:style-name="Text_20_body">[Function: Array]</text:p>
      <text:p text:style-name="P18"><text:span text:style-name="T38">const</text:span> <text:span text:style-name="T43">fruits2</text:span> = <text:span text:style-name="T38">new</text:span> <text:span text:style-name="T61">Array</text:span>(<text:span text:style-name="T58">2</text:span>);</text:p>
      <text:p text:style-name="P27"/>
      <text:p text:style-name="P18"><text:span text:style-name="T52">console</text:span>.<text:span text:style-name="T50">log</text:span>(<text:span text:style-name="T43">fruits2</text:span>.<text:span text:style-name="T52">length</text:span>); <text:span text:style-name="T63">// 2</text:span></text:p>
      <text:p text:style-name="P18"><text:span text:style-name="T52">console</text:span>.<text:span text:style-name="T50">log</text:span>(<text:span text:style-name="T43">fruits2</text:span>[<text:span text:style-name="T58">0</text:span>]); <text:span text:style-name="T63">// undefined</text:span></text:p>
      <text:p text:style-name="Text_20_body"/>
      <text:p text:style-name="P37"><text:span text:style-name="T64">3. </text:span><text:span text:style-name="T1">The </text:span><text:span text:style-name="Source_20_Text"><text:span text:style-name="T24">copyWithin()</text:span></text:span><text:span text:style-name="T1"> method copies array elements to another position in the array.</text:span></text:p>
      <text:p text:style-name="P2"><text:span text:style-name="T1">The </text:span><text:span text:style-name="Source_20_Text"><text:span text:style-name="T24">copyWithin()</text:span></text:span><text:span text:style-name="T1"> method overwrites the existing values.</text:span></text:p>
      <text:p text:style-name="P2"><text:span text:style-name="T1">The </text:span><text:span text:style-name="Source_20_Text"><text:span text:style-name="T24">copyWithin()</text:span></text:span><text:span text:style-name="T1"> method does not add items to the array.</text:span></text:p>
      <text:h text:style-name="P8" text:outline-level="2">Syntax</text:h>
      <text:p text:style-name="P14"><text:span text:style-name="T17">array</text:span><text:span text:style-name="T19">.copyWithin(</text:span><text:span text:style-name="Emphasis"><text:span text:style-name="T19">target, start, end</text:span></text:span><text:span text:style-name="T19">)</text:span></text:p>
      <text:p text:style-name="P20"><text:span text:style-name="T38">const</text:span> <text:span text:style-name="T43">fruits</text:span> = [<text:span text:style-name="T47">"Banana"</text:span>, <text:span text:style-name="T47">"Orange"</text:span>, <text:span text:style-name="T47">"Apple"</text:span>, <text:span text:style-name="T47">"Mango"</text:span>, <text:span text:style-name="T47">"Kiwi"</text:span>];</text:p>
      <text:p text:style-name="P18"><text:span text:style-name="T52">console</text:span>.<text:span text:style-name="T50">log</text:span>(<text:span text:style-name="T43">fruits</text:span>.<text:span text:style-name="T50">copyWithin</text:span>(<text:span text:style-name="T58">3</text:span>, <text:span text:style-name="T58">0</text:span>, <text:span text:style-name="T58">3</text:span>));</text:p>
      <text:p text:style-name="P18"><text:span text:style-name="T52">console</text:span>.<text:span text:style-name="T50">log</text:span>(<text:span text:style-name="T43">fruits</text:span>.<text:span text:style-name="T50">copyWithin</text:span>(<text:span text:style-name="T58">3</text:span>, <text:span text:style-name="T58">1</text:span>, <text:span text:style-name="T58">3</text:span>));</text:p>
      <text:p text:style-name="P18"><text:span text:style-name="T52">console</text:span>.<text:span text:style-name="T50">log</text:span>(<text:span text:style-name="T43">fruits</text:span>.<text:span text:style-name="T50">copyWithin</text:span>(<text:span text:style-name="T58">3</text:span>, <text:span text:style-name="T58">2</text:span>, <text:span text:style-name="T58">3</text:span>));</text:p>
      <text:p text:style-name="P18"/>
      <text:p text:style-name="P36">[ 'Banana', 'Orange', 'Apple', 'Banana', 'Orange' ]</text:p>
      <text:p text:style-name="P36">[ 'Banana', 'Orange', 'Apple', 'Orange', 'Apple' ]</text:p>
      <text:p text:style-name="P36">[ 'Banana', 'Orange', 'Apple', 'Apple', 'Apple' ]</text:p>
      <text:p text:style-name="P39"><text:span text:style-name="T66">4. </text:span><text:span text:style-name="T53">The</text:span><text:span text:style-name="T42"> </text:span><text:span text:style-name="T51">entries</text:span><text:span text:style-name="T42">() </text:span><text:span text:style-name="T53">method</text:span><text:span text:style-name="T42"> </text:span><text:span text:style-name="T53">returns</text:span><text:span text:style-name="T42"> </text:span><text:span text:style-name="T53">an</text:span><text:span text:style-name="T42"> </text:span><text:span text:style-name="T62">Array</text:span><text:span text:style-name="T42"> </text:span><text:span text:style-name="T53">Iterator</text:span><text:span text:style-name="T42"> </text:span><text:span text:style-name="T53">object</text:span><text:span text:style-name="T42"> </text:span><text:span text:style-name="T57">with</text:span><text:span text:style-name="T42"> </text:span><text:span text:style-name="T53">key</text:span><text:span text:style-name="T42">/</text:span><text:span text:style-name="T53">value</text:span><text:span text:style-name="T42"> </text:span><text:span text:style-name="T65">pairs</text:span><text:span text:style-name="T42">:</text:span></text:p>
      <text:p text:style-name="P18">[<text:span text:style-name="T58">0</text:span>, <text:span text:style-name="T47">"Banana"</text:span>]</text:p>
      <text:p text:style-name="P18">[<text:span text:style-name="T58">1</text:span>, <text:span text:style-name="T47">"Orange"</text:span>]</text:p>
      <text:p text:style-name="P18">[<text:span text:style-name="T58">2</text:span>, <text:span text:style-name="T47">"Apple"</text:span>]</text:p>
      <text:p text:style-name="P18">[<text:span text:style-name="T58">3</text:span>, <text:span text:style-name="T47">"Mango"</text:span>]</text:p>
      <text:p text:style-name="P18"><text:span text:style-name="T52">The</text:span> <text:span text:style-name="T50">entries</text:span>() <text:span text:style-name="T52">method</text:span> <text:span text:style-name="T52">does</text:span> <text:span text:style-name="T52">not</text:span> <text:span text:style-name="T52">change</text:span> <text:span text:style-name="T52">the</text:span> <text:span text:style-name="T52">original</text:span> <text:span text:style-name="T52">array</text:span>.</text:p>
      <text:p text:style-name="P18"><text:span text:style-name="T38">const</text:span> <text:span text:style-name="T43">array1</text:span> = [<text:span text:style-name="T47">"a"</text:span>, <text:span text:style-name="T47">"b"</text:span>, <text:span text:style-name="T47">"c"</text:span>];</text:p>
      <text:p text:style-name="P18"><text:span text:style-name="T38">const</text:span> <text:span text:style-name="T43">iterator1</text:span> = <text:span text:style-name="T43">array1</text:span>.<text:span text:style-name="T50">entries</text:span>();</text:p>
      <text:p text:style-name="P18"><text:span text:style-name="T52">console</text:span>.<text:span text:style-name="T50">log</text:span>(<text:span text:style-name="T43">iterator1</text:span>);</text:p>
      <text:p text:style-name="P27"/>
      <text:p text:style-name="P18"><text:span text:style-name="T56">for</text:span> (<text:span text:style-name="T38">let</text:span> <text:span text:style-name="T52">x</text:span> <text:span text:style-name="T38">of</text:span> <text:span text:style-name="T43">iterator1</text:span>) {</text:p>
      <text:p text:style-name="P18"><text:span text:style-name="T52">console</text:span>.<text:span text:style-name="T50">log</text:span>(<text:span text:style-name="T52">x</text:span>);</text:p>
      <text:p text:style-name="P18">}</text:p>
      <text:p text:style-name="P27"/>
      <text:p text:style-name="P18"><text:span text:style-name="T52">console</text:span>.<text:span text:style-name="T50">log</text:span>(<text:span text:style-name="T43">iterator1</text:span>.<text:span text:style-name="T50">next</text:span>().<text:span text:style-name="T52">value</text:span>);</text:p>
      <text:p text:style-name="P26"><text:soft-page-break/>// Expected output: Array [0, "a"]</text:p>
      <text:p text:style-name="P27"/>
      <text:p text:style-name="P18"><text:span text:style-name="T52">console</text:span>.<text:span text:style-name="T50">log</text:span>(<text:span text:style-name="T43">iterator1</text:span>.<text:span text:style-name="T50">next</text:span>().<text:span text:style-name="T52">value</text:span>);</text:p>
      <text:p text:style-name="P26">// Expected output: Array [1, "b"]</text:p>
      <text:p text:style-name="P27"/>
      <text:p text:style-name="P18"><text:span text:style-name="T61">Object</text:span> [<text:span text:style-name="T61">Array</text:span> <text:span text:style-name="T52">Iterator</text:span>] {}</text:p>
      <text:p text:style-name="P18">[ <text:span text:style-name="T58">0</text:span>, <text:span text:style-name="T47">'a'</text:span> ]</text:p>
      <text:p text:style-name="P18">[ <text:span text:style-name="T58">1</text:span>, <text:span text:style-name="T47">'b'</text:span> ]</text:p>
      <text:p text:style-name="P18">[ <text:span text:style-name="T58">2</text:span>, <text:span text:style-name="T47">'c'</text:span> ]</text:p>
      <text:p text:style-name="P29">undefined</text:p>
      <text:p text:style-name="P29">undefined</text:p>
      <text:p text:style-name="P38"/>
      <text:p text:style-name="P39"><text:span text:style-name="T66">5. </text:span><text:span text:style-name="T1">The </text:span><text:span text:style-name="Source_20_Text"><text:span text:style-name="T24">every()</text:span></text:span><text:span text:style-name="T1"> method executes a function for each array element.</text:span></text:p>
      <text:p text:style-name="P2"><text:span text:style-name="T1">The </text:span><text:span text:style-name="Source_20_Text"><text:span text:style-name="T24">every()</text:span></text:span><text:span text:style-name="T1"> method returns </text:span><text:span text:style-name="Source_20_Text"><text:span text:style-name="T24">true</text:span></text:span><text:span text:style-name="T1"> if the function returns true for all elements.</text:span></text:p>
      <text:p text:style-name="P2"><text:span text:style-name="T1">The </text:span><text:span text:style-name="Source_20_Text"><text:span text:style-name="T24">every()</text:span></text:span><text:span text:style-name="T1"> method returns </text:span><text:span text:style-name="Source_20_Text"><text:span text:style-name="T24">false</text:span></text:span><text:span text:style-name="T1"> if the function returns false for one element.</text:span></text:p>
      <text:p text:style-name="P2"><text:span text:style-name="T1">The </text:span><text:span text:style-name="Source_20_Text"><text:span text:style-name="T24">every()</text:span></text:span><text:span text:style-name="T1"> method does not execute the function for empty elements.</text:span></text:p>
      <text:p text:style-name="P2"><text:span text:style-name="T1">The </text:span><text:span text:style-name="Source_20_Text"><text:span text:style-name="T24">every()</text:span></text:span><text:span text:style-name="T1"> method does not change the original array</text:span></text:p>
      <text:p text:style-name="Horizontal_20_Line"/>
      <text:h text:style-name="P10" text:outline-level="2">Syntax</text:h>
      <text:p text:style-name="P14"><text:span text:style-name="T17">array</text:span><text:span text:style-name="T19">.every(</text:span><text:span text:style-name="Emphasis"><text:span text:style-name="T19">function(currentValue, index, arr), thisValue</text:span></text:span></text:p>
      <text:p text:style-name="P17"><text:span text:style-name="Emphasis"><text:span text:style-name="T29">const</text:span></text:span><text:span text:style-name="Emphasis"><text:span text:style-name="T33"> </text:span></text:span><text:span text:style-name="Emphasis"><text:span text:style-name="T31">ages</text:span></text:span><text:span text:style-name="Emphasis"><text:span text:style-name="T33"> = [</text:span></text:span><text:span text:style-name="Emphasis"><text:span text:style-name="T34">32</text:span></text:span><text:span text:style-name="Emphasis"><text:span text:style-name="T33">, </text:span></text:span><text:span text:style-name="Emphasis"><text:span text:style-name="T34">33</text:span></text:span><text:span text:style-name="Emphasis"><text:span text:style-name="T33">, </text:span></text:span><text:span text:style-name="Emphasis"><text:span text:style-name="T34">16</text:span></text:span><text:span text:style-name="Emphasis"><text:span text:style-name="T33">, </text:span></text:span><text:span text:style-name="Emphasis"><text:span text:style-name="T34">40</text:span></text:span><text:span text:style-name="Emphasis"><text:span text:style-name="T33">];</text:span></text:span></text:p>
      <text:p text:style-name="P27"><text:span text:style-name="T39">function</text:span><text:span text:style-name="T42"> </text:span><text:span text:style-name="T51">checkAge</text:span><text:span text:style-name="T42">(</text:span><text:span text:style-name="T53">age</text:span><text:span text:style-name="T42">) {</text:span></text:p>
      <text:p text:style-name="P18"><text:span text:style-name="T56">return</text:span> <text:span text:style-name="T52">age</text:span> &gt; <text:span text:style-name="T58">18</text:span>;</text:p>
      <text:p text:style-name="P18">}</text:p>
      <text:p text:style-name="P27"/>
      <text:p text:style-name="P18"><text:span text:style-name="T52">console</text:span>.<text:span text:style-name="T50">log</text:span>(<text:span text:style-name="T43">ages</text:span>.<text:span text:style-name="T50">every</text:span>(<text:span text:style-name="T50">checkAge</text:span>));</text:p>
      <text:p text:style-name="P18"/>
      <text:p text:style-name="P18">false</text:p>
      <text:p text:style-name="P18"/>
      <text:p text:style-name="P42"><text:span text:style-name="T4">5. The</text:span><text:span text:style-name="Source_20_Text"><text:span text:style-name="T24">fill()</text:span></text:span><text:span text:style-name="T1"> method fills specified elements in an array with a value.</text:span></text:p>
      <text:p text:style-name="P2"><text:span text:style-name="T1">The </text:span><text:span text:style-name="Source_20_Text"><text:span text:style-name="T24">fill()</text:span></text:span><text:span text:style-name="T1"> method overwrites the original array.</text:span></text:p>
      <text:p text:style-name="P5">Start and end position can be specified. If not, all elements will be filled.</text:p>
      <text:h text:style-name="P9" text:outline-level="2">Syntax</text:h>
      <text:p text:style-name="P14"><text:span text:style-name="T17">array</text:span><text:span text:style-name="T19">.fill(</text:span><text:span text:style-name="Emphasis"><text:span text:style-name="T19">value, start, end</text:span></text:span><text:span text:style-name="T19">)</text:span></text:p>
      <text:p text:style-name="P5"><text:soft-page-break/></text:p>
      <text:p text:style-name="P18"><text:span text:style-name="T38">const</text:span> <text:span text:style-name="T43">fruits</text:span> = [<text:span text:style-name="T47">"Banana"</text:span>, <text:span text:style-name="T47">"Orange"</text:span>, <text:span text:style-name="T47">"Apple"</text:span>, <text:span text:style-name="T47">"Mango"</text:span>];</text:p>
      <text:p text:style-name="P18"><text:span text:style-name="T43">result</text:span> = <text:span text:style-name="T43">fruits</text:span>.<text:span text:style-name="T50">fill</text:span>(<text:span text:style-name="T47">"Kiwi"</text:span>, <text:span text:style-name="T58">2</text:span>, <text:span text:style-name="T58">4</text:span>);</text:p>
      <text:p text:style-name="P18"><text:span text:style-name="T52">console</text:span>.<text:span text:style-name="T50">log</text:span>(<text:span text:style-name="T43">result</text:span>);</text:p>
      <text:p text:style-name="P27"/>
      <text:p text:style-name="P18">[ <text:span text:style-name="T47">'Banana'</text:span>, <text:span text:style-name="T47">'Orange'</text:span>, <text:span text:style-name="T47">'Kiwi'</text:span>, <text:span text:style-name="T47">'Kiwi'</text:span> ]</text:p>
      <text:p text:style-name="Text_20_body"><text:line-break/><text:span text:style-name="Emphasis"><text:span text:style-name="T20">6. </text:span></text:span><text:span text:style-name="Emphasis"><text:span text:style-name="T5">The </text:span></text:span><text:span text:style-name="Emphasis"><text:span text:style-name="Source_20_Text"><text:span text:style-name="T26">filter()</text:span></text:span></text:span><text:span text:style-name="Emphasis"><text:span text:style-name="T5"> method creates a new array filled with elements that pass a test provided by a function.</text:span></text:span></text:p>
      <text:p text:style-name="P2"><text:span text:style-name="T1">The </text:span><text:span text:style-name="Source_20_Text"><text:span text:style-name="T24">filter()</text:span></text:span><text:span text:style-name="T1"> method does not execute the function for empty elements.</text:span></text:p>
      <text:p text:style-name="P3"><text:span text:style-name="T1">The </text:span><text:span text:style-name="Source_20_Text"><text:span text:style-name="T24">filter()</text:span></text:span><text:span text:style-name="T1"> method does not change the original array.</text:span></text:p>
      <text:p text:style-name="P87">Syntax</text:p>
      <text:p text:style-name="P14"><text:span text:style-name="T17">array</text:span><text:span text:style-name="T19">.filter(</text:span><text:span text:style-name="Emphasis"><text:span text:style-name="T19">function(currentValue, index, arr), thisValue</text:span></text:span><text:span text:style-name="T19">)</text:span></text:p>
      <text:h text:style-name="P10" text:outline-level="2">Parameters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3">Parameter</text:p>
          </table:table-cell>
          <table:table-cell table:style-name="Table2.A1" office:value-type="string">
            <text:p text:style-name="P33">Description</text:p>
          </table:table-cell>
        </table:table-row>
        <table:table-row table:style-name="Table2.2">
          <table:table-cell table:style-name="Table2.A1" office:value-type="string">
            <text:p text:style-name="P33"><text:span text:style-name="Emphasis">function()</text:span></text:p>
          </table:table-cell>
          <table:table-cell table:style-name="Table2.A1" office:value-type="string">
            <text:p text:style-name="P33">Required.<text:line-break/>A function to run for each array element.</text:p>
          </table:table-cell>
        </table:table-row>
        <table:table-row table:style-name="Table2.1">
          <table:table-cell table:style-name="Table2.A1" office:value-type="string">
            <text:p text:style-name="P33"><text:span text:style-name="Emphasis">currentValue</text:span></text:p>
          </table:table-cell>
          <table:table-cell table:style-name="Table2.A1" office:value-type="string">
            <text:p text:style-name="P33">Required.<text:line-break/>The value of the current element.</text:p>
          </table:table-cell>
        </table:table-row>
        <table:table-row table:style-name="Table2.2">
          <table:table-cell table:style-name="Table2.A1" office:value-type="string">
            <text:p text:style-name="P33"><text:span text:style-name="Emphasis">index</text:span></text:p>
          </table:table-cell>
          <table:table-cell table:style-name="Table2.A1" office:value-type="string">
            <text:p text:style-name="P33">Optional.<text:line-break/>The index of the current element.</text:p>
          </table:table-cell>
        </table:table-row>
        <table:table-row table:style-name="Table2.1">
          <table:table-cell table:style-name="Table2.A1" office:value-type="string">
            <text:p text:style-name="P33"><text:span text:style-name="Emphasis">arr</text:span></text:p>
          </table:table-cell>
          <table:table-cell table:style-name="Table2.A1" office:value-type="string">
            <text:p text:style-name="P33">Optional.<text:line-break/>The array of the current element.</text:p>
          </table:table-cell>
        </table:table-row>
        <table:table-row table:style-name="Table2.2">
          <table:table-cell table:style-name="Table2.A1" office:value-type="string">
            <text:p text:style-name="P33"><text:span text:style-name="Emphasis">thisValue</text:span></text:p>
          </table:table-cell>
          <table:table-cell table:style-name="Table2.A1" office:value-type="string">
            <text:p text:style-name="P33">Optional. Default <text:span text:style-name="Source_20_Text"><text:span text:style-name="T72">undefined</text:span></text:span><text:line-break/>A value passed to the function as its <text:span text:style-name="Source_20_Text"><text:span text:style-name="T72">this</text:span></text:span> value.</text:p>
          </table:table-cell>
        </table:table-row>
      </table:table>
      <text:p text:style-name="Text_20_body"><text:line-break/><text:span text:style-name="T51">const</text:span><text:span text:style-name="T42"> </text:span><text:span text:style-name="T44">words</text:span><text:span text:style-name="T42"> = ["</text:span><text:span text:style-name="T51">spray</text:span><text:span text:style-name="T42">","</text:span><text:span text:style-name="T51">limit</text:span><text:span text:style-name="T42">","</text:span><text:span text:style-name="T51">elite</text:span><text:span text:style-name="T42">","</text:span><text:span text:style-name="T51">exuberant</text:span><text:span text:style-name="T42">","</text:span><text:span text:style-name="T51">destruction</text:span><text:span text:style-name="T42">","</text:span><text:span text:style-name="T51">present</text:span><text:span text:style-name="T42">",];</text:span></text:p>
      <text:p text:style-name="P18"><text:span text:style-name="T38">const</text:span> <text:span text:style-name="T43">result</text:span> = <text:span text:style-name="T43">words</text:span>.<text:span text:style-name="T50">filter</text:span>((<text:span text:style-name="T52">word</text:span>) <text:span text:style-name="T38">=&gt;</text:span> <text:span text:style-name="T52">word</text:span>.<text:span text:style-name="T43">length</text:span> &gt; <text:span text:style-name="T58">6</text:span>);</text:p>
      <text:p text:style-name="P18"><text:span text:style-name="T52">console</text:span>.<text:span text:style-name="T50">log</text:span>(<text:span text:style-name="T43">result</text:span>);</text:p>
      <text:p text:style-name="P26">// Expected output: Array ["exuberant", "destruction", "present"]</text:p>
      <text:p text:style-name="Text_20_body">[ 'exuberant', 'destruction', 'present' ]</text:p>
      <text:p text:style-name="P43"><text:span text:style-name="T76">7. </text:span><text:span text:style-name="T68">The </text:span><text:span text:style-name="Source_20_Text"><text:span text:style-name="T72">find()</text:span></text:span><text:span text:style-name="T68"> method returns the value of the first element that passes a test.</text:span></text:p>
      <text:p text:style-name="Text_20_body"><text:span text:style-name="T68">The </text:span><text:span text:style-name="Source_20_Text"><text:span text:style-name="T72">find()</text:span></text:span><text:span text:style-name="T68"> method executes a function for each array element.</text:span></text:p>
      <text:p text:style-name="Text_20_body"><text:span text:style-name="T68">The </text:span><text:span text:style-name="Source_20_Text"><text:span text:style-name="T72">find()</text:span></text:span><text:span text:style-name="T68"> method returns </text:span><text:span text:style-name="Source_20_Text"><text:span text:style-name="T72">undefined</text:span></text:span><text:span text:style-name="T68"> if no elements are found.</text:span></text:p>
      <text:p text:style-name="Text_20_body"><text:span text:style-name="T68">The </text:span><text:span text:style-name="Source_20_Text"><text:span text:style-name="T72">find()</text:span></text:span><text:span text:style-name="T68"> method does not execute the function for empty elements.</text:span></text:p>
      <text:p text:style-name="Text_20_body"><text:span text:style-name="T68">The </text:span><text:span text:style-name="Source_20_Text"><text:span text:style-name="T72">find()</text:span></text:span><text:span text:style-name="T68"> method does not change the original array.</text:span></text:p>
      <text:p text:style-name="Horizontal_20_Line"/>
      <text:h text:style-name="P13" text:outline-level="2"><text:soft-page-break/>Syntax</text:h>
      <text:p text:style-name="P61"><text:span text:style-name="T70">array</text:span><text:span text:style-name="T71">.find(</text:span><text:span text:style-name="Emphasis"><text:span text:style-name="T71">function(currentValue, index, arr),thisValue</text:span></text:span><text:span text:style-name="T71">)</text:span></text:p>
      <text:h text:style-name="P13" text:outline-level="2">Parameters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3"><text:span text:style-name="Emphasis">function()</text:span></text:p>
          </table:table-cell>
          <table:table-cell table:style-name="Table3.A1" office:value-type="string">
            <text:p text:style-name="P33">Required.<text:line-break/>A function to run for each array element.</text:p>
          </table:table-cell>
        </table:table-row>
        <table:table-row table:style-name="Table3.2">
          <table:table-cell table:style-name="Table3.A1" office:value-type="string">
            <text:p text:style-name="P33"><text:span text:style-name="Emphasis">currentValue</text:span></text:p>
          </table:table-cell>
          <table:table-cell table:style-name="Table3.A1" office:value-type="string">
            <text:p text:style-name="P33">Required.<text:line-break/>The value of the current element.</text:p>
          </table:table-cell>
        </table:table-row>
        <table:table-row table:style-name="Table3.1">
          <table:table-cell table:style-name="Table3.A1" office:value-type="string">
            <text:p text:style-name="P33"><text:span text:style-name="Emphasis">index</text:span></text:p>
          </table:table-cell>
          <table:table-cell table:style-name="Table3.A1" office:value-type="string">
            <text:p text:style-name="P33">Optional.<text:line-break/>The index of the current element.</text:p>
          </table:table-cell>
        </table:table-row>
        <table:table-row table:style-name="Table3.2">
          <table:table-cell table:style-name="Table3.A1" office:value-type="string">
            <text:p text:style-name="P33"><text:span text:style-name="Emphasis">arr</text:span></text:p>
          </table:table-cell>
          <table:table-cell table:style-name="Table3.A1" office:value-type="string">
            <text:p text:style-name="P33">Optional.<text:line-break/>The array of the current element.</text:p>
          </table:table-cell>
        </table:table-row>
        <table:table-row table:style-name="Table3.1">
          <table:table-cell table:style-name="Table3.A1" office:value-type="string">
            <text:p text:style-name="P33"><text:span text:style-name="Emphasis">thisValue</text:span></text:p>
          </table:table-cell>
          <table:table-cell table:style-name="Table3.A1" office:value-type="string">
            <text:p text:style-name="P33">Optional. Default <text:span text:style-name="Source_20_Text"><text:span text:style-name="T72">undefined</text:span></text:span>.<text:line-break/>A value passed to the function as its <text:span text:style-name="Source_20_Text"><text:span text:style-name="T72">this</text:span></text:span> value.</text:p>
          </table:table-cell>
        </table:table-row>
      </table:table>
      <text:h text:style-name="P13" text:outline-level="2">Return Value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3">Type</text:p>
          </table:table-cell>
          <table:table-cell table:style-name="Table4.A1" office:value-type="string">
            <text:p text:style-name="P33">Description</text:p>
          </table:table-cell>
        </table:table-row>
        <table:table-row table:style-name="Table4.2">
          <table:table-cell table:style-name="Table4.A1" office:value-type="string">
            <text:p text:style-name="P33">A value</text:p>
          </table:table-cell>
          <table:table-cell table:style-name="Table4.A1" office:value-type="string">
            <text:p text:style-name="P33">The value of the first element that pass the test.<text:line-break/>Otherwise it returns <text:span text:style-name="Source_20_Text"><text:span text:style-name="T72">undefined</text:span></text:span>.</text:p>
          </table:table-cell>
        </table:table-row>
      </table:table>
      <text:p text:style-name="P55"><text:span text:style-name="T40">const</text:span><text:span text:style-name="T67"> </text:span><text:span text:style-name="T45">array1</text:span><text:span text:style-name="T67"> = [</text:span><text:span text:style-name="T59">5</text:span><text:span text:style-name="T67">, </text:span><text:span text:style-name="T59">12</text:span><text:span text:style-name="T67">, </text:span><text:span text:style-name="T59">8</text:span><text:span text:style-name="T67">, </text:span><text:span text:style-name="T59">130</text:span><text:span text:style-name="T67">, </text:span><text:span text:style-name="T59">44</text:span><text:span text:style-name="T67">];</text:span></text:p>
      <text:p text:style-name="P18"><text:span text:style-name="T38">const</text:span> <text:span text:style-name="T43">found</text:span> = <text:span text:style-name="T43">array1</text:span>.<text:span text:style-name="T50">find</text:span>((<text:span text:style-name="T52">element</text:span>) <text:span text:style-name="T38">=&gt;</text:span> <text:span text:style-name="T52">element</text:span> &gt; <text:span text:style-name="T58">10</text:span>);</text:p>
      <text:p text:style-name="P18"><text:span text:style-name="T52">console</text:span>.<text:span text:style-name="T50">log</text:span>(<text:span text:style-name="T43">found</text:span>);</text:p>
      <text:p text:style-name="P65">Output:- 12</text:p>
      <text:h text:style-name="P54" text:outline-level="2"><text:span text:style-name="T10">8. T</text:span><text:span text:style-name="T1">he </text:span><text:span text:style-name="Source_20_Text"><text:span text:style-name="T24">findIndex()</text:span></text:span><text:span text:style-name="T1"> method executes a function for each array element.</text:span></text:h>
      <text:p text:style-name="P2"><text:span text:style-name="T1">The </text:span><text:span text:style-name="Source_20_Text"><text:span text:style-name="T24">findIndex()</text:span></text:span><text:span text:style-name="T1"> method returns the index (position) of the first element that passes a test.</text:span></text:p>
      <text:p text:style-name="P2"><text:span text:style-name="T1">The </text:span><text:span text:style-name="Source_20_Text"><text:span text:style-name="T24">findIndex()</text:span></text:span><text:span text:style-name="T1"> method returns -1 if no match is found.</text:span></text:p>
      <text:p text:style-name="P2"><text:span text:style-name="T1">The </text:span><text:span text:style-name="Source_20_Text"><text:span text:style-name="T24">findIndex()</text:span></text:span><text:span text:style-name="T1"> method does not execute the function for empty array elements.</text:span></text:p>
      <text:p text:style-name="P2"><text:span text:style-name="T1">The </text:span><text:span text:style-name="Source_20_Text"><text:span text:style-name="T24">findIndex()</text:span></text:span><text:span text:style-name="T1"> method does not change the original array.</text:span></text:p>
      <text:p text:style-name="Horizontal_20_Line"/>
      <text:h text:style-name="P10" text:outline-level="2">Syntax</text:h>
      <text:p text:style-name="P14"><text:span text:style-name="T17">array</text:span><text:span text:style-name="T19">.findIndex(</text:span><text:span text:style-name="Emphasis"><text:span text:style-name="T19">function(currentValue, index, arr), thisValue</text:span></text:span><text:span text:style-name="T19">)</text:span></text:p>
      <text:h text:style-name="P10" text:outline-level="2"><text:soft-page-break/>Parameters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3">Parameter</text:p>
          </table:table-cell>
          <table:table-cell table:style-name="Table5.A1" office:value-type="string">
            <text:p text:style-name="P33">Description</text:p>
          </table:table-cell>
        </table:table-row>
        <table:table-row table:style-name="Table5.2">
          <table:table-cell table:style-name="Table5.A1" office:value-type="string">
            <text:p text:style-name="P33"><text:span text:style-name="Emphasis">function()</text:span></text:p>
          </table:table-cell>
          <table:table-cell table:style-name="Table5.A1" office:value-type="string">
            <text:p text:style-name="P33">Required.<text:line-break/>A function to be run for each array element.</text:p>
          </table:table-cell>
        </table:table-row>
        <table:table-row table:style-name="Table5.1">
          <table:table-cell table:style-name="Table5.A1" office:value-type="string">
            <text:p text:style-name="P33"><text:span text:style-name="Emphasis">currentValue</text:span></text:p>
          </table:table-cell>
          <table:table-cell table:style-name="Table5.A1" office:value-type="string">
            <text:p text:style-name="P33">Required.<text:line-break/>The value of the current element.</text:p>
          </table:table-cell>
        </table:table-row>
        <table:table-row table:style-name="Table5.2">
          <table:table-cell table:style-name="Table5.A1" office:value-type="string">
            <text:p text:style-name="P33"><text:span text:style-name="Emphasis">index</text:span></text:p>
          </table:table-cell>
          <table:table-cell table:style-name="Table5.A1" office:value-type="string">
            <text:p text:style-name="P33">Optional.<text:line-break/>The index of the current element.</text:p>
          </table:table-cell>
        </table:table-row>
        <table:table-row table:style-name="Table5.1">
          <table:table-cell table:style-name="Table5.A1" office:value-type="string">
            <text:p text:style-name="P33"><text:span text:style-name="Emphasis">arr</text:span></text:p>
          </table:table-cell>
          <table:table-cell table:style-name="Table5.A1" office:value-type="string">
            <text:p text:style-name="P33">Optional.<text:line-break/>The array of the current element.</text:p>
          </table:table-cell>
        </table:table-row>
        <table:table-row table:style-name="Table5.2">
          <table:table-cell table:style-name="Table5.A1" office:value-type="string">
            <text:p text:style-name="P33"><text:span text:style-name="Emphasis">thisValue</text:span></text:p>
          </table:table-cell>
          <table:table-cell table:style-name="Table5.A1" office:value-type="string">
            <text:p text:style-name="P33">Optional. Default <text:span text:style-name="Source_20_Text"><text:span text:style-name="T72">undefined</text:span></text:span>.<text:line-break/>A value passed to the function as its <text:span text:style-name="Source_20_Text"><text:span text:style-name="T72">this</text:span></text:span> value.</text:p>
          </table:table-cell>
        </table:table-row>
      </table:table>
      <text:h text:style-name="P10" text:outline-level="2">Return Value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3">Type</text:p>
          </table:table-cell>
          <table:table-cell table:style-name="Table6.A1" office:value-type="string">
            <text:p text:style-name="P33">Description</text:p>
          </table:table-cell>
        </table:table-row>
        <table:table-row table:style-name="Table6.2">
          <table:table-cell table:style-name="Table6.A1" office:value-type="string">
            <text:p text:style-name="P33">A number</text:p>
          </table:table-cell>
          <table:table-cell table:style-name="Table6.A1" office:value-type="string">
            <text:p text:style-name="P33">The index of the first element that passes the test.<text:line-break/>Otherwise -1.</text:p>
          </table:table-cell>
        </table:table-row>
      </table:table>
      <text:p text:style-name="P21"><text:span text:style-name="T40">const</text:span><text:span text:style-name="T67"> </text:span><text:span text:style-name="T45">ages</text:span><text:span text:style-name="T67"> = [</text:span><text:span text:style-name="T59">3</text:span><text:span text:style-name="T67">, </text:span><text:span text:style-name="T59">10</text:span><text:span text:style-name="T67">, </text:span><text:span text:style-name="T59">18</text:span><text:span text:style-name="T67">, </text:span><text:span text:style-name="T59">20</text:span><text:span text:style-name="T67">];</text:span></text:p>
      <text:p text:style-name="P18"><text:span text:style-name="T52">console</text:span>.<text:span text:style-name="T50">log</text:span>(<text:span text:style-name="T43">ages</text:span>.<text:span text:style-name="T50">findIndex</text:span>(<text:span text:style-name="T50">checkAge</text:span>));</text:p>
      <text:p text:style-name="P18"><text:span text:style-name="T38">function</text:span> <text:span text:style-name="T50">checkAge</text:span>(<text:span text:style-name="T52">age</text:span>) {</text:p>
      <text:p text:style-name="P18"><text:span text:style-name="T56">return</text:span> <text:span text:style-name="T52">age</text:span> &gt; <text:span text:style-name="T58">18</text:span>;</text:p>
      <text:p text:style-name="P18">}</text:p>
      <text:p text:style-name="P18"/>
      <text:p text:style-name="P66">Output:- 3</text:p>
      <text:p text:style-name="P89"/>
      <text:p text:style-name="P2"><text:span text:style-name="T11">9. </text:span><text:span text:style-name="T1">The </text:span><text:span text:style-name="Source_20_Text"><text:span text:style-name="T24">forEach()</text:span></text:span><text:span text:style-name="T1"> method calls a function for each element in an array.</text:span></text:p>
      <text:p text:style-name="P4"><text:span text:style-name="T1">The </text:span><text:span text:style-name="Source_20_Text"><text:span text:style-name="T24">forEach()</text:span></text:span><text:span text:style-name="T1"> method is not executed for empty elements.</text:span></text:p>
      <text:h text:style-name="P11" text:outline-level="2">Syntax</text:h>
      <text:p text:style-name="P14"><text:span text:style-name="T17">array</text:span><text:span text:style-name="T19">.forEach(</text:span><text:span text:style-name="Emphasis"><text:span text:style-name="T19">function(currentValue, index, arr), thisValue</text:span></text:span><text:span text:style-name="T19">)</text:span></text:p>
      <text:h text:style-name="P10" text:outline-level="2">Parameters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3"><text:span text:style-name="Emphasis">function()</text:span></text:p>
          </table:table-cell>
          <table:table-cell table:style-name="Table7.A1" office:value-type="string">
            <text:p text:style-name="P33">Required.<text:line-break/>A function to run for each array element.</text:p>
          </table:table-cell>
        </table:table-row>
        <table:table-row table:style-name="Table7.2">
          <table:table-cell table:style-name="Table7.A1" office:value-type="string">
            <text:p text:style-name="P33"><text:span text:style-name="Emphasis">currentValue</text:span></text:p>
          </table:table-cell>
          <table:table-cell table:style-name="Table7.A1" office:value-type="string">
            <text:p text:style-name="P33">Required.<text:line-break/>The value of the current element.</text:p>
          </table:table-cell>
        </table:table-row>
        <table:table-row table:style-name="Table7.1">
          <table:table-cell table:style-name="Table7.A1" office:value-type="string">
            <text:p text:style-name="P33"><text:span text:style-name="Emphasis">index</text:span></text:p>
          </table:table-cell>
          <table:table-cell table:style-name="Table7.A1" office:value-type="string">
            <text:p text:style-name="P33">Optional.<text:line-break/>The index of the current element.</text:p>
          </table:table-cell>
        </table:table-row>
        <table:table-row table:style-name="Table7.2">
          <table:table-cell table:style-name="Table7.A1" office:value-type="string">
            <text:p text:style-name="P33"><text:span text:style-name="Emphasis">arr</text:span></text:p>
          </table:table-cell>
          <table:table-cell table:style-name="Table7.A1" office:value-type="string">
            <text:p text:style-name="P33">Optional.<text:line-break/>The array of the current element.</text:p>
          </table:table-cell>
        </table:table-row>
        <table:table-row table:style-name="Table7.1">
          <table:table-cell table:style-name="Table7.A1" office:value-type="string">
            <text:p text:style-name="P33"><text:span text:style-name="Emphasis">thisValue</text:span></text:p>
          </table:table-cell>
          <table:table-cell table:style-name="Table7.A1" office:value-type="string">
            <text:p text:style-name="P33">Optional. Default <text:span text:style-name="Source_20_Text"><text:span text:style-name="T72">undefined</text:span></text:span>.<text:line-break/>A value passed to the function as its <text:span text:style-name="Source_20_Text"><text:span text:style-name="T72">this</text:span></text:span> value.</text:p>
          </table:table-cell>
        </table:table-row>
      </table:table>
      <text:h text:style-name="P10" text:outline-level="2"><text:soft-page-break/>Return Value</text:h>
      <table:table table:name="Table8" table:style-name="Table8">
        <table:table-column table:style-name="Table8.A"/>
        <table:table-row table:style-name="TableLine94672125305152">
          <table:table-cell table:style-name="Table8.A1" office:value-type="string">
            <text:p text:style-name="P33">undefined</text:p>
          </table:table-cell>
        </table:table-row>
      </table:table>
      <text:p text:style-name="P66"/>
      <text:p text:style-name="P18"><text:span text:style-name="T38">let</text:span> <text:span text:style-name="T52">text</text:span> = <text:span text:style-name="T47">""</text:span>;</text:p>
      <text:p text:style-name="P18"><text:span text:style-name="T38">const</text:span> <text:span text:style-name="T43">fruits</text:span> = [<text:span text:style-name="T47">"apple"</text:span>, <text:span text:style-name="T47">"orange"</text:span>, <text:span text:style-name="T47">"cherry"</text:span>];</text:p>
      <text:p text:style-name="P18"><text:span text:style-name="T43">fruits</text:span>.<text:span text:style-name="T50">forEach</text:span>(<text:span text:style-name="T50">myFunction</text:span>);</text:p>
      <text:p text:style-name="P27"/>
      <text:p text:style-name="P18"><text:span text:style-name="T52">console</text:span>.<text:span text:style-name="T50">log</text:span>(<text:span text:style-name="T52">text</text:span>);</text:p>
      <text:p text:style-name="P27"/>
      <text:p text:style-name="P18"><text:span text:style-name="T38">function</text:span> <text:span text:style-name="T50">myFunction</text:span>(<text:span text:style-name="T52">item</text:span>, <text:span text:style-name="T52">index</text:span>) {</text:p>
      <text:p text:style-name="P18"><text:span text:style-name="T52">text</text:span> += <text:span text:style-name="T52">index</text:span> + <text:span text:style-name="T47">": "</text:span> + <text:span text:style-name="T52">item</text:span> + <text:span text:style-name="T47">"</text:span><text:span text:style-name="T77">\n</text:span><text:span text:style-name="T47">"</text:span>;</text:p>
      <text:p text:style-name="P18">}</text:p>
      <text:p text:style-name="P18"/>
      <text:p text:style-name="P18">0: apple</text:p>
      <text:p text:style-name="P18">1: orange</text:p>
      <text:p text:style-name="P18">2: cherry</text:p>
      <text:p text:style-name="P60"><text:span text:style-name="T79">10. </text:span><text:span text:style-name="T1">The </text:span><text:span text:style-name="Source_20_Text"><text:span text:style-name="T24">Array.from()</text:span></text:span><text:span text:style-name="T1"> method returns an array from any object with a length property.</text:span></text:p>
      <text:p text:style-name="P2"><text:span text:style-name="T1">The </text:span><text:span text:style-name="Source_20_Text"><text:span text:style-name="T24">Array.from()</text:span></text:span><text:span text:style-name="T1"> method returns an array from any iterable object.</text:span></text:p>
      <text:h text:style-name="P12" text:outline-level="2">Array.from()</text:h>
      <text:p text:style-name="P59">Array.from() is a static property of the JavaScript Array object.</text:p>
      <text:p text:style-name="P59">You can only use it as Array.from().</text:p>
      <text:p text:style-name="P59">Using x.from(), where x is an array will return undefined.</text:p>
      <text:p text:style-name="Horizontal_20_Line"/>
      <text:h text:style-name="P10" text:outline-level="2">Syntax</text:h>
      <text:p text:style-name="P14"><text:span text:style-name="T19">Array.from(</text:span><text:span text:style-name="Emphasis"><text:span text:style-name="T19">object, mapFunction, thisValue</text:span></text:span><text:span text:style-name="T19">)</text:span></text:p>
      <text:h text:style-name="P10" text:outline-level="2">Parameters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33">Parameter</text:p>
          </table:table-cell>
          <table:table-cell table:style-name="Table9.A1" office:value-type="string">
            <text:p text:style-name="P33">Description</text:p>
          </table:table-cell>
        </table:table-row>
        <table:table-row table:style-name="Table9.2">
          <table:table-cell table:style-name="Table9.A1" office:value-type="string">
            <text:p text:style-name="P33"><text:span text:style-name="Emphasis">object</text:span></text:p>
          </table:table-cell>
          <table:table-cell table:style-name="Table9.A1" office:value-type="string">
            <text:p text:style-name="P33">Required.<text:line-break/><text:soft-page-break/>The object to convert to an array.</text:p>
          </table:table-cell>
        </table:table-row>
        <table:table-row table:style-name="Table9.1">
          <table:table-cell table:style-name="Table9.A1" office:value-type="string">
            <text:p text:style-name="P33"><text:span text:style-name="Emphasis">mapFunction</text:span></text:p>
          </table:table-cell>
          <table:table-cell table:style-name="Table9.A1" office:value-type="string">
            <text:p text:style-name="P33">Optional.<text:line-break/>A map function to call on each item.</text:p>
          </table:table-cell>
        </table:table-row>
        <table:table-row table:style-name="Table9.2">
          <table:table-cell table:style-name="Table9.A1" office:value-type="string">
            <text:p text:style-name="P33"><text:span text:style-name="Emphasis">thisValue</text:span></text:p>
          </table:table-cell>
          <table:table-cell table:style-name="Table9.A1" office:value-type="string">
            <text:p text:style-name="P33">Optional.<text:line-break/>A value to use as <text:span text:style-name="Source_20_Text"><text:span text:style-name="T72">this</text:span></text:span>for the mapFunction</text:p>
          </table:table-cell>
        </table:table-row>
      </table:table>
      <text:h text:style-name="P10" text:outline-level="2">Return Value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3">Type</text:p>
          </table:table-cell>
          <table:table-cell table:style-name="Table10.A1" office:value-type="string">
            <text:p text:style-name="P33">Description</text:p>
          </table:table-cell>
        </table:table-row>
        <table:table-row table:style-name="Table10.2">
          <table:table-cell table:style-name="Table10.A1" office:value-type="string">
            <text:p text:style-name="P33">An array</text:p>
          </table:table-cell>
          <table:table-cell table:style-name="Table10.A1" office:value-type="string">
            <text:p text:style-name="P33">The values from the iterable object.</text:p>
          </table:table-cell>
        </table:table-row>
      </table:table>
      <text:p text:style-name="P56"><text:span text:style-name="T41">let</text:span><text:span text:style-name="T78"> </text:span><text:span text:style-name="T54">text</text:span><text:span text:style-name="T78"> = </text:span><text:span text:style-name="T49">"ABCDEFG"</text:span><text:span text:style-name="T78">;</text:span></text:p>
      <text:p text:style-name="P18"><text:span text:style-name="T38">const</text:span> <text:span text:style-name="T43">myArr</text:span> = <text:span text:style-name="T61">Array</text:span>.<text:span text:style-name="T50">from</text:span>(<text:span text:style-name="T52">text</text:span>);</text:p>
      <text:p text:style-name="P18"><text:span text:style-name="T52">console</text:span>.<text:span text:style-name="T50">log</text:span>(<text:span text:style-name="T43">myArr</text:span>);</text:p>
      <text:p text:style-name="P19"><text:span text:style-name="T52">console</text:span>.<text:span text:style-name="T50">log</text:span>(<text:span text:style-name="T43">myArr</text:span>.<text:span text:style-name="T52">length</text:span>);</text:p>
      <text:p text:style-name="P19"/>
      <text:p text:style-name="P67">[ <text:s/>'A', 'B', 'C', <text:s/>'D', 'E', 'F', <text:s/>'G']</text:p>
      <text:p text:style-name="P67">7</text:p>
      <text:p text:style-name="P76"/>
      <text:p text:style-name="P2"><text:span text:style-name="T12">11. </text:span><text:span text:style-name="T1">The </text:span><text:span text:style-name="Source_20_Text"><text:span text:style-name="T24">includes()</text:span></text:span><text:span text:style-name="T1"> method returns </text:span><text:span text:style-name="Source_20_Text"><text:span text:style-name="T24">true</text:span></text:span><text:span text:style-name="T1"> if an array contains a specified value.</text:span></text:p>
      <text:p text:style-name="P2"><text:span text:style-name="T1">The </text:span><text:span text:style-name="Source_20_Text"><text:span text:style-name="T24">includes()</text:span></text:span><text:span text:style-name="T1"> method returns </text:span><text:span text:style-name="Source_20_Text"><text:span text:style-name="T24">false</text:span></text:span><text:span text:style-name="T1"> if the value is not found.</text:span></text:p>
      <text:p text:style-name="P2"><text:span text:style-name="T1">The </text:span><text:span text:style-name="Source_20_Text"><text:span text:style-name="T24">includes()</text:span></text:span><text:span text:style-name="T1"> method is case sensitive.</text:span></text:p>
      <text:p text:style-name="Horizontal_20_Line"/>
      <text:h text:style-name="P10" text:outline-level="2">Syntax</text:h>
      <text:p text:style-name="P14"><text:span text:style-name="T17">array</text:span><text:span text:style-name="T19">.includes(</text:span><text:span text:style-name="Emphasis"><text:span text:style-name="T19">element</text:span></text:span><text:span text:style-name="T19">,</text:span><text:span text:style-name="Emphasis"><text:span text:style-name="T19"> start</text:span></text:span><text:span text:style-name="T19">)</text:span></text:p>
      <text:h text:style-name="P10" text:outline-level="2">Parameters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33">Parameter</text:p>
          </table:table-cell>
          <table:table-cell table:style-name="Table11.A1" office:value-type="string">
            <text:p text:style-name="P33">Description</text:p>
          </table:table-cell>
        </table:table-row>
        <table:table-row table:style-name="Table11.2">
          <table:table-cell table:style-name="Table11.A1" office:value-type="string">
            <text:p text:style-name="P33"><text:span text:style-name="Emphasis">element</text:span></text:p>
          </table:table-cell>
          <table:table-cell table:style-name="Table11.A1" office:value-type="string">
            <text:p text:style-name="P33">Required.<text:line-break/>The value to search for.</text:p>
          </table:table-cell>
        </table:table-row>
        <table:table-row table:style-name="Table11.1">
          <table:table-cell table:style-name="Table11.A1" office:value-type="string">
            <text:p text:style-name="P33"><text:span text:style-name="Emphasis">start</text:span></text:p>
          </table:table-cell>
          <table:table-cell table:style-name="Table11.A1" office:value-type="string">
            <text:p text:style-name="P33">Optional.<text:line-break/>Start position. Default is 0.</text:p>
          </table:table-cell>
        </table:table-row>
      </table:table>
      <text:h text:style-name="P10" text:outline-level="2">Return Value</text:h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33">Type</text:p>
          </table:table-cell>
          <table:table-cell table:style-name="Table12.A1" office:value-type="string">
            <text:p text:style-name="P33">Description</text:p>
          </table:table-cell>
        </table:table-row>
        <table:table-row table:style-name="Table12.2">
          <table:table-cell table:style-name="Table12.A1" office:value-type="string">
            <text:p text:style-name="P33">A boolean</text:p>
          </table:table-cell>
          <table:table-cell table:style-name="Table12.A1" office:value-type="string">
            <text:p text:style-name="P33"><text:span text:style-name="Source_20_Text"><text:span text:style-name="T72">true</text:span></text:span> if the value is found, otherwise <text:span text:style-name="Source_20_Text"><text:span text:style-name="T72">false</text:span></text:span>.</text:p>
          </table:table-cell>
        </table:table-row>
      </table:table>
      <text:p text:style-name="P19"><text:span text:style-name="T41">const</text:span><text:span text:style-name="T78"> </text:span><text:span text:style-name="T46">fruits</text:span><text:span text:style-name="T78"> = [</text:span><text:span text:style-name="T49">"Banana"</text:span><text:span text:style-name="T78">, </text:span><text:span text:style-name="T49">"Orange"</text:span><text:span text:style-name="T78">, </text:span><text:span text:style-name="T49">"Apple"</text:span><text:span text:style-name="T78">, </text:span><text:span text:style-name="T49">"Mango"</text:span><text:span text:style-name="T78">];</text:span></text:p>
      <text:p text:style-name="P18"><text:span text:style-name="T52">console</text:span>.<text:span text:style-name="T50">log</text:span>(<text:span text:style-name="T43">fruits</text:span>.<text:span text:style-name="T50">includes</text:span>(<text:span text:style-name="T47">"Mango"</text:span>));</text:p>
      <text:p text:style-name="P22">Output:- true</text:p>
      <text:p text:style-name="P67"/>
      <text:p text:style-name="P58"><text:soft-page-break/></text:p>
      <text:p text:style-name="P44"><text:span text:style-name="T80">12. </text:span><text:span text:style-name="T1">The </text:span><text:span text:style-name="Source_20_Text"><text:span text:style-name="T24">indexOf()</text:span></text:span><text:span text:style-name="T1"> method returns the first index (position) of a specified value.</text:span></text:p>
      <text:p text:style-name="P2"><text:span text:style-name="T1">The </text:span><text:span text:style-name="Source_20_Text"><text:span text:style-name="T24">indexOf()</text:span></text:span><text:span text:style-name="T1"> method returns -1 if the value is not found.</text:span></text:p>
      <text:p text:style-name="P2"><text:span text:style-name="T1">The </text:span><text:span text:style-name="Source_20_Text"><text:span text:style-name="T24">indexOf()</text:span></text:span><text:span text:style-name="T1"> method starts at a specified index and searches from left to right.</text:span></text:p>
      <text:p text:style-name="P5">By default the search starts at the first element and ends at the last.</text:p>
      <text:p text:style-name="P6">Negative start values counts from the last element (but still searches from left to right).</text:p>
      <text:p text:style-name="P88">Syntax</text:p>
      <text:p text:style-name="P14"><text:span text:style-name="T17">array</text:span><text:span text:style-name="T19">.indexOf(</text:span><text:span text:style-name="Emphasis"><text:span text:style-name="T19">item</text:span></text:span><text:span text:style-name="T19">,</text:span><text:span text:style-name="Emphasis"><text:span text:style-name="T19"> start</text:span></text:span><text:span text:style-name="T19">)</text:span></text:p>
      <text:h text:style-name="P10" text:outline-level="2">Parameter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33">Parameter</text:p>
          </table:table-cell>
          <table:table-cell table:style-name="Table13.A1" office:value-type="string">
            <text:p text:style-name="P33">Description</text:p>
          </table:table-cell>
          <table:table-cell table:style-name="Table13.C2" office:value-type="string">
            <text:p text:style-name="P34"/>
          </table:table-cell>
        </table:table-row>
        <table:table-row table:style-name="Table13.2">
          <table:table-cell table:style-name="Table13.A1" office:value-type="string">
            <text:p text:style-name="P33"><text:span text:style-name="Emphasis">item</text:span></text:p>
          </table:table-cell>
          <table:table-cell table:style-name="Table13.A1" office:value-type="string">
            <text:p text:style-name="P33">Required.<text:line-break/>The value to search for.</text:p>
          </table:table-cell>
          <table:table-cell table:style-name="Table13.C2" office:value-type="string">
            <text:p text:style-name="P34"/>
          </table:table-cell>
        </table:table-row>
        <table:table-row table:style-name="Table13.1">
          <table:table-cell table:style-name="Table13.A1" office:value-type="string">
            <text:p text:style-name="P33"><text:span text:style-name="Emphasis">start</text:span></text:p>
          </table:table-cell>
          <table:table-cell table:style-name="Table13.A1" office:value-type="string">
            <text:p text:style-name="P33">Optional.<text:line-break/>Where to start the search.<text:line-break/>Default value is 0.<text:line-break/>Negative values start the search from the end of the array.</text:p>
          </table:table-cell>
          <table:table-cell table:style-name="Table13.A1" office:value-type="string">
            <text:p text:style-name="P34"/>
          </table:table-cell>
        </table:table-row>
      </table:table>
      <text:h text:style-name="P10" text:outline-level="2">Return Value</text:h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33">Type</text:p>
          </table:table-cell>
          <table:table-cell table:style-name="Table14.A1" office:value-type="string">
            <text:p text:style-name="P33">Description</text:p>
          </table:table-cell>
        </table:table-row>
        <table:table-row table:style-name="Table14.2">
          <table:table-cell table:style-name="Table14.A1" office:value-type="string">
            <text:p text:style-name="P33">A number</text:p>
          </table:table-cell>
          <table:table-cell table:style-name="Table14.A1" office:value-type="string">
            <text:p text:style-name="P33">The index (position) of the first item found.<text:line-break/>-1 if the item is not found.</text:p>
          </table:table-cell>
        </table:table-row>
      </table:table>
      <text:p text:style-name="P23"><text:span text:style-name="T38">const</text:span> <text:span text:style-name="T43">fruits</text:span> = [<text:span text:style-name="T47">"Banana"</text:span>, <text:span text:style-name="T47">"Orange"</text:span>, <text:span text:style-name="T47">"Apple"</text:span>, <text:span text:style-name="T47">"Mango"</text:span>, <text:span text:style-name="T47">"Apple"</text:span>];</text:p>
      <text:p text:style-name="P18"><text:span text:style-name="T38">let</text:span> <text:span text:style-name="T52">index</text:span> = <text:span text:style-name="T43">fruits</text:span>.<text:span text:style-name="T50">indexOf</text:span>(<text:span text:style-name="T47">"Apple"</text:span>, <text:span text:style-name="T58">3</text:span>);</text:p>
      <text:p text:style-name="P18"><text:span text:style-name="T52">console</text:span>.<text:span text:style-name="T50">log</text:span>(<text:span text:style-name="T52">index</text:span>);</text:p>
      <text:p text:style-name="P18"/>
      <text:p text:style-name="P45">Output:- 4</text:p>
      <text:p text:style-name="P46"><text:span text:style-name="T81">13. </text:span><text:span text:style-name="T22">Definition and Usage</text:span></text:p>
      <text:p text:style-name="P2"><text:span text:style-name="T1">The </text:span><text:span text:style-name="Source_20_Text"><text:span text:style-name="T24">isArray()</text:span></text:span><text:span text:style-name="T1"> method returns </text:span><text:span text:style-name="Source_20_Text"><text:span text:style-name="T24">true</text:span></text:span><text:span text:style-name="T1"> if an object is an array, otherwise </text:span><text:span text:style-name="Source_20_Text"><text:span text:style-name="T24">false</text:span></text:span><text:span text:style-name="T1">.</text:span></text:p>
      <text:h text:style-name="P12" text:outline-level="2">Array.isArray()</text:h>
      <text:p text:style-name="P59">Array.isArray() is a static property of the JavaScript Array object.</text:p>
      <text:p text:style-name="P59"><text:soft-page-break/>You can only use it as Array.isArray().</text:p>
      <text:p text:style-name="P59">Using x.isArray(), where x is an array will return undefined.</text:p>
      <text:p text:style-name="Horizontal_20_Line"/>
      <text:h text:style-name="P10" text:outline-level="2">Syntax</text:h>
      <text:p text:style-name="P14"><text:span text:style-name="T19">Array.isArray</text:span><text:span text:style-name="Emphasis"><text:span text:style-name="T19">(obj</text:span></text:span><text:span text:style-name="T19">)</text:span></text:p>
      <text:h text:style-name="P10" text:outline-level="2">Parameters</text:h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33">Parameter</text:p>
          </table:table-cell>
          <table:table-cell table:style-name="Table15.A1" office:value-type="string">
            <text:p text:style-name="P33">Description</text:p>
          </table:table-cell>
        </table:table-row>
        <table:table-row table:style-name="Table15.2">
          <table:table-cell table:style-name="Table15.A1" office:value-type="string">
            <text:p text:style-name="P33"><text:span text:style-name="Emphasis">obj</text:span></text:p>
          </table:table-cell>
          <table:table-cell table:style-name="Table15.A1" office:value-type="string">
            <text:p text:style-name="P33">Required.<text:line-break/>An object (or any data type) to be tested.</text:p>
          </table:table-cell>
        </table:table-row>
      </table:table>
      <text:p text:style-name="Horizontal_20_Line"/>
      <text:h text:style-name="P10" text:outline-level="2">Return Value</text:h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33">Type</text:p>
          </table:table-cell>
          <table:table-cell table:style-name="Table16.A1" office:value-type="string">
            <text:p text:style-name="P33">Description</text:p>
          </table:table-cell>
        </table:table-row>
        <table:table-row table:style-name="Table16.2">
          <table:table-cell table:style-name="Table16.A1" office:value-type="string">
            <text:p text:style-name="P33">A boolean</text:p>
          </table:table-cell>
          <table:table-cell table:style-name="Table16.A1" office:value-type="string">
            <text:p text:style-name="P33"><text:span text:style-name="Source_20_Text"><text:span text:style-name="T72">true</text:span></text:span> if the object is an array, otherwise <text:span text:style-name="Source_20_Text"><text:span text:style-name="T72">false</text:span></text:span>.</text:p>
          </table:table-cell>
        </table:table-row>
      </table:table>
      <text:p text:style-name="P30"><text:span text:style-name="T38">const</text:span> <text:span text:style-name="T43">fruits</text:span> = [<text:span text:style-name="T47">"Banana"</text:span>, <text:span text:style-name="T47">"Orange"</text:span>, <text:span text:style-name="T47">"Apple"</text:span>, <text:span text:style-name="T47">"Mango"</text:span>];</text:p>
      <text:p text:style-name="P18"><text:span text:style-name="T38">let</text:span> <text:span text:style-name="T52">result</text:span> = <text:span text:style-name="T61">Array</text:span>.<text:span text:style-name="T50">isArray</text:span>(<text:span text:style-name="T43">fruits</text:span>);</text:p>
      <text:p text:style-name="P18"><text:span text:style-name="T52">console</text:span>.<text:span text:style-name="T50">log</text:span>(<text:span text:style-name="T52">result</text:span>);</text:p>
      <text:p text:style-name="P18"/>
      <text:p text:style-name="P40">Output:- true</text:p>
      <text:p text:style-name="P47"><text:span text:style-name="T7">14. </text:span><text:span text:style-name="T1">The </text:span><text:span text:style-name="Source_20_Text"><text:span text:style-name="T24">join()</text:span></text:span><text:span text:style-name="T1"> method returns an array as a string.</text:span></text:p>
      <text:p text:style-name="P2"><text:span text:style-name="T1">The </text:span><text:span text:style-name="Source_20_Text"><text:span text:style-name="T24">join()</text:span></text:span><text:span text:style-name="T1"> method does not change the original array.</text:span></text:p>
      <text:p text:style-name="P5">Any separator can be specified. The default is comma (,).</text:p>
      <text:h text:style-name="P10" text:outline-level="2">Syntax</text:h>
      <text:p text:style-name="P15"><text:span text:style-name="T17">array</text:span><text:span text:style-name="T19">.join(</text:span><text:span text:style-name="Emphasis"><text:span text:style-name="T19">separator</text:span></text:span><text:span text:style-name="T19">)</text:span></text:p>
      <text:p text:style-name="P98">Parameters</text:p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33">Parameter</text:p>
          </table:table-cell>
          <table:table-cell table:style-name="Table17.A1" office:value-type="string">
            <text:p text:style-name="P33">Description</text:p>
          </table:table-cell>
        </table:table-row>
        <table:table-row table:style-name="Table17.2">
          <table:table-cell table:style-name="Table17.A1" office:value-type="string">
            <text:p text:style-name="P33"><text:span text:style-name="Emphasis">separator</text:span></text:p>
          </table:table-cell>
          <table:table-cell table:style-name="Table17.A1" office:value-type="string">
            <text:p text:style-name="P33">Optional.<text:line-break/>The separator to be used.<text:line-break/>Default is a comma.</text:p>
          </table:table-cell>
        </table:table-row>
      </table:table>
      <text:h text:style-name="P10" text:outline-level="2"><text:soft-page-break/>Return Value</text:h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33">Type</text:p>
          </table:table-cell>
          <table:table-cell table:style-name="Table18.A1" office:value-type="string">
            <text:p text:style-name="P33">Description</text:p>
          </table:table-cell>
        </table:table-row>
        <table:table-row table:style-name="Table18.2">
          <table:table-cell table:style-name="Table18.A1" office:value-type="string">
            <text:p text:style-name="P33">A string.</text:p>
          </table:table-cell>
          <table:table-cell table:style-name="Table18.A1" office:value-type="string">
            <text:p text:style-name="P33">The array values, separated by the specified separator.</text:p>
          </table:table-cell>
        </table:table-row>
      </table:table>
      <text:p text:style-name="P31"><text:span text:style-name="T38">const</text:span> <text:span text:style-name="T43">fruits</text:span> = [<text:span text:style-name="T47">"Banana"</text:span>, <text:span text:style-name="T47">"Orange"</text:span>, <text:span text:style-name="T47">"Apple"</text:span>, <text:span text:style-name="T47">"Mango"</text:span>];</text:p>
      <text:p text:style-name="P18"><text:span text:style-name="T38">let</text:span> <text:span text:style-name="T52">text</text:span> = <text:span text:style-name="T43">fruits</text:span>.<text:span text:style-name="T50">join</text:span>();</text:p>
      <text:p text:style-name="P18"><text:span text:style-name="T52">console</text:span>.<text:span text:style-name="T50">log</text:span>(<text:span text:style-name="T52">text</text:span>);</text:p>
      <text:p text:style-name="P18"><text:span text:style-name="T52">console</text:span>.<text:span text:style-name="T50">log</text:span>(<text:span text:style-name="T52">text</text:span>.<text:span text:style-name="T43">length</text:span>);</text:p>
      <text:p text:style-name="P18"/>
      <text:p text:style-name="P41">Banana,Orange,Apple,Mango</text:p>
      <text:p text:style-name="P41">25</text:p>
      <text:p text:style-name="P48"><text:span text:style-name="T8">15. </text:span><text:span text:style-name="T1">The </text:span><text:span text:style-name="Source_20_Text"><text:span text:style-name="T24">keys()</text:span></text:span><text:span text:style-name="T1"> method returns an Array Iterator object with the keys of an array.</text:span></text:p>
      <text:p text:style-name="P2"><text:span text:style-name="T1">The </text:span><text:span text:style-name="Source_20_Text"><text:span text:style-name="T24">keys()</text:span></text:span><text:span text:style-name="T1"> method does not change the original array.</text:span></text:p>
      <text:p text:style-name="Horizontal_20_Line"/>
      <text:h text:style-name="P10" text:outline-level="2">Syntax</text:h>
      <text:p text:style-name="P16"><text:span text:style-name="T73">array</text:span>.keys()</text:p>
      <text:h text:style-name="P10" text:outline-level="2">Parameters</text:h>
      <table:table table:name="Table19" table:style-name="Table19">
        <table:table-column table:style-name="Table19.A"/>
        <table:table-row table:style-name="TableLine94672125477600">
          <table:table-cell table:style-name="Table19.A1" office:value-type="string">
            <text:p text:style-name="P33">NONE</text:p>
          </table:table-cell>
        </table:table-row>
      </table:table>
      <text:h text:style-name="P10" text:outline-level="2">Return Value</text:h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33">Type</text:p>
          </table:table-cell>
          <table:table-cell table:style-name="Table20.A1" office:value-type="string">
            <text:p text:style-name="P33">Description</text:p>
          </table:table-cell>
        </table:table-row>
        <table:table-row table:style-name="Table20.2">
          <table:table-cell table:style-name="Table20.A1" office:value-type="string">
            <text:p text:style-name="P33">An array</text:p>
          </table:table-cell>
          <table:table-cell table:style-name="Table20.A1" office:value-type="string">
            <text:p text:style-name="P33">An Array Iterator object containing the keys of an array.</text:p>
          </table:table-cell>
        </table:table-row>
      </table:table>
      <text:p text:style-name="Text_20_body"><text:line-break/><text:span text:style-name="T39">const</text:span><text:span text:style-name="T42"> </text:span><text:span text:style-name="T44">fruits</text:span><text:span text:style-name="T42"> = [</text:span><text:span text:style-name="T48">"Banana"</text:span><text:span text:style-name="T42">, </text:span><text:span text:style-name="T48">"Orange"</text:span><text:span text:style-name="T42">, </text:span><text:span text:style-name="T48">"Apple"</text:span><text:span text:style-name="T42">, </text:span><text:span text:style-name="T48">"Mango"</text:span><text:span text:style-name="T42">];</text:span></text:p>
      <text:p text:style-name="P18"><text:span text:style-name="T38">const</text:span> <text:span text:style-name="T43">keys</text:span> = <text:span text:style-name="T43">fruits</text:span>.<text:span text:style-name="T50">keys</text:span>();</text:p>
      <text:p text:style-name="P27"/>
      <text:p text:style-name="P18"><text:span text:style-name="T38">let</text:span> <text:span text:style-name="T52">text</text:span> = <text:span text:style-name="T47">""</text:span>;</text:p>
      <text:p text:style-name="P18"><text:span text:style-name="T56">for</text:span> (<text:span text:style-name="T38">let</text:span> <text:span text:style-name="T52">x</text:span> <text:span text:style-name="T38">of</text:span> <text:span text:style-name="T43">keys</text:span>) {</text:p>
      <text:p text:style-name="P18"><text:span text:style-name="T52">text</text:span> += <text:span text:style-name="T52">x</text:span> + <text:span text:style-name="T47">"</text:span><text:span text:style-name="T77">\n</text:span><text:span text:style-name="T47">"</text:span>;</text:p>
      <text:p text:style-name="P18">}</text:p>
      <text:p text:style-name="P27"/>
      <text:p text:style-name="P18"><text:span text:style-name="T52">console</text:span>.<text:span text:style-name="T50">log</text:span>(<text:span text:style-name="T52">text</text:span>);</text:p>
      <text:p text:style-name="P49">Output:-0</text:p>
      <text:p text:style-name="P49">1</text:p>
      <text:p text:style-name="P49">2</text:p>
      <text:p text:style-name="P49">3</text:p>
      <text:p text:style-name="P50"><text:soft-page-break/><text:span text:style-name="T82">16. </text:span><text:span text:style-name="T22">Definition and Usage</text:span></text:p>
      <text:p text:style-name="P2"><text:span text:style-name="T1">The </text:span><text:span text:style-name="Source_20_Text"><text:span text:style-name="T24">lastIndexOf()</text:span></text:span><text:span text:style-name="T1"> method returns the last index (position) of a specified value.</text:span></text:p>
      <text:p text:style-name="P2"><text:span text:style-name="T1">The </text:span><text:span text:style-name="Source_20_Text"><text:span text:style-name="T24">lastIndexOf()</text:span></text:span><text:span text:style-name="T1"> method returns -1 if the value is not found.</text:span></text:p>
      <text:p text:style-name="P2"><text:span text:style-name="T1">The </text:span><text:span text:style-name="Source_20_Text"><text:span text:style-name="T24">lastIndexOf()</text:span></text:span><text:span text:style-name="T1"> starts at a specified index and searches from right to left.</text:span></text:p>
      <text:p text:style-name="P5">By defalt the search starts at the last element and ends at the first.</text:p>
      <text:p text:style-name="P5">Negative start values counts from the last element (but still searches from right to left).</text:p>
      <text:h text:style-name="P12" text:outline-level="2">See Also:</text:h>
      <text:p text:style-name="P57"><text:a xlink:type="simple" xlink:href="https://www.w3schools.com/jsref/jsref_indexof_array.asp" text:style-name="Internet_20_link" text:visited-style-name="Visited_20_Internet_20_Link"><text:span text:style-name="Source_20_Text"><text:span text:style-name="T27">indexOf()</text:span></text:span></text:a></text:p>
      <text:p text:style-name="Horizontal_20_Line"/>
      <text:h text:style-name="P10" text:outline-level="2">Syntax</text:h>
      <text:p text:style-name="P14"><text:span text:style-name="T17">array</text:span><text:span text:style-name="T19">.lastIndexOf(</text:span><text:span text:style-name="Emphasis"><text:span text:style-name="T19">item</text:span></text:span><text:span text:style-name="T19">,</text:span><text:span text:style-name="Emphasis"><text:span text:style-name="T19"> start</text:span></text:span><text:span text:style-name="T19">)</text:span></text:p>
      <text:h text:style-name="P10" text:outline-level="2">Parameters</text:h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33">Parameter</text:p>
          </table:table-cell>
          <table:table-cell table:style-name="Table21.A1" office:value-type="string">
            <text:p text:style-name="P33">Description</text:p>
          </table:table-cell>
          <table:table-cell table:style-name="Table21.C2" office:value-type="string">
            <text:p text:style-name="P34"/>
          </table:table-cell>
        </table:table-row>
        <table:table-row table:style-name="Table21.2">
          <table:table-cell table:style-name="Table21.A1" office:value-type="string">
            <text:p text:style-name="P33"><text:span text:style-name="Emphasis">item</text:span></text:p>
          </table:table-cell>
          <table:table-cell table:style-name="Table21.A1" office:value-type="string">
            <text:p text:style-name="P33">Required.<text:line-break/>The value to search for.</text:p>
          </table:table-cell>
          <table:table-cell table:style-name="Table21.C2" office:value-type="string">
            <text:p text:style-name="P34"/>
          </table:table-cell>
        </table:table-row>
        <table:table-row table:style-name="Table21.1">
          <table:table-cell table:style-name="Table21.A1" office:value-type="string">
            <text:p text:style-name="P33"><text:span text:style-name="Emphasis">start</text:span></text:p>
          </table:table-cell>
          <table:table-cell table:style-name="Table21.A1" office:value-type="string">
            <text:p text:style-name="P33">Optional.<text:line-break/>Where to start the search.<text:line-break/>Default is the last element (array.length-1).<text:line-break/>Negative start values counts from the last element (but still searches from right to left).</text:p>
          </table:table-cell>
          <table:table-cell table:style-name="Table21.A1" office:value-type="string">
            <text:p text:style-name="P34"/>
          </table:table-cell>
        </table:table-row>
      </table:table>
      <text:h text:style-name="P10" text:outline-level="2">Return Value</text:h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33">Type</text:p>
          </table:table-cell>
          <table:table-cell table:style-name="Table22.A1" office:value-type="string">
            <text:p text:style-name="P33">Description</text:p>
          </table:table-cell>
        </table:table-row>
        <table:table-row table:style-name="Table22.2">
          <table:table-cell table:style-name="Table22.A1" office:value-type="string">
            <text:p text:style-name="P33">A number</text:p>
          </table:table-cell>
          <table:table-cell table:style-name="Table22.A1" office:value-type="string">
            <text:p text:style-name="P33">The position of the specified item.<text:line-break/>-1 if the item is not found.</text:p>
          </table:table-cell>
        </table:table-row>
      </table:table>
      <text:p text:style-name="P24"><text:span text:style-name="T38">const</text:span> <text:span text:style-name="T43">fruits</text:span> = [<text:span text:style-name="T47">"Apple"</text:span>, <text:span text:style-name="T47">"Orange"</text:span>, <text:span text:style-name="T47">"Apple"</text:span>, <text:span text:style-name="T47">"Mango"</text:span>];</text:p>
      <text:p text:style-name="P18"><text:span text:style-name="T38">let</text:span> <text:span text:style-name="T52">index</text:span> = <text:span text:style-name="T43">fruits</text:span>.<text:span text:style-name="T50">lastIndexOf</text:span>(<text:span text:style-name="T47">"Apple"</text:span>);</text:p>
      <text:p text:style-name="P18"><text:span text:style-name="T52">console</text:span>.<text:span text:style-name="T50">log</text:span>(<text:span text:style-name="T52">index</text:span>);</text:p>
      <text:p text:style-name="P18"/>
      <text:p text:style-name="P51">Output:- 2</text:p>
      <text:p text:style-name="P53"><text:span text:style-name="T83">17. </text:span><text:span text:style-name="T22">Definition and Usage</text:span></text:p>
      <text:p text:style-name="P2"><text:soft-page-break/><text:span text:style-name="Source_20_Text"><text:span text:style-name="T24">map()</text:span></text:span><text:span text:style-name="T1"> creates a new array from calling a function for every array element.</text:span></text:p>
      <text:p text:style-name="P2"><text:span text:style-name="Source_20_Text"><text:span text:style-name="T24">map()</text:span></text:span><text:span text:style-name="T1"> calls a function once for each element in an array.</text:span></text:p>
      <text:p text:style-name="P2"><text:span text:style-name="Source_20_Text"><text:span text:style-name="T24">map()</text:span></text:span><text:span text:style-name="T1"> does not execute the function for empty elements.</text:span></text:p>
      <text:p text:style-name="P91"><text:span text:style-name="Source_20_Text"><text:span text:style-name="T24">map()</text:span></text:span><text:span text:style-name="T1"> does not change the original array.</text:span></text:p>
      <text:p text:style-name="P91"><text:span text:style-name="T22">Syntax</text:span></text:p>
      <text:p text:style-name="P14"><text:span text:style-name="T17">array</text:span><text:span text:style-name="T19">.map(</text:span><text:span text:style-name="Emphasis"><text:span text:style-name="T19">function(currentValue, index, arr), thisValue</text:span></text:span><text:span text:style-name="T19">)</text:span></text:p>
      <text:h text:style-name="P10" text:outline-level="2">Parameters</text:h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33">Parameter</text:p>
          </table:table-cell>
          <table:table-cell table:style-name="Table23.A1" office:value-type="string">
            <text:p text:style-name="P33">Description</text:p>
          </table:table-cell>
        </table:table-row>
        <table:table-row table:style-name="Table23.2">
          <table:table-cell table:style-name="Table23.A1" office:value-type="string">
            <text:p text:style-name="P33"><text:span text:style-name="Emphasis">function()</text:span></text:p>
          </table:table-cell>
          <table:table-cell table:style-name="Table23.A1" office:value-type="string">
            <text:p text:style-name="P33">Required.<text:line-break/>A function to be run for each array element.</text:p>
          </table:table-cell>
        </table:table-row>
        <table:table-row table:style-name="Table23.1">
          <table:table-cell table:style-name="Table23.A1" office:value-type="string">
            <text:p text:style-name="P33"><text:span text:style-name="Emphasis">currentValue</text:span></text:p>
          </table:table-cell>
          <table:table-cell table:style-name="Table23.A1" office:value-type="string">
            <text:p text:style-name="P33">Required.<text:line-break/>The value of the current element.</text:p>
          </table:table-cell>
        </table:table-row>
        <table:table-row table:style-name="Table23.2">
          <table:table-cell table:style-name="Table23.A1" office:value-type="string">
            <text:p text:style-name="P33"><text:span text:style-name="Emphasis">index</text:span></text:p>
          </table:table-cell>
          <table:table-cell table:style-name="Table23.A1" office:value-type="string">
            <text:p text:style-name="P33">Optional.<text:line-break/>The index of the current element.</text:p>
          </table:table-cell>
        </table:table-row>
        <table:table-row table:style-name="Table23.1">
          <table:table-cell table:style-name="Table23.A1" office:value-type="string">
            <text:p text:style-name="P33"><text:span text:style-name="Emphasis">arr</text:span></text:p>
          </table:table-cell>
          <table:table-cell table:style-name="Table23.A1" office:value-type="string">
            <text:p text:style-name="P33">Optional.<text:line-break/>The array of the current element.</text:p>
          </table:table-cell>
        </table:table-row>
        <table:table-row table:style-name="Table23.2">
          <table:table-cell table:style-name="Table23.A1" office:value-type="string">
            <text:p text:style-name="P33"><text:span text:style-name="Emphasis">thisValue</text:span></text:p>
          </table:table-cell>
          <table:table-cell table:style-name="Table23.A1" office:value-type="string">
            <text:p text:style-name="P33">Optional.<text:line-break/>Default value <text:span text:style-name="Source_20_Text"><text:span text:style-name="T72">undefined</text:span></text:span>.<text:line-break/>A value passed to the function to be used as its <text:span text:style-name="Source_20_Text"><text:span text:style-name="T72">this</text:span></text:span> value.</text:p>
          </table:table-cell>
        </table:table-row>
      </table:table>
      <text:h text:style-name="P10" text:outline-level="2">Return Value</text:h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33">Type</text:p>
          </table:table-cell>
          <table:table-cell table:style-name="Table24.A1" office:value-type="string">
            <text:p text:style-name="P33">Description</text:p>
          </table:table-cell>
        </table:table-row>
        <table:table-row table:style-name="Table24.2">
          <table:table-cell table:style-name="Table24.A1" office:value-type="string">
            <text:p text:style-name="P33">An array</text:p>
          </table:table-cell>
          <table:table-cell table:style-name="Table24.A1" office:value-type="string">
            <text:p text:style-name="P33">The results of a function for each array element.</text:p>
          </table:table-cell>
        </table:table-row>
      </table:table>
      <text:p text:style-name="P25"><text:span text:style-name="T38">const</text:span> <text:span text:style-name="T43">numbers</text:span> = [<text:span text:style-name="T58">65</text:span>, <text:span text:style-name="T58">44</text:span>, <text:span text:style-name="T58">12</text:span>, <text:span text:style-name="T58">4</text:span>];</text:p>
      <text:p text:style-name="P18"><text:span text:style-name="T38">const</text:span> <text:span text:style-name="T43">newArr</text:span> = <text:span text:style-name="T43">numbers</text:span>.<text:span text:style-name="T50">map</text:span>(<text:span text:style-name="T50">myFunction</text:span>);</text:p>
      <text:p text:style-name="P27"/>
      <text:p text:style-name="P18"><text:span text:style-name="T52">console</text:span>.<text:span text:style-name="T50">log</text:span>(<text:span text:style-name="T43">newArr</text:span>);</text:p>
      <text:p text:style-name="P27"/>
      <text:p text:style-name="P18"><text:span text:style-name="T38">function</text:span> <text:span text:style-name="T50">myFunction</text:span>(<text:span text:style-name="T52">num</text:span>) {</text:p>
      <text:p text:style-name="P18"><text:span text:style-name="T56">return</text:span> <text:span text:style-name="T52">num</text:span> * <text:span text:style-name="T58">10</text:span>;</text:p>
      <text:p text:style-name="P18">}</text:p>
      <text:p text:style-name="P18"/>
      <text:p text:style-name="P52">[ 650, 440, 120, 40 ]</text:p>
      <text:p text:style-name="P32"/>
      <text:p text:style-name="P18"><text:span text:style-name="T38">const</text:span> <text:span text:style-name="T43">numbers2</text:span> = [<text:span text:style-name="T58">4</text:span>, <text:span text:style-name="T58">9</text:span>, <text:span text:style-name="T58">16</text:span>, <text:span text:style-name="T58">25</text:span>];</text:p>
      <text:p text:style-name="P18"><text:span text:style-name="T38">const</text:span> <text:span text:style-name="T43">newArr2</text:span> = <text:span text:style-name="T43">numbers2</text:span>.<text:span text:style-name="T50">map</text:span>(<text:span text:style-name="T52">Math</text:span>.<text:span text:style-name="T50">sqrt</text:span>);</text:p>
      <text:p text:style-name="P27"/>
      <text:p text:style-name="P18"><text:span text:style-name="T52">console</text:span>.<text:span text:style-name="T50">log</text:span>(<text:span text:style-name="T43">newArr2</text:span>);</text:p>
      <text:p text:style-name="P52">[ 2, 3, 4, 5 ]</text:p>
      <text:p text:style-name="P52"/>
      <text:p text:style-name="P104"><text:soft-page-break/><text:span text:style-name="T84">18. </text:span><text:span text:style-name="T1">The </text:span><text:span text:style-name="Source_20_Text"><text:span text:style-name="T24">pop()</text:span></text:span><text:span text:style-name="T1"> method removes (pops) </text:span><text:span text:style-name="T14">the last element</text:span><text:span text:style-name="T1"> of an array.</text:span></text:p>
      <text:p text:style-name="P2"><text:span text:style-name="T1">The </text:span><text:span text:style-name="Source_20_Text"><text:span text:style-name="T24">pop()</text:span></text:span><text:span text:style-name="T1"> method changes the original array.</text:span></text:p>
      <text:p text:style-name="P92"><text:span text:style-name="T1">The </text:span><text:span text:style-name="Source_20_Text"><text:span text:style-name="T24">pop()</text:span></text:span><text:span text:style-name="T1"> method returns the removed element.</text:span></text:p>
      <text:p text:style-name="P92"><text:span text:style-name="T22">Syntax</text:span></text:p>
      <text:p text:style-name="P16"><text:span text:style-name="T73">array</text:span>.pop()</text:p>
      <text:h text:style-name="P10" text:outline-level="2">Parameters</text:h>
      <table:table table:name="Table25" table:style-name="Table25">
        <table:table-column table:style-name="Table25.A"/>
        <table:table-row table:style-name="TableLine94672143241328">
          <table:table-cell table:style-name="Table25.A1" office:value-type="string">
            <text:p text:style-name="P33">NONE</text:p>
          </table:table-cell>
        </table:table-row>
      </table:table>
      <text:p text:style-name="Horizontal_20_Line"/>
      <text:h text:style-name="P10" text:outline-level="2">Return Value</text:h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33">Type</text:p>
          </table:table-cell>
          <table:table-cell table:style-name="Table26.A1" office:value-type="string">
            <text:p text:style-name="P33">Description</text:p>
          </table:table-cell>
        </table:table-row>
        <table:table-row table:style-name="Table26.2">
          <table:table-cell table:style-name="Table26.A1" office:value-type="string">
            <text:p text:style-name="P33">A variable</text:p>
          </table:table-cell>
          <table:table-cell table:style-name="Table26.A1" office:value-type="string">
            <text:p text:style-name="P33">The removed item.<text:line-break/>A string, a number, an array, or any other type allowed in an array.</text:p>
          </table:table-cell>
        </table:table-row>
      </table:table>
      <text:p text:style-name="P70"><text:span text:style-name="T38">const</text:span> <text:span text:style-name="T43">fruits</text:span> = [<text:span text:style-name="T47">"Banana"</text:span>, <text:span text:style-name="T47">"Orange"</text:span>, <text:span text:style-name="T47">"Apple"</text:span>, <text:span text:style-name="T47">"Mango"</text:span>];</text:p>
      <text:p text:style-name="P18"><text:span text:style-name="T43">fruits</text:span>.<text:span text:style-name="T50">pop</text:span>();</text:p>
      <text:p text:style-name="P18"><text:span text:style-name="T52">console</text:span>.<text:span text:style-name="T50">log</text:span>(<text:span text:style-name="T43">fruits</text:span>);</text:p>
      <text:p text:style-name="P18"/>
      <text:p text:style-name="P103">[ 'Banana', 'Orange', 'Apple' ]</text:p>
      <text:p text:style-name="P105"><text:span text:style-name="T85">19. </text:span><text:span text:style-name="T22">Definition and Usage</text:span></text:p>
      <text:p text:style-name="P2"><text:span text:style-name="Source_20_Text"><text:span text:style-name="T24">prototype</text:span></text:span><text:span text:style-name="T1"> allows you to add new properties and methods to arrays.</text:span></text:p>
      <text:p text:style-name="P2"><text:span text:style-name="Source_20_Text"><text:span text:style-name="T24">prototype</text:span></text:span><text:span text:style-name="T1"> is a property available with all JavaScript objects.</text:span></text:p>
      <text:p text:style-name="Horizontal_20_Line"/>
      <text:h text:style-name="P10" text:outline-level="2">Syntax</text:h>
      <text:p text:style-name="P14"><text:span text:style-name="T19">Array.prototype.</text:span><text:span text:style-name="T17">name </text:span><text:span text:style-name="T19">=</text:span><text:span text:style-name="Emphasis"><text:span text:style-name="T19"> value</text:span></text:span></text:p>
      <text:p text:style-name="Horizontal_20_Line"/>
      <text:h text:style-name="P64" text:outline-level="2">Warning</text:h>
      <text:p text:style-name="P118">You are not advised to change the prototype of an object that you do not control.</text:p>
      <text:p text:style-name="P118"><text:soft-page-break/>You should not change the prototype of built in JavaScript datatypes like:</text:p>
      <text:list xml:id="list547563543" text:style-name="L1">
        <text:list-item>
          <text:p text:style-name="P119">Numbers</text:p>
        </text:list-item>
        <text:list-item>
          <text:p text:style-name="P119">Strings</text:p>
        </text:list-item>
        <text:list-item>
          <text:p text:style-name="P119">Arrays</text:p>
        </text:list-item>
        <text:list-item>
          <text:p text:style-name="P119">Dates</text:p>
        </text:list-item>
        <text:list-item>
          <text:p text:style-name="P119">Booleans</text:p>
        </text:list-item>
        <text:list-item>
          <text:p text:style-name="P119">Function</text:p>
        </text:list-item>
        <text:list-item>
          <text:p text:style-name="P119">Objects</text:p>
        </text:list-item>
      </text:list>
      <text:p text:style-name="P118">Only change the prototype of your own objects.</text:p>
      <text:h text:style-name="P10" text:outline-level="2">The prototype Property</text:h>
      <text:p text:style-name="P2"><text:span text:style-name="T1">The JavaScript </text:span><text:span text:style-name="Source_20_Text"><text:span text:style-name="T24">prototype</text:span></text:span><text:span text:style-name="T1"> property allows you to add new properties to objects:</text:span></text:p>
      <text:p text:style-name="P79"><text:span text:style-name="T35">Array</text:span><text:span text:style-name="T36">.</text:span><text:span text:style-name="T32">prototype</text:span><text:span text:style-name="T36">.</text:span><text:span text:style-name="T37">myUcase</text:span><text:span text:style-name="T36"> = </text:span><text:span text:style-name="T30">function</text:span><text:span text:style-name="T36"> () {</text:span></text:p>
      <text:p text:style-name="P18"><text:span text:style-name="T56">for</text:span> (<text:span text:style-name="T38">let</text:span> <text:span text:style-name="T52">i</text:span> = <text:span text:style-name="T58">0</text:span>; <text:span text:style-name="T52">i</text:span> &lt; <text:span text:style-name="T38">this</text:span>.<text:span text:style-name="T52">length</text:span>; <text:span text:style-name="T52">i</text:span>++) {</text:p>
      <text:p text:style-name="P18"><text:span text:style-name="T38">this</text:span>[<text:span text:style-name="T52">i</text:span>] = <text:span text:style-name="T38">this</text:span>[<text:span text:style-name="T52">i</text:span>].<text:span text:style-name="T50">toUpperCase</text:span>();</text:p>
      <text:p text:style-name="P18">}</text:p>
      <text:p text:style-name="P18">};</text:p>
      <text:p text:style-name="P27"/>
      <text:p text:style-name="P26">// Use the method on any array</text:p>
      <text:p text:style-name="P18"><text:span text:style-name="T38">const</text:span> <text:span text:style-name="T43">fruits</text:span> = [<text:span text:style-name="T47">"Banana"</text:span>, <text:span text:style-name="T47">"Orange"</text:span>, <text:span text:style-name="T47">"Apple"</text:span>, <text:span text:style-name="T47">"Mango"</text:span>];</text:p>
      <text:p text:style-name="P18"><text:span text:style-name="T43">fruits</text:span>.<text:span text:style-name="T50">myUcase</text:span>();</text:p>
      <text:p text:style-name="P18"><text:span text:style-name="T52">console</text:span>.<text:span text:style-name="T50">log</text:span>(<text:span text:style-name="T43">fruits</text:span>);</text:p>
      <text:p text:style-name="P18"/>
      <text:p text:style-name="P2"><text:span text:style-name="T1">[ 'BANANA', 'ORANGE', 'APPLE', 'MANGO' ]</text:span></text:p>
      <text:p text:style-name="P93"><text:span text:style-name="T13">20. </text:span><text:span text:style-name="T1">Definition and Usage</text:span></text:p>
      <text:p text:style-name="P2"><text:span text:style-name="T1">The </text:span><text:span text:style-name="Source_20_Text"><text:span text:style-name="T24">push()</text:span></text:span><text:span text:style-name="T1"> method adds new items </text:span><text:span text:style-name="T14">to the end</text:span><text:span text:style-name="T1"> of an array.</text:span></text:p>
      <text:p text:style-name="P2"><text:soft-page-break/><text:span text:style-name="T1">The </text:span><text:span text:style-name="Source_20_Text"><text:span text:style-name="T24">push()</text:span></text:span><text:span text:style-name="T1"> method changes the length of the array.</text:span></text:p>
      <text:p text:style-name="P94"><text:span text:style-name="T1">The </text:span><text:span text:style-name="Source_20_Text"><text:span text:style-name="T24">push()</text:span></text:span><text:span text:style-name="T1"> method returns the new length.</text:span></text:p>
      <text:p text:style-name="P94"><text:span text:style-name="T22">Syntax</text:span></text:p>
      <text:p text:style-name="P14"><text:span text:style-name="T17">array</text:span><text:span text:style-name="T19">.push(</text:span><text:span text:style-name="Emphasis"><text:span text:style-name="T19">item1</text:span></text:span><text:span text:style-name="T19">, </text:span><text:span text:style-name="Emphasis"><text:span text:style-name="T19">item2</text:span></text:span><text:span text:style-name="T19">, ..., </text:span><text:span text:style-name="Emphasis"><text:span text:style-name="T19">itemX</text:span></text:span><text:span text:style-name="T19">)</text:span></text:p>
      <text:h text:style-name="P10" text:outline-level="2">Parameters</text:h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33">Parameters</text:p>
          </table:table-cell>
          <table:table-cell table:style-name="Table27.A1" office:value-type="string">
            <text:p text:style-name="P33">Description</text:p>
          </table:table-cell>
        </table:table-row>
        <table:table-row table:style-name="Table27.2">
          <table:table-cell table:style-name="Table27.A1" office:value-type="string">
            <text:p text:style-name="P33"><text:span text:style-name="Emphasis">item1</text:span><text:line-break/><text:span text:style-name="Emphasis">item2</text:span><text:line-break/>..<text:line-break/><text:span text:style-name="Emphasis">itemX</text:span></text:p>
          </table:table-cell>
          <table:table-cell table:style-name="Table27.A1" office:value-type="string">
            <text:p text:style-name="P33">The item(s) to add to the array.<text:line-break/>Minimum one item is required.</text:p>
          </table:table-cell>
        </table:table-row>
      </table:table>
      <text:p text:style-name="P69"><text:span text:style-name="T38">const</text:span> <text:span text:style-name="T43">fruits</text:span> = [<text:span text:style-name="T47">"Banana"</text:span>, <text:span text:style-name="T47">"Orange"</text:span>, <text:span text:style-name="T47">"Apple"</text:span>, <text:span text:style-name="T47">"Mango"</text:span>];</text:p>
      <text:p text:style-name="P69"><text:span text:style-name="T43">fruits</text:span>.<text:span text:style-name="T50">push</text:span>(<text:span text:style-name="T47">"Kiwi"</text:span>, <text:span text:style-name="T47">"Lemon"</text:span>);</text:p>
      <text:p text:style-name="P69"><text:span text:style-name="T52">console</text:span>.<text:span text:style-name="T50">log</text:span>(<text:span text:style-name="T43">fruits</text:span>);</text:p>
      <text:p text:style-name="P80">[ 'Banana', 'Orange', 'Apple', 'Mango', 'Kiwi', 'Lemon' ]</text:p>
      <text:p text:style-name="P81"><text:span text:style-name="T86">21. </text:span><text:span text:style-name="T1">The </text:span><text:span text:style-name="Source_20_Text"><text:span text:style-name="T24">reduce()</text:span></text:span><text:span text:style-name="T1"> method executes a reducer function for array element.</text:span></text:p>
      <text:p text:style-name="P2"><text:span text:style-name="T1">The </text:span><text:span text:style-name="Source_20_Text"><text:span text:style-name="T24">reduce()</text:span></text:span><text:span text:style-name="T1"> method returns a single value: the function's accumulated result.</text:span></text:p>
      <text:p text:style-name="P2"><text:span text:style-name="T1">The </text:span><text:span text:style-name="Source_20_Text"><text:span text:style-name="T24">reduce()</text:span></text:span><text:span text:style-name="T1"> method does not execute the function for empty array elements.</text:span></text:p>
      <text:p text:style-name="P95"><text:span text:style-name="T1">The </text:span><text:span text:style-name="Source_20_Text"><text:span text:style-name="T24">reduce()</text:span></text:span><text:span text:style-name="T1"> method does not change the original array.</text:span></text:p>
      <text:p text:style-name="P95"><text:span text:style-name="T23">Note</text:span></text:p>
      <text:p text:style-name="P95"><text:span text:style-name="T6">At the first callback, there is no return value from the previous callback.</text:span></text:p>
      <text:p text:style-name="P121">Normally, array element 0 is used as initial value, and the iteration starts from array element 1.</text:p>
      <text:p text:style-name="P122"><text:span text:style-name="T75">If an initial value is supplied, this is used, and the iteration starts from array element 0.</text:span></text:p>
      <text:p text:style-name="P122"><text:span text:style-name="T74">Syntax</text:span></text:p>
      <text:p text:style-name="P14"><text:soft-page-break/><text:span text:style-name="T17">array</text:span><text:span text:style-name="T19">.reduce(</text:span><text:span text:style-name="Emphasis"><text:span text:style-name="T19">function(total, currentValue, currentIndex, arr), initialValue</text:span></text:span><text:span text:style-name="T19">)</text:span></text:p>
      <text:h text:style-name="P10" text:outline-level="2">Parameters</text:h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33">Parameter</text:p>
          </table:table-cell>
          <table:table-cell table:style-name="Table28.A1" office:value-type="string">
            <text:p text:style-name="P33">Description</text:p>
          </table:table-cell>
        </table:table-row>
        <table:table-row table:style-name="Table28.2">
          <table:table-cell table:style-name="Table28.A1" office:value-type="string">
            <text:p text:style-name="P33"><text:span text:style-name="Emphasis">function()</text:span></text:p>
          </table:table-cell>
          <table:table-cell table:style-name="Table28.A1" office:value-type="string">
            <text:p text:style-name="P33">Required.<text:line-break/>A function to be run for each element in the array.</text:p>
          </table:table-cell>
        </table:table-row>
        <table:table-row table:style-name="Table28.1">
          <table:table-cell table:style-name="Table28.A1" table:number-columns-spanned="2" office:value-type="string">
            <text:p text:style-name="P33">Reducer function parameters:</text:p>
            <table:table table:name="Table29" table:style-name="Table29">
              <table:table-column table:style-name="Table29.A"/>
              <table:table-column table:style-name="Table29.B"/>
              <table:table-row table:style-name="Table29.1">
                <table:table-cell table:style-name="Table29.A1" office:value-type="string">
                  <text:p text:style-name="P33"><text:span text:style-name="Emphasis">total</text:span></text:p>
                </table:table-cell>
                <table:table-cell table:style-name="Table29.A1" office:value-type="string">
                  <text:p text:style-name="P33">Required.<text:line-break/>The <text:span text:style-name="Emphasis">initialValue</text:span>, or the previously returned value of the function.</text:p>
                </table:table-cell>
              </table:table-row>
              <table:table-row table:style-name="Table29.2">
                <table:table-cell table:style-name="Table29.A1" office:value-type="string">
                  <text:p text:style-name="P33"><text:span text:style-name="Emphasis">currentValue</text:span></text:p>
                </table:table-cell>
                <table:table-cell table:style-name="Table29.A1" office:value-type="string">
                  <text:p text:style-name="P33">Required.<text:line-break/>The value of the current element.</text:p>
                </table:table-cell>
              </table:table-row>
              <table:table-row table:style-name="Table29.1">
                <table:table-cell table:style-name="Table29.A1" office:value-type="string">
                  <text:p text:style-name="P33"><text:span text:style-name="Emphasis">currentIndex</text:span></text:p>
                </table:table-cell>
                <table:table-cell table:style-name="Table29.A1" office:value-type="string">
                  <text:p text:style-name="P33">Optional.<text:line-break/>The index of the current element.</text:p>
                </table:table-cell>
              </table:table-row>
              <table:table-row table:style-name="Table29.2">
                <table:table-cell table:style-name="Table29.A1" office:value-type="string">
                  <text:p text:style-name="P33"><text:span text:style-name="Emphasis">arr</text:span></text:p>
                </table:table-cell>
                <table:table-cell table:style-name="Table29.A1" office:value-type="string">
                  <text:p text:style-name="P33">Optional.<text:line-break/>The array the current element belongs to.</text:p>
                </table:table-cell>
              </table:table-row>
            </table:table>
            <text:p text:style-name="P34"/>
          </table:table-cell>
          <table:covered-table-cell/>
        </table:table-row>
        <table:table-row table:style-name="Table28.2">
          <table:table-cell table:style-name="Table28.A1" office:value-type="string">
            <text:p text:style-name="P33"><text:span text:style-name="Emphasis">initialValue</text:span></text:p>
          </table:table-cell>
          <table:table-cell table:style-name="Table28.A1" office:value-type="string">
            <text:p text:style-name="P33">Optional.<text:line-break/>A value to be passed to the function as the initial value.</text:p>
          </table:table-cell>
        </table:table-row>
      </table:table>
      <text:h text:style-name="P10" text:outline-level="2">Return Value</text:h>
      <table:table table:name="Table30" table:style-name="Table30">
        <table:table-column table:style-name="Table30.A"/>
        <table:table-row table:style-name="TableLine94672101826016">
          <table:table-cell table:style-name="Table30.A1" office:value-type="string">
            <text:p text:style-name="P33">The accumulated result from the last call of the callback function.</text:p>
          </table:table-cell>
        </table:table-row>
      </table:table>
      <text:p text:style-name="Text_20_body"><text:line-break/><text:span text:style-name="T39">const</text:span><text:span text:style-name="T42"> </text:span><text:span text:style-name="T44">numbers</text:span><text:span text:style-name="T42"> = [</text:span><text:span text:style-name="T60">155</text:span><text:span text:style-name="T42">, </text:span><text:span text:style-name="T60">70</text:span><text:span text:style-name="T42">, </text:span><text:span text:style-name="T60">45</text:span><text:span text:style-name="T42">, </text:span><text:span text:style-name="T60">40</text:span><text:span text:style-name="T42">];</text:span></text:p>
      <text:p text:style-name="P18"><text:span text:style-name="T52">console</text:span>.<text:span text:style-name="T50">log</text:span>(<text:span text:style-name="T43">numbers</text:span>.<text:span text:style-name="T50">reduce</text:span>(<text:span text:style-name="T50">myFunc</text:span>));</text:p>
      <text:p text:style-name="P27"/>
      <text:p text:style-name="P18"><text:span text:style-name="T38">function</text:span> <text:span text:style-name="T50">myFunc</text:span>(<text:span text:style-name="T52">total</text:span>, <text:span text:style-name="T52">num</text:span>) {</text:p>
      <text:p text:style-name="P18"><text:span text:style-name="T52">console</text:span>.<text:span text:style-name="T50">log</text:span>(<text:span text:style-name="T47">"total=="</text:span> + <text:span text:style-name="T52">total</text:span>);</text:p>
      <text:p text:style-name="P18"><text:span text:style-name="T52">console</text:span>.<text:span text:style-name="T50">log</text:span>(<text:span text:style-name="T47">"num=="</text:span> + <text:span text:style-name="T52">num</text:span>);</text:p>
      <text:p text:style-name="P18"><text:span text:style-name="T56">return</text:span> <text:span text:style-name="T52">total</text:span> - <text:span text:style-name="T52">num</text:span>;</text:p>
      <text:p text:style-name="P18">}</text:p>
      <text:p text:style-name="P18"/>
      <text:p text:style-name="Text_20_body">total==155</text:p>
      <text:p text:style-name="Text_20_body">num==70</text:p>
      <text:p text:style-name="Text_20_body">total==85</text:p>
      <text:p text:style-name="Text_20_body">num==45</text:p>
      <text:p text:style-name="Text_20_body">total==40</text:p>
      <text:p text:style-name="Text_20_body">num==40</text:p>
      <text:p text:style-name="Text_20_body">0</text:p>
      <text:p text:style-name="P107"><text:span text:style-name="T87">22. </text:span><text:span text:style-name="T1">The </text:span><text:span text:style-name="Source_20_Text"><text:span text:style-name="T24">reduceRight()</text:span></text:span><text:span text:style-name="T1"> method executes a reducer function for each array element.</text:span></text:p>
      <text:p text:style-name="P2"><text:span text:style-name="T1">The </text:span><text:span text:style-name="Source_20_Text"><text:span text:style-name="T24">reduceRight()</text:span></text:span><text:span text:style-name="T1"> method works from right to left.</text:span></text:p>
      <text:p text:style-name="P2"><text:soft-page-break/><text:span text:style-name="T1">The </text:span><text:span text:style-name="Source_20_Text"><text:span text:style-name="T24">reduceRight()</text:span></text:span><text:span text:style-name="T1"> method returns a single value: the function's accumulated result.</text:span></text:p>
      <text:p text:style-name="P2"><text:span text:style-name="T1">The </text:span><text:span text:style-name="Source_20_Text"><text:span text:style-name="T24">reduceRight()</text:span></text:span><text:span text:style-name="T1"> method does not execute the function for empty elements.</text:span></text:p>
      <text:h text:style-name="P12" text:outline-level="2">Note</text:h>
      <text:p text:style-name="P59">At the first callback, there is no return value from the previous callback.</text:p>
      <text:p text:style-name="P59">Normally, the last array element is used as initial value, and the iteration starts from the element before.</text:p>
      <text:p text:style-name="P123"><text:span text:style-name="T75">If an initial value is supplied, this is used, and the iteration starts from last element.</text:span></text:p>
      <text:p text:style-name="P123"><text:span text:style-name="T74">Syntax</text:span></text:p>
      <text:p text:style-name="P14"><text:span text:style-name="T17">array</text:span><text:span text:style-name="T19">.reduceRight(</text:span><text:span text:style-name="Emphasis"><text:span text:style-name="T19">function(total, currentValue, currentIndex, arr), initialValue</text:span></text:span><text:span text:style-name="T19">)</text:span></text:p>
      <text:h text:style-name="P10" text:outline-level="2">Parameters</text:h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33">Parameter</text:p>
          </table:table-cell>
          <table:table-cell table:style-name="Table31.A1" office:value-type="string">
            <text:p text:style-name="P33">Description</text:p>
          </table:table-cell>
        </table:table-row>
        <table:table-row table:style-name="Table31.2">
          <table:table-cell table:style-name="Table31.A1" office:value-type="string">
            <text:p text:style-name="P33"><text:span text:style-name="Emphasis">function()</text:span></text:p>
          </table:table-cell>
          <table:table-cell table:style-name="Table31.A1" office:value-type="string">
            <text:p text:style-name="P33">Required.<text:line-break/>A function to be run for each element in the array.</text:p>
          </table:table-cell>
        </table:table-row>
        <table:table-row table:style-name="Table31.1">
          <table:table-cell table:style-name="Table31.A1" table:number-columns-spanned="2" office:value-type="string">
            <text:p text:style-name="P33">Reducer function parameters:</text:p>
            <table:table table:name="Table32" table:style-name="Table32">
              <table:table-column table:style-name="Table32.A"/>
              <table:table-column table:style-name="Table32.B"/>
              <table:table-row table:style-name="Table32.1">
                <table:table-cell table:style-name="Table32.A1" office:value-type="string">
                  <text:p text:style-name="P33"><text:span text:style-name="Emphasis">total</text:span></text:p>
                </table:table-cell>
                <table:table-cell table:style-name="Table32.A1" office:value-type="string">
                  <text:p text:style-name="P33">Required.<text:line-break/>The <text:span text:style-name="Emphasis">initialValue</text:span>, or the previously returned value of the function.</text:p>
                </table:table-cell>
              </table:table-row>
              <table:table-row table:style-name="Table32.2">
                <table:table-cell table:style-name="Table32.A1" office:value-type="string">
                  <text:p text:style-name="P33"><text:span text:style-name="Emphasis">currentValue</text:span></text:p>
                </table:table-cell>
                <table:table-cell table:style-name="Table32.A1" office:value-type="string">
                  <text:p text:style-name="P33">Required.<text:line-break/>The value of the current element.</text:p>
                </table:table-cell>
              </table:table-row>
              <table:table-row table:style-name="Table32.1">
                <table:table-cell table:style-name="Table32.A1" office:value-type="string">
                  <text:p text:style-name="P33"><text:span text:style-name="Emphasis">currentIndex</text:span></text:p>
                </table:table-cell>
                <table:table-cell table:style-name="Table32.A1" office:value-type="string">
                  <text:p text:style-name="P33">Optional.<text:line-break/>The index of the current element.</text:p>
                </table:table-cell>
              </table:table-row>
              <table:table-row table:style-name="Table32.2">
                <table:table-cell table:style-name="Table32.A1" office:value-type="string">
                  <text:p text:style-name="P33"><text:span text:style-name="Emphasis">arr</text:span></text:p>
                </table:table-cell>
                <table:table-cell table:style-name="Table32.A1" office:value-type="string">
                  <text:p text:style-name="P33">Optional.<text:line-break/>The array the element belongs to.</text:p>
                </table:table-cell>
              </table:table-row>
            </table:table>
            <text:p text:style-name="P34"/>
          </table:table-cell>
          <table:covered-table-cell/>
        </table:table-row>
        <table:table-row table:style-name="Table31.2">
          <table:table-cell table:style-name="Table31.A1" office:value-type="string">
            <text:p text:style-name="P33"><text:span text:style-name="Emphasis">initialValue</text:span></text:p>
          </table:table-cell>
          <table:table-cell table:style-name="Table31.A1" office:value-type="string">
            <text:p text:style-name="P33">Optional.<text:line-break/>A value to be passed to the function as the initial value</text:p>
          </table:table-cell>
        </table:table-row>
      </table:table>
      <text:h text:style-name="P10" text:outline-level="2">Return Value</text:h>
      <table:table table:name="Table33" table:style-name="Table33">
        <table:table-column table:style-name="Table33.A"/>
        <table:table-row table:style-name="TableLine94672100379200">
          <table:table-cell table:style-name="Table33.A1" office:value-type="string">
            <text:p text:style-name="P33">The accumulated result from the last call of the callback function.</text:p>
          </table:table-cell>
        </table:table-row>
      </table:table>
      <text:p text:style-name="P106"/>
      <text:p text:style-name="P71"><text:soft-page-break/><text:span text:style-name="T38">const</text:span> <text:span text:style-name="T43">numbers</text:span> = [<text:span text:style-name="T58">155</text:span>, <text:span text:style-name="T58">70</text:span>, <text:span text:style-name="T58">45</text:span>, <text:span text:style-name="T58">40</text:span>];</text:p>
      <text:p text:style-name="P18"><text:span text:style-name="T52">console</text:span>.<text:span text:style-name="T50">log</text:span>(<text:span text:style-name="T43">numbers</text:span>.<text:span text:style-name="T50">reduceRight</text:span>(<text:span text:style-name="T50">myFunc</text:span>));</text:p>
      <text:p text:style-name="P27"/>
      <text:p text:style-name="P18"><text:span text:style-name="T38">function</text:span> <text:span text:style-name="T50">myFunc</text:span>(<text:span text:style-name="T52">total</text:span>, <text:span text:style-name="T52">num</text:span>) {</text:p>
      <text:p text:style-name="P18"><text:span text:style-name="T52">console</text:span>.<text:span text:style-name="T50">log</text:span>(<text:span text:style-name="T47">"total=="</text:span> + <text:span text:style-name="T52">total</text:span>);</text:p>
      <text:p text:style-name="P18"><text:span text:style-name="T52">console</text:span>.<text:span text:style-name="T50">log</text:span>(<text:span text:style-name="T47">"num=="</text:span> + <text:span text:style-name="T52">num</text:span>);</text:p>
      <text:p text:style-name="P18"><text:span text:style-name="T56">return</text:span> <text:span text:style-name="T52">total</text:span> - <text:span text:style-name="T52">num</text:span>;</text:p>
      <text:p text:style-name="P18">}</text:p>
      <text:p text:style-name="P18"/>
      <text:p text:style-name="P106">total==40</text:p>
      <text:p text:style-name="P106">num==45</text:p>
      <text:p text:style-name="P106">total==-5</text:p>
      <text:p text:style-name="P106">num==70</text:p>
      <text:p text:style-name="P106">total==-75</text:p>
      <text:p text:style-name="P106">num==155</text:p>
      <text:p text:style-name="P106">-230</text:p>
      <text:p text:style-name="P109"><text:span text:style-name="T88">23. </text:span><text:span text:style-name="T1">The </text:span><text:span text:style-name="Source_20_Text"><text:span text:style-name="T24">reverse()</text:span></text:span><text:span text:style-name="T1"> method reverses the order of the elements in an array.</text:span></text:p>
      <text:p text:style-name="P2"><text:span text:style-name="T1">The </text:span><text:span text:style-name="Source_20_Text"><text:span text:style-name="T24">reverse()</text:span></text:span><text:span text:style-name="T1"> method overwrites the original array.</text:span></text:p>
      <text:p text:style-name="Horizontal_20_Line"/>
      <text:h text:style-name="P10" text:outline-level="2">Syntax</text:h>
      <text:p text:style-name="P16"><text:span text:style-name="T73">array</text:span>.reverse()</text:p>
      <text:h text:style-name="P10" text:outline-level="2">Return Value</text:h>
      <table:table table:name="Table34" table:style-name="Table34">
        <table:table-column table:style-name="Table34.A"/>
        <table:table-row table:style-name="TableLine94672044108144">
          <table:table-cell table:style-name="Table34.A1" office:value-type="string">
            <text:p text:style-name="P33">The array after it has been reversed.</text:p>
          </table:table-cell>
        </table:table-row>
      </table:table>
      <text:p text:style-name="P72"><text:span text:style-name="T38">const</text:span> <text:span text:style-name="T43">fruits</text:span> = [<text:span text:style-name="T47">"Banana"</text:span>, <text:span text:style-name="T47">"Orange"</text:span>, <text:span text:style-name="T47">"Apple"</text:span>, <text:span text:style-name="T47">"Mango"</text:span>];</text:p>
      <text:p text:style-name="P18"><text:span text:style-name="T52">console</text:span>.<text:span text:style-name="T50">log</text:span>(<text:span text:style-name="T43">fruits</text:span>.<text:span text:style-name="T50">reverse</text:span>());</text:p>
      <text:p text:style-name="P18"/>
      <text:p text:style-name="P108">[ 'Mango', 'Apple', 'Orange', 'Banana' ]</text:p>
      <text:p text:style-name="P111"><text:span text:style-name="T89">24.</text:span><text:span text:style-name="T1">The </text:span><text:span text:style-name="Source_20_Text"><text:span text:style-name="T24">shift()</text:span></text:span><text:span text:style-name="T1"> method removes </text:span><text:span text:style-name="T14">the first item</text:span><text:span text:style-name="T1"> of an array.</text:span></text:p>
      <text:p text:style-name="P2"><text:span text:style-name="T1">The </text:span><text:span text:style-name="Source_20_Text"><text:span text:style-name="T24">shift()</text:span></text:span><text:span text:style-name="T1"> method changes the original array.</text:span></text:p>
      <text:p text:style-name="P96"><text:span text:style-name="T1">The </text:span><text:span text:style-name="Source_20_Text"><text:span text:style-name="T24">shift()</text:span></text:span><text:span text:style-name="T1"> method returns the shifted element.</text:span></text:p>
      <text:p text:style-name="P96"><text:span text:style-name="T22">Syntax</text:span></text:p>
      <text:p text:style-name="P16"><text:span text:style-name="T73">array</text:span>.shift()</text:p>
      <text:p text:style-name="P73"><text:soft-page-break/><text:span text:style-name="T38">const</text:span> <text:span text:style-name="T43">fruits</text:span> = [<text:span text:style-name="T47">"Banana"</text:span>, <text:span text:style-name="T47">"Orange"</text:span>, <text:span text:style-name="T47">"Apple"</text:span>, <text:span text:style-name="T47">"Mango"</text:span>];</text:p>
      <text:p text:style-name="P18"><text:span text:style-name="T43">fruits</text:span>.<text:span text:style-name="T50">shift</text:span>();</text:p>
      <text:p text:style-name="P18"><text:span text:style-name="T52">console</text:span>.<text:span text:style-name="T50">log</text:span>(<text:span text:style-name="T43">fruits</text:span>);</text:p>
      <text:p text:style-name="P110">[ 'Orange', 'Apple', 'Mango' ]</text:p>
      <text:p text:style-name="P111"><text:span text:style-name="T90">25.</text:span><text:span text:style-name="T1">The </text:span><text:span text:style-name="Source_20_Text"><text:span text:style-name="T24">slice()</text:span></text:span><text:span text:style-name="T1"> method returns selected elements in an array, as a new array.</text:span></text:p>
      <text:p text:style-name="P2"><text:span text:style-name="T1">The </text:span><text:span text:style-name="Source_20_Text"><text:span text:style-name="T24">slice()</text:span></text:span><text:span text:style-name="T1"> method selects from a given </text:span><text:span text:style-name="Emphasis"><text:span text:style-name="T1">start</text:span></text:span><text:span text:style-name="T1">, up to a (not inclusive) given </text:span><text:span text:style-name="Emphasis"><text:span text:style-name="T1">end</text:span></text:span><text:span text:style-name="T1">.</text:span></text:p>
      <text:p text:style-name="P2"><text:span text:style-name="T1">The </text:span><text:span text:style-name="Source_20_Text"><text:span text:style-name="T24">slice()</text:span></text:span><text:span text:style-name="T1"> method does not change the original array.</text:span></text:p>
      <text:p text:style-name="Horizontal_20_Line"/>
      <text:h text:style-name="P10" text:outline-level="2">Syntax</text:h>
      <text:p text:style-name="P14"><text:span text:style-name="T17">array</text:span><text:span text:style-name="T19">.slice(</text:span><text:span text:style-name="Emphasis"><text:span text:style-name="T19">start</text:span></text:span><text:span text:style-name="T19">,</text:span><text:span text:style-name="Emphasis"><text:span text:style-name="T19"> end</text:span></text:span><text:span text:style-name="T19">)</text:span></text:p>
      <text:h text:style-name="P10" text:outline-level="2">Parameters</text:h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office:value-type="string">
            <text:p text:style-name="P33">Parameter</text:p>
          </table:table-cell>
          <table:table-cell table:style-name="Table35.A1" office:value-type="string">
            <text:p text:style-name="P33">Description</text:p>
          </table:table-cell>
        </table:table-row>
        <table:table-row table:style-name="Table35.2">
          <table:table-cell table:style-name="Table35.A1" office:value-type="string">
            <text:p text:style-name="P33"><text:span text:style-name="Emphasis">start</text:span></text:p>
          </table:table-cell>
          <table:table-cell table:style-name="Table35.A1" office:value-type="string">
            <text:p text:style-name="P33">Optional.<text:line-break/>Start position. Default is 0.<text:line-break/>Negative numbers select from the end of the array.</text:p>
          </table:table-cell>
        </table:table-row>
        <table:table-row table:style-name="Table35.1">
          <table:table-cell table:style-name="Table35.A1" office:value-type="string">
            <text:p text:style-name="P33"><text:span text:style-name="Emphasis">end</text:span></text:p>
          </table:table-cell>
          <table:table-cell table:style-name="Table35.A1" office:value-type="string">
            <text:p text:style-name="P33">Optional.<text:line-break/>End position. Default is last element.<text:line-break/>Negative numbers select from the end of the array.</text:p>
          </table:table-cell>
        </table:table-row>
      </table:table>
      <text:h text:style-name="P10" text:outline-level="2">Return Value</text:h>
      <table:table table:name="Table36" table:style-name="Table36">
        <table:table-column table:style-name="Table36.A"/>
        <table:table-row table:style-name="TableLine94672144086048">
          <table:table-cell table:style-name="Table36.A1" office:value-type="string">
            <text:p text:style-name="P33">A new array containing the selected elements.</text:p>
          </table:table-cell>
        </table:table-row>
      </table:table>
      <text:p text:style-name="P73"><text:span text:style-name="T38">const</text:span> <text:span text:style-name="T43">fruits</text:span> = [<text:span text:style-name="T47">"Banana"</text:span>, <text:span text:style-name="T47">"Orange"</text:span>, <text:span text:style-name="T47">"Lemon"</text:span>, <text:span text:style-name="T47">"Apple"</text:span>, <text:span text:style-name="T47">"Mango"</text:span>];</text:p>
      <text:p text:style-name="P18"><text:span text:style-name="T38">const</text:span> <text:span text:style-name="T43">citrus</text:span> = <text:span text:style-name="T43">fruits</text:span>.<text:span text:style-name="T50">slice</text:span>(<text:span text:style-name="T58">1</text:span>, <text:span text:style-name="T58">3</text:span>);</text:p>
      <text:p text:style-name="P18"><text:span text:style-name="T38">const</text:span> <text:span text:style-name="T43">citrus2</text:span> = <text:span text:style-name="T43">fruits</text:span>.<text:span text:style-name="T50">slice</text:span>(<text:span text:style-name="T58">1</text:span>, <text:span text:style-name="T58">5</text:span>);</text:p>
      <text:p text:style-name="P18"><text:span text:style-name="T52">console</text:span>.<text:span text:style-name="T50">log</text:span>(<text:span text:style-name="T43">citrus</text:span>);</text:p>
      <text:p text:style-name="P18"><text:span text:style-name="T52">console</text:span>.<text:span text:style-name="T50">log</text:span>(<text:span text:style-name="T43">citrus2</text:span>);</text:p>
      <text:p text:style-name="P18">[ 'Orange', 'Lemon' ]</text:p>
      <text:p text:style-name="P18">[ 'Orange', 'Lemon', 'Apple', 'Mango' ]</text:p>
      <text:p text:style-name="P112"/>
      <text:p text:style-name="P113"><text:span text:style-name="T91">26.</text:span><text:span text:style-name="T1">The </text:span><text:span text:style-name="Source_20_Text"><text:span text:style-name="T24">some()</text:span></text:span><text:span text:style-name="T1"> method checks if any array elements pass a test (provided as a callback function).</text:span></text:p>
      <text:p text:style-name="P2"><text:span text:style-name="T1">The </text:span><text:span text:style-name="Source_20_Text"><text:span text:style-name="T24">some()</text:span></text:span><text:span text:style-name="T1"> method executes the callback function once for each array element.</text:span></text:p>
      <text:p text:style-name="P2"><text:span text:style-name="T1">The </text:span><text:span text:style-name="Source_20_Text"><text:span text:style-name="T24">some()</text:span></text:span><text:span text:style-name="T1"> method returns </text:span><text:span text:style-name="Source_20_Text"><text:span text:style-name="T24">true</text:span></text:span><text:span text:style-name="T1"> (and stops) if the function returns </text:span><text:span text:style-name="Source_20_Text"><text:span text:style-name="T24">true</text:span></text:span><text:span text:style-name="T1"> for one of the array elements.</text:span></text:p>
      <text:p text:style-name="P2"><text:span text:style-name="T1">The </text:span><text:span text:style-name="Source_20_Text"><text:span text:style-name="T24">some()</text:span></text:span><text:span text:style-name="T1"> method returns </text:span><text:span text:style-name="Source_20_Text"><text:span text:style-name="T24">false</text:span></text:span><text:span text:style-name="T1"> if the function returns </text:span><text:span text:style-name="Source_20_Text"><text:span text:style-name="T24">false</text:span></text:span><text:span text:style-name="T1"> for all of the array elements.</text:span></text:p>
      <text:p text:style-name="P2"><text:span text:style-name="T1">The </text:span><text:span text:style-name="Source_20_Text"><text:span text:style-name="T24">some()</text:span></text:span><text:span text:style-name="T1"> method does not execute the function for empty array elements.</text:span></text:p>
      <text:p text:style-name="P2"><text:soft-page-break/><text:span text:style-name="T1">The </text:span><text:span text:style-name="Source_20_Text"><text:span text:style-name="T24">some()</text:span></text:span><text:span text:style-name="T1"> method does not change the original array.</text:span></text:p>
      <text:p text:style-name="Horizontal_20_Line"/>
      <text:h text:style-name="P10" text:outline-level="2">Syntax</text:h>
      <text:p text:style-name="P14"><text:span text:style-name="T17">array</text:span><text:span text:style-name="T19">.some(</text:span><text:span text:style-name="Emphasis"><text:span text:style-name="T19">function(value, index, arr), this</text:span></text:span><text:span text:style-name="T19">)</text:span></text:p>
      <text:h text:style-name="P10" text:outline-level="2">Parameters</text:h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p text:style-name="P33">Parameter</text:p>
          </table:table-cell>
          <table:table-cell table:style-name="Table37.A1" office:value-type="string">
            <text:p text:style-name="P33">Description</text:p>
          </table:table-cell>
        </table:table-row>
        <table:table-row table:style-name="Table37.2">
          <table:table-cell table:style-name="Table37.A1" office:value-type="string">
            <text:p text:style-name="P33"><text:span text:style-name="Emphasis">function</text:span></text:p>
          </table:table-cell>
          <table:table-cell table:style-name="Table37.A1" office:value-type="string">
            <text:p text:style-name="P33">Required.<text:line-break/>A function to run for each array element.</text:p>
          </table:table-cell>
        </table:table-row>
        <table:table-row table:style-name="Table37.1">
          <table:table-cell table:style-name="Table37.A1" table:number-columns-spanned="2" office:value-type="string">
            <text:p text:style-name="P33">Function parameters:</text:p>
            <table:table table:name="Table38" table:style-name="Table38">
              <table:table-column table:style-name="Table38.A"/>
              <table:table-column table:style-name="Table38.B"/>
              <table:table-row table:style-name="Table38.1">
                <table:table-cell table:style-name="Table38.A1" office:value-type="string">
                  <text:p text:style-name="P33"><text:span text:style-name="Emphasis">value</text:span></text:p>
                </table:table-cell>
                <table:table-cell table:style-name="Table38.A1" office:value-type="string">
                  <text:p text:style-name="P33">Required.<text:line-break/>The value of the current element.</text:p>
                </table:table-cell>
              </table:table-row>
              <table:table-row table:style-name="Table38.2">
                <table:table-cell table:style-name="Table38.A1" office:value-type="string">
                  <text:p text:style-name="P33"><text:span text:style-name="Emphasis">index</text:span></text:p>
                </table:table-cell>
                <table:table-cell table:style-name="Table38.A1" office:value-type="string">
                  <text:p text:style-name="P33">Optional.<text:line-break/>The index of the current element.</text:p>
                </table:table-cell>
              </table:table-row>
              <table:table-row table:style-name="Table38.1">
                <table:table-cell table:style-name="Table38.A1" office:value-type="string">
                  <text:p text:style-name="P33"><text:span text:style-name="Emphasis">arr</text:span></text:p>
                </table:table-cell>
                <table:table-cell table:style-name="Table38.A1" office:value-type="string">
                  <text:p text:style-name="P33">Optional.<text:line-break/>The array the current element belongs to.</text:p>
                </table:table-cell>
              </table:table-row>
            </table:table>
            <text:p text:style-name="P34"/>
          </table:table-cell>
          <table:covered-table-cell/>
        </table:table-row>
        <table:table-row table:style-name="Table37.2">
          <table:table-cell table:style-name="Table37.A1" office:value-type="string">
            <text:p text:style-name="P33"><text:span text:style-name="Emphasis">this</text:span></text:p>
          </table:table-cell>
          <table:table-cell table:style-name="Table37.A1" office:value-type="string">
            <text:p text:style-name="P33">Optional. Default undefined.<text:line-break/>A value passed to the function to be used as its "this" value.</text:p>
          </table:table-cell>
        </table:table-row>
      </table:table>
      <text:h text:style-name="P10" text:outline-level="2">Return Value</text:h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p text:style-name="P33">Type</text:p>
          </table:table-cell>
          <table:table-cell table:style-name="Table39.A1" office:value-type="string">
            <text:p text:style-name="P33">Description</text:p>
          </table:table-cell>
        </table:table-row>
        <table:table-row table:style-name="Table39.2">
          <table:table-cell table:style-name="Table39.A1" office:value-type="string">
            <text:p text:style-name="P33">A boolean</text:p>
          </table:table-cell>
          <table:table-cell table:style-name="Table39.A1" office:value-type="string">
            <text:p text:style-name="P33"><text:span text:style-name="Source_20_Text"><text:span text:style-name="T72">true</text:span></text:span> if any of the aray elements pass the test, otherwise <text:span text:style-name="Source_20_Text"><text:span text:style-name="T72">false</text:span></text:span>.</text:p>
          </table:table-cell>
        </table:table-row>
      </table:table>
      <text:p text:style-name="Horizontal_20_Line"/>
      <text:p text:style-name="P18"><text:span text:style-name="T38">const</text:span> <text:span text:style-name="T43">ages</text:span> = [<text:span text:style-name="T58">3</text:span>, <text:span text:style-name="T58">10</text:span>, <text:span text:style-name="T58">18</text:span>, <text:span text:style-name="T58">20</text:span>];</text:p>
      <text:p text:style-name="P18"><text:span text:style-name="T52">console</text:span>.<text:span text:style-name="T50">log</text:span>(<text:span text:style-name="T43">ages</text:span>.<text:span text:style-name="T50">some</text:span>(<text:span text:style-name="T50">checkAdult</text:span>));</text:p>
      <text:p text:style-name="P18"><text:span text:style-name="T38">function</text:span> <text:span text:style-name="T50">checkAdult</text:span>(<text:span text:style-name="T52">age</text:span>) {</text:p>
      <text:p text:style-name="P18"><text:span text:style-name="T56">return</text:span> <text:span text:style-name="T52">age</text:span> &gt; <text:span text:style-name="T58">18</text:span>;</text:p>
      <text:p text:style-name="P18">}</text:p>
      <text:p text:style-name="P18"/>
      <text:p text:style-name="P114">Output:- true</text:p>
      <text:p text:style-name="P115"><text:span text:style-name="T92">27. </text:span><text:span text:style-name="T22">Definition and Usage</text:span></text:p>
      <text:p text:style-name="P2"><text:span text:style-name="T1">The </text:span><text:span text:style-name="Source_20_Text"><text:span text:style-name="T24">sort()</text:span></text:span><text:span text:style-name="T1"> sorts the elements of an array.</text:span></text:p>
      <text:p text:style-name="P2"><text:span text:style-name="T1">The </text:span><text:span text:style-name="Source_20_Text"><text:span text:style-name="T24">sort()</text:span></text:span><text:span text:style-name="T1"> overwrites the original array.</text:span></text:p>
      <text:p text:style-name="P2"><text:span text:style-name="T1">The </text:span><text:span text:style-name="Source_20_Text"><text:span text:style-name="T24">sort()</text:span></text:span><text:span text:style-name="T1"> sorts the elements as strings in alphabetical and ascending order.</text:span></text:p>
      <text:h text:style-name="P12" text:outline-level="2">See Also:</text:h>
      <text:p text:style-name="P57"><text:a xlink:type="simple" xlink:href="https://www.w3schools.com/jsref/jsref_reverse.asp" text:style-name="Internet_20_link" text:visited-style-name="Visited_20_Internet_20_Link"><text:span text:style-name="T9">The Array reverse() Method</text:span></text:a></text:p>
      <text:h text:style-name="P12" text:outline-level="2"><text:soft-page-break/>Sort Compare Function</text:h>
      <text:p text:style-name="P59">Sorting alphabetically works well for strings ("Apple" comes before "Banana").</text:p>
      <text:p text:style-name="P59">But, sorting numbers can produce incorrect results.</text:p>
      <text:p text:style-name="P59">"25" is bigger than "100", because "2" is bigger than "1".</text:p>
      <text:p text:style-name="P59">You can fix this by providing a "compare function" (See examples below).</text:p>
      <text:p text:style-name="Horizontal_20_Line"/>
      <text:h text:style-name="P10" text:outline-level="2">Syntax</text:h>
      <text:p text:style-name="P14"><text:span text:style-name="T17">array</text:span><text:span text:style-name="T19">.sort(</text:span><text:span text:style-name="Emphasis"><text:span text:style-name="T19">compareFunction</text:span></text:span><text:span text:style-name="T19">)</text:span></text:p>
      <text:h text:style-name="P10" text:outline-level="2">Parameters</text:h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office:value-type="string">
            <text:p text:style-name="P33">Parameter</text:p>
          </table:table-cell>
          <table:table-cell table:style-name="Table40.A1" office:value-type="string">
            <text:p text:style-name="P33">Description</text:p>
          </table:table-cell>
        </table:table-row>
        <table:table-row table:style-name="Table40.2">
          <table:table-cell table:style-name="Table40.A1" office:value-type="string">
            <text:p text:style-name="P33"><text:span text:style-name="Emphasis">compareFunction</text:span></text:p>
          </table:table-cell>
          <table:table-cell table:style-name="Table40.A1" office:value-type="string">
            <text:p text:style-name="P85">Optional.<text:line-break/>A function that defines a sort order. The function should return a negative, zero, or positive value, depending on the arguments:</text:p>
            <text:list xml:id="list4150145702" text:style-name="L2">
              <text:list-item>
                <text:p text:style-name="P86">function(a, b){return a-b}</text:p>
              </text:list-item>
            </text:list>
            <text:p text:style-name="P84">When sort() compares two values, it sends the values to the compare function, and sorts the values according to the returned (negative, zero, positive) value.</text:p>
            <text:p text:style-name="P85"><text:span text:style-name="Strong_20_Emphasis"><text:span text:style-name="T69">Example:</text:span></text:span></text:p>
            <text:p text:style-name="P84">The sort function will sort 40 as a value lower than 100.</text:p>
            <text:p text:style-name="P84">When comparing 40 and 100, sort() calls the function(40,100).</text:p>
            <text:p text:style-name="P84">The function calculates 40-100, and returns -60 (a negative value).</text:p>
          </table:table-cell>
        </table:table-row>
      </table:table>
      <text:h text:style-name="P10" text:outline-level="2">Return Value</text:h>
      <table:table table:name="Table41" table:style-name="Table41">
        <table:table-column table:style-name="Table41.A"/>
        <table:table-row table:style-name="TableLine94672049441280">
          <table:table-cell table:style-name="Table41.A1" office:value-type="string">
            <text:p text:style-name="P33">The array with the items sorted.</text:p>
          </table:table-cell>
        </table:table-row>
      </table:table>
      <text:p text:style-name="P74"><text:span text:style-name="T38">const</text:span> <text:span text:style-name="T43">fruits</text:span> = [<text:span text:style-name="T47">"Banana"</text:span>, <text:span text:style-name="T47">"Orange"</text:span>, <text:span text:style-name="T47">"Apple"</text:span>, <text:span text:style-name="T47">"Mango"</text:span>];</text:p>
      <text:p text:style-name="P18"><text:soft-page-break/><text:span text:style-name="T52">console</text:span>.<text:span text:style-name="T50">log</text:span>(<text:span text:style-name="T43">fruits</text:span>.<text:span text:style-name="T50">sort</text:span>());</text:p>
      <text:p text:style-name="P18"><text:span text:style-name="T52">console</text:span>.<text:span text:style-name="T50">log</text:span>(<text:span text:style-name="T43">fruits</text:span>.<text:span text:style-name="T50">reverse</text:span>());</text:p>
      <text:p text:style-name="P18"/>
      <text:p text:style-name="P115">[ 'Apple', 'Banana', 'Mango', 'Orange' ]</text:p>
      <text:p text:style-name="P115">[ 'Orange', 'Mango', 'Banana', 'Apple' ]</text:p>
      <text:p text:style-name="P115"><text:span text:style-name="T93">28.</text:span><text:span text:style-name="T22">Definition and Usage</text:span></text:p>
      <text:p text:style-name="P2"><text:span text:style-name="T1">The </text:span><text:span text:style-name="Source_20_Text"><text:span text:style-name="T24">splice()</text:span></text:span><text:span text:style-name="T1"> method adds and/or removes array elements.</text:span></text:p>
      <text:p text:style-name="P2"><text:span text:style-name="T1">The </text:span><text:span text:style-name="Source_20_Text"><text:span text:style-name="T24">splice()</text:span></text:span><text:span text:style-name="T1"> method overwrites the original array.</text:span></text:p>
      <text:p text:style-name="Horizontal_20_Line"/>
      <text:h text:style-name="P10" text:outline-level="2">Syntax</text:h>
      <text:p text:style-name="P14"><text:span text:style-name="T17">array</text:span><text:span text:style-name="T19">.splice(</text:span><text:span text:style-name="Emphasis"><text:span text:style-name="T19">index</text:span></text:span><text:span text:style-name="T19">,</text:span><text:span text:style-name="Emphasis"><text:span text:style-name="T19"> howmany</text:span></text:span><text:span text:style-name="T19">,</text:span><text:span text:style-name="Emphasis"><text:span text:style-name="T19"> item1</text:span></text:span><text:span text:style-name="T19">, .....,</text:span><text:span text:style-name="Emphasis"><text:span text:style-name="T19"> itemX</text:span></text:span><text:span text:style-name="T19">)</text:span></text:p>
      <text:h text:style-name="P10" text:outline-level="2">Parameters</text:h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office:value-type="string">
            <text:p text:style-name="P33">Parameter</text:p>
          </table:table-cell>
          <table:table-cell table:style-name="Table42.A1" office:value-type="string">
            <text:p text:style-name="P33">Description</text:p>
          </table:table-cell>
        </table:table-row>
        <table:table-row table:style-name="Table42.2">
          <table:table-cell table:style-name="Table42.A1" office:value-type="string">
            <text:p text:style-name="P33"><text:span text:style-name="Emphasis">index</text:span></text:p>
          </table:table-cell>
          <table:table-cell table:style-name="Table42.A1" office:value-type="string">
            <text:p text:style-name="P33">Required.<text:line-break/>The position to add/remove items.<text:line-break/>Negative value defines the position from the end of the array.</text:p>
          </table:table-cell>
        </table:table-row>
        <table:table-row table:style-name="Table42.1">
          <table:table-cell table:style-name="Table42.A1" office:value-type="string">
            <text:p text:style-name="P33"><text:span text:style-name="Emphasis">howmany</text:span></text:p>
          </table:table-cell>
          <table:table-cell table:style-name="Table42.A1" office:value-type="string">
            <text:p text:style-name="P33">Optional.<text:line-break/>Number of items to be removed.</text:p>
          </table:table-cell>
        </table:table-row>
        <table:table-row table:style-name="Table42.2">
          <table:table-cell table:style-name="Table42.A1" office:value-type="string">
            <text:p text:style-name="P33"><text:span text:style-name="Emphasis">item1</text:span>, ..., <text:span text:style-name="Emphasis">itemX</text:span></text:p>
          </table:table-cell>
          <table:table-cell table:style-name="Table42.A1" office:value-type="string">
            <text:p text:style-name="P33">Optional.<text:line-break/>New elements(s) to be added.</text:p>
          </table:table-cell>
        </table:table-row>
      </table:table>
      <text:h text:style-name="P10" text:outline-level="2">Return Value</text:h>
      <table:table table:name="Table43" table:style-name="Table43">
        <table:table-column table:style-name="Table43.A"/>
        <table:table-row table:style-name="TableLine94672126293072">
          <table:table-cell table:style-name="Table43.A1" office:value-type="string">
            <text:p text:style-name="P33">An array containing the removed items (if any).</text:p>
          </table:table-cell>
        </table:table-row>
      </table:table>
      <text:p text:style-name="P115">[]</text:p>
      <text:p text:style-name="P115">[ 'Banana', 'Orange', 'Lemon', 'Kiwi', 'Apple', 'Mango' ]</text:p>
      <text:p text:style-name="P115">[ 'Lemon', 'Kiwi' ]</text:p>
      <text:p text:style-name="P115"><text:span text:style-name="T93">29.</text:span><text:span text:style-name="T22">Definition and Usage</text:span></text:p>
      <text:p text:style-name="P2"><text:span text:style-name="T1">The </text:span><text:span text:style-name="Source_20_Text"><text:span text:style-name="T24">toString()</text:span></text:span><text:span text:style-name="T1"> method returns a string with array values separated by commas.</text:span></text:p>
      <text:p text:style-name="P2"><text:span text:style-name="T1">The </text:span><text:span text:style-name="Source_20_Text"><text:span text:style-name="T24">toString()</text:span></text:span><text:span text:style-name="T1"> method does not change the original array.</text:span></text:p>
      <text:h text:style-name="P12" text:outline-level="2">Note</text:h>
      <text:p text:style-name="P57"><text:span text:style-name="T6">Every JavaScript object has a </text:span><text:span text:style-name="Source_20_Text"><text:span text:style-name="T28">toString()</text:span></text:span><text:span text:style-name="T6"> method.</text:span></text:p>
      <text:p text:style-name="P57"><text:soft-page-break/><text:span text:style-name="T6">The </text:span><text:span text:style-name="Source_20_Text"><text:span text:style-name="T28">toString()</text:span></text:span><text:span text:style-name="T6"> method is used internally by JavaScript when an object needs to be displayed as a text (like in HTML), or when an object needs to be used as a string.</text:span></text:p>
      <text:p text:style-name="P59">Normally, you will not use it in your own code.</text:p>
      <text:p text:style-name="Horizontal_20_Line"/>
      <text:h text:style-name="P10" text:outline-level="2">Syntax</text:h>
      <text:p text:style-name="P16"><text:span text:style-name="T73">array</text:span>.toString()</text:p>
      <text:h text:style-name="P10" text:outline-level="2">Parameters</text:h>
      <table:table table:name="Table44" table:style-name="Table44">
        <table:table-column table:style-name="Table44.A"/>
        <table:table-row table:style-name="TableLine94672049147040">
          <table:table-cell table:style-name="Table44.A1" office:value-type="string">
            <text:p text:style-name="P33">NONE</text:p>
          </table:table-cell>
        </table:table-row>
      </table:table>
      <text:h text:style-name="P10" text:outline-level="2">Return Value</text:h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33">Type</text:p>
          </table:table-cell>
          <table:table-cell table:style-name="Table45.A1" office:value-type="string">
            <text:p text:style-name="P33">Description</text:p>
          </table:table-cell>
        </table:table-row>
        <table:table-row table:style-name="Table45.2">
          <table:table-cell table:style-name="Table45.A1" office:value-type="string">
            <text:p text:style-name="P33">A string</text:p>
          </table:table-cell>
          <table:table-cell table:style-name="Table45.A1" office:value-type="string">
            <text:p text:style-name="P33">The array values separated by commas.</text:p>
          </table:table-cell>
        </table:table-row>
      </table:table>
      <text:p text:style-name="Horizontal_20_Line"/>
      <text:p text:style-name="P18"><text:span text:style-name="T38">const</text:span> <text:span text:style-name="T43">fruits</text:span> = [<text:span text:style-name="T47">"Banana"</text:span>, <text:span text:style-name="T47">"Orange"</text:span>, <text:span text:style-name="T47">"Apple"</text:span>, <text:span text:style-name="T47">"Mango"</text:span>];</text:p>
      <text:p text:style-name="P18"><text:span text:style-name="T38">let</text:span> <text:span text:style-name="T52">text</text:span> = <text:span text:style-name="T43">fruits</text:span>.<text:span text:style-name="T50">toString</text:span>();</text:p>
      <text:p text:style-name="P18"><text:span text:style-name="T52">console</text:span>.<text:span text:style-name="T50">group</text:span>(<text:span text:style-name="T52">text</text:span>);</text:p>
      <text:p text:style-name="P18"/>
      <text:p text:style-name="Text_20_body">Banana,Orange,Apple,Mango</text:p>
      <text:p text:style-name="P115"><text:span text:style-name="T93">30.</text:span><text:span text:style-name="T1">The </text:span><text:span text:style-name="Source_20_Text"><text:span text:style-name="T24">unshift()</text:span></text:span><text:span text:style-name="T1"> method adds new elements to </text:span><text:span text:style-name="T14">the beginning</text:span><text:span text:style-name="T1"> of an array.</text:span></text:p>
      <text:p text:style-name="P97"><text:span text:style-name="T1">The </text:span><text:span text:style-name="Source_20_Text"><text:span text:style-name="T24">unshift()</text:span></text:span><text:span text:style-name="T1"> method overwrites the original array.</text:span></text:p>
      <text:p text:style-name="P97"><text:span text:style-name="T22">Syntax</text:span></text:p>
      <text:p text:style-name="P14"><text:span text:style-name="T17">array</text:span><text:span text:style-name="T19">.unshift(</text:span><text:span text:style-name="Emphasis"><text:span text:style-name="T19">item1</text:span></text:span><text:span text:style-name="T19">,</text:span><text:span text:style-name="Emphasis"><text:span text:style-name="T19"> item2</text:span></text:span><text:span text:style-name="T19">, ..., </text:span><text:span text:style-name="Emphasis"><text:span text:style-name="T19">itemX</text:span></text:span><text:span text:style-name="T19">)</text:span></text:p>
      <text:h text:style-name="P10" text:outline-level="2">Parameters</text:h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office:value-type="string">
            <text:p text:style-name="P33">Type</text:p>
          </table:table-cell>
          <table:table-cell table:style-name="Table46.A1" office:value-type="string">
            <text:p text:style-name="P33">Description</text:p>
          </table:table-cell>
        </table:table-row>
        <table:table-row table:style-name="Table46.2">
          <table:table-cell table:style-name="Table46.A1" office:value-type="string">
            <text:p text:style-name="P33"><text:span text:style-name="Emphasis">item1</text:span><text:line-break/><text:span text:style-name="Emphasis">item2</text:span><text:line-break/>..<text:line-break/><text:span text:style-name="Emphasis">itemX</text:span></text:p>
          </table:table-cell>
          <table:table-cell table:style-name="Table46.A1" office:value-type="string">
            <text:p text:style-name="P33">The item(s) to add to the array.<text:line-break/>Minimum one item is required.</text:p>
          </table:table-cell>
        </table:table-row>
      </table:table>
      <text:h text:style-name="P10" text:outline-level="2"><text:soft-page-break/>Return Value</text:h>
      <table:table table:name="Table47" table:style-name="Table47">
        <table:table-column table:style-name="Table47.A"/>
        <table:table-column table:style-name="Table47.B"/>
        <table:table-row table:style-name="Table47.1">
          <table:table-cell table:style-name="Table47.A1" office:value-type="string">
            <text:p text:style-name="P33">Type</text:p>
          </table:table-cell>
          <table:table-cell table:style-name="Table47.A1" office:value-type="string">
            <text:p text:style-name="P33">Description</text:p>
          </table:table-cell>
        </table:table-row>
        <table:table-row table:style-name="Table47.2">
          <table:table-cell table:style-name="Table47.A1" office:value-type="string">
            <text:p text:style-name="P33">A number</text:p>
          </table:table-cell>
          <table:table-cell table:style-name="Table47.A1" office:value-type="string">
            <text:p text:style-name="P33">The new length of the array.</text:p>
          </table:table-cell>
        </table:table-row>
      </table:table>
      <text:p text:style-name="P74"><text:span text:style-name="T38">const</text:span> <text:span text:style-name="T43">fruits</text:span> = [<text:span text:style-name="T47">"Banana"</text:span>, <text:span text:style-name="T47">"Orange"</text:span>, <text:span text:style-name="T47">"Apple"</text:span>, <text:span text:style-name="T47">"Mango"</text:span>];</text:p>
      <text:p text:style-name="P18"><text:span text:style-name="T43">fruits</text:span>.<text:span text:style-name="T50">unshift</text:span>(<text:span text:style-name="T47">"Lemon"</text:span>, <text:span text:style-name="T47">"Pineapple"</text:span>);</text:p>
      <text:p text:style-name="P18"><text:span text:style-name="T52">console</text:span>.<text:span text:style-name="T50">log</text:span>(<text:span text:style-name="T43">fruits</text:span>);</text:p>
      <text:p text:style-name="P18"/>
      <text:p text:style-name="P115">[ 'Lemon', 'Pineapple', 'Banana', 'Orange', 'Apple', 'Mango' ]</text:p>
      <text:p text:style-name="P116"><text:span text:style-name="T93">31. </text:span><text:span text:style-name="T22">Definition and Usage</text:span></text:p>
      <text:p text:style-name="P2"><text:span text:style-name="T1">The </text:span><text:span text:style-name="Source_20_Text"><text:span text:style-name="T24">valueOf()</text:span></text:span><text:span text:style-name="T1"> method returns the array itself.</text:span></text:p>
      <text:p text:style-name="P2"><text:span text:style-name="T1">The </text:span><text:span text:style-name="Source_20_Text"><text:span text:style-name="T24">valueOf()</text:span></text:span><text:span text:style-name="T1"> method does not change the original array.</text:span></text:p>
      <text:p text:style-name="P2"><text:span text:style-name="Source_20_Text"><text:span text:style-name="T24">fruits.valueOf()</text:span></text:span><text:span text:style-name="T1"> returns the same as </text:span><text:span text:style-name="Source_20_Text"><text:span text:style-name="T24">fruits</text:span></text:span><text:span text:style-name="T1">.</text:span></text:p>
      <text:p text:style-name="Horizontal_20_Line"/>
      <text:h text:style-name="P10" text:outline-level="2">Syntax</text:h>
      <text:p text:style-name="P16"><text:span text:style-name="T73">array</text:span>.valueOf()</text:p>
      <text:h text:style-name="P10" text:outline-level="2">Parameters</text:h>
      <table:table table:name="Table48" table:style-name="Table48">
        <table:table-column table:style-name="Table48.A"/>
        <table:table-row table:style-name="TableLine94672101774032">
          <table:table-cell table:style-name="Table48.A1" office:value-type="string">
            <text:p text:style-name="P33">NONE</text:p>
          </table:table-cell>
        </table:table-row>
      </table:table>
      <text:h text:style-name="P10" text:outline-level="2">Return Value</text:h>
      <table:table table:name="Table49" table:style-name="Table49">
        <table:table-column table:style-name="Table49.A"/>
        <table:table-column table:style-name="Table49.B"/>
        <table:table-row table:style-name="Table49.1">
          <table:table-cell table:style-name="Table49.A1" office:value-type="string">
            <text:p text:style-name="P33">Type</text:p>
          </table:table-cell>
          <table:table-cell table:style-name="Table49.A1" office:value-type="string">
            <text:p text:style-name="P33">Description</text:p>
          </table:table-cell>
        </table:table-row>
        <table:table-row table:style-name="Table49.2">
          <table:table-cell table:style-name="Table49.A1" office:value-type="string">
            <text:p text:style-name="P33">An array</text:p>
          </table:table-cell>
          <table:table-cell table:style-name="Table49.A1" office:value-type="string">
            <text:p text:style-name="P33">The <text:span text:style-name="Source_20_Text"><text:span text:style-name="T72">valueOf()</text:span></text:span> method returns itself!</text:p>
          </table:table-cell>
        </table:table-row>
      </table:table>
      <text:p text:style-name="P75"><text:span text:style-name="T38">const</text:span> <text:span text:style-name="T43">fruits</text:span> = [<text:span text:style-name="T47">"Banana"</text:span>, <text:span text:style-name="T47">"Orange"</text:span>, <text:span text:style-name="T47">"Apple"</text:span>, <text:span text:style-name="T47">"Mango"</text:span>];</text:p>
      <text:p text:style-name="P18"><text:span text:style-name="T38">const</text:span> <text:span text:style-name="T43">myArray</text:span> = <text:span text:style-name="T43">fruits</text:span>.<text:span text:style-name="T50">valueOf</text:span>();</text:p>
      <text:p text:style-name="P18"><text:span text:style-name="T52">console</text:span>.<text:span text:style-name="T50">log</text:span>(<text:span text:style-name="T43">myArray</text:span>);</text:p>
      <text:p text:style-name="P18"/>
      <text:p text:style-name="P116">[ 'Banana', 'Orange', 'Apple', 'Mango' ]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enlo, 'courier new', monospace"/>
    <style:font-face style:name="Droid Sans Mono" svg:font-family="'Droid Sans Mono', monospace, monospace"/>
    <style:font-face style:name="Lohit Devanagari1" svg:font-family="'Lohit Devanagari'"/>
    <style:font-face style:name="Segoe UI" svg:font-family="'Segoe UI', Arial, sans-serif"/>
    <style:font-face style:name="Verdana" svg:font-family="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3T19:31:23.675697093</meta:creation-date>
    <dc:date>2023-02-25T23:05:55.302438324</dc:date>
    <meta:editing-duration>PT14H53M49S</meta:editing-duration>
    <meta:editing-cycles>80</meta:editing-cycles>
    <meta:generator>LibreOffice/6.4.7.2$Linux_X86_64 LibreOffice_project/40$Build-2</meta:generator>
    <meta:document-statistic meta:table-count="49" meta:image-count="0" meta:object-count="0" meta:page-count="25" meta:paragraph-count="770" meta:word-count="3782" meta:character-count="24578" meta:non-whitespace-character-count="21565"/>
  </office:meta>
</office:document-meta>
</file>